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3.1307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7.6547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0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1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2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12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item.A1"/>
    </style:style>
    <style:style style:name="ce33" style:family="table-cell" style:parent-style-name="Default" style:data-style-name="N37"/>
    <style:style style:name="ce15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3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3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37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38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47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item.A1"/>
    </style:style>
    <style:style style:name="ce48" style:family="table-cell" style:parent-style-name="Default" style:data-style-name="N37"/>
    <style:style style:name="ce49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50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4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55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36"/>
        <table:table-column table:style-name="co1" table:number-columns-repeated="6" table:default-cell-style-name="ce40"/>
        <table:table-column table:style-name="co2" table:default-cell-style-name="ce40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number-columns-repeated="1013" table:default-cell-style-name="ce43"/>
        <table:table-row table:style-name="ro1">
          <table:table-cell table:style-name="ce35" office:value-type="string" calcext:value-type="string">
            <text:p>file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sex</text:p>
          </table:table-cell>
          <table:table-cell table:style-name="ce39" office:value-type="string" calcext:value-type="string">
            <text:p>alignment</text:p>
          </table:table-cell>
          <table:table-cell table:style-name="ce39" office:value-type="string" calcext:value-type="string">
            <text:p>general</text:p>
          </table:table-cell>
          <table:table-cell table:style-name="ce39" office:value-type="string" calcext:value-type="string">
            <text:p>race</text:p>
          </table:table-cell>
          <table:table-cell table:style-name="ce39" office:value-type="string" calcext:value-type="string">
            <text:p>class</text:p>
          </table:table-cell>
          <table:table-cell table:style-name="ce39" office:value-type="string" calcext:value-type="string">
            <text:p>specifics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Notes</text:p>
          </table:table-cell>
          <table:table-cell table:style-name="ce42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as1bear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as2cave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as3polr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barsha1</text:p>
          </table:table-cell>
          <table:table-cell table:number-columns-repeated="4" office:value-type="string" calcext:value-type="string">
            <text:p><text:s/>null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41" office:value-type="float" office:value="115" calcext:value-type="float">
            <text:p>115</text:p>
          </table:table-cell>
          <table:table-cell table:style-name="ce44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barsha2</text:p>
          </table:table-cell>
          <table:table-cell table:number-columns-repeated="4" office:value-type="string" calcext:value-type="string">
            <text:p><text:s/>null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41" office:value-type="float" office:value="116" calcext:value-type="float">
            <text:p>116</text:p>
          </table:table-cell>
          <table:table-cell table:style-name="ce44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barsha3</text:p>
          </table:table-cell>
          <table:table-cell table:number-columns-repeated="4" office:value-type="string" calcext:value-type="string">
            <text:p><text:s/>null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41" office:value-type="float" office:value="115" calcext:value-type="float">
            <text:p>115</text:p>
          </table:table-cell>
          <table:table-cell table:style-name="ce44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bearbel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bearpolr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bergclaw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berserk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Berserk Warri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druidbb</text:p>
          </table:table-cell>
          <table:table-cell table:number-columns-repeated="2" table:style-name="ce41" office:value-type="string" calcext:value-type="string">
            <text:p><text:s/>null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3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druidpb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eepomab</text:p>
          </table:table-cell>
          <table:table-cell table:number-columns-repeated="2" table:style-name="ce41" office:value-type="string" calcext:value-type="string">
            <text:p><text:s/>null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3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frostbit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higharch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hobartf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kubear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mummy</text:p>
          </table:table-cell>
          <table:table-cell table:number-columns-repeated="2" table:style-name="ce41" office:value-type="string" calcext:value-type="string">
            <text:p><text:s/>null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3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orcewbow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rakshasa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rakshinv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rndwyv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tarnel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wyrm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wyvern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yuaewbo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yuchamp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44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4">
          <table:table-cell table:style-name="ce38"/>
          <table:table-cell table:style-name="ce41" table:number-columns-repeated="7"/>
          <table:table-cell table:style-name="ce44"/>
          <table:table-cell table:number-columns-repeated="1015"/>
        </table:table-row>
        <table:table-row table:style-name="ro2" table:number-rows-repeated="32">
          <table:table-cell table:style-name="ce37"/>
          <table:table-cell table:style-name="ce41" table:number-columns-repeated="7"/>
          <table:table-cell table:style-name="ce44"/>
          <table:table-cell table:number-columns-repeated="1015"/>
        </table:table-row>
        <table:table-row table:style-name="ro1" table:number-rows-repeated="16">
          <table:table-cell table:style-name="ce37"/>
          <table:table-cell table:style-name="ce41" table:number-columns-repeated="7"/>
          <table:table-cell table:style-name="ce44"/>
          <table:table-cell table:number-columns-repeated="1015"/>
        </table:table-row>
        <table:table-row table:style-name="ro2" table:number-rows-repeated="40">
          <table:table-cell table:style-name="ce37"/>
          <table:table-cell table:style-name="ce41" table:number-columns-repeated="7"/>
          <table:table-cell table:style-name="ce44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1,  null, 116 =&gt; bar2axe // Wyrm Tribe Warrior" calcext:value-type="string">
            <text:p>bar2axe, <text:s/>null, <text:s/>null, <text:s/>null, 1, 1, <text:s/>null, 116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1,  null, 116 =&gt; bar2hmr // Wyrm Tribe Warrior" calcext:value-type="string">
            <text:p>bar2hmr, <text:s/>null, <text:s/>null, <text:s/>null, 1, 1, <text:s/>null, 116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1,  null, 116 =&gt; bar2swd // Wyrm Tribe Warrior" calcext:value-type="string">
            <text:p>bar2swd, <text:s/>null, <text:s/>null, <text:s/>null, 1, 1, <text:s/>null, 116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1,  null, 115 =&gt; bar3axe // Elk Tribe Warrior" calcext:value-type="string">
            <text:p>bar3axe, <text:s/>null, <text:s/>null, <text:s/>null, 1, 1, <text:s/>null, 115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1,  null, 115 =&gt; bar3mce // Elk Tribe Warrior" calcext:value-type="string">
            <text:p>bar3mce, <text:s/>null, <text:s/>null, <text:s/>null, 1, 1, <text:s/>null, 115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1,  null, 115 =&gt; bar3swd // Elk Tribe Warrior" calcext:value-type="string">
            <text:p>bar3swd, <text:s/>null, <text:s/>null, <text:s/>null, 1, 1, <text:s/>null, 115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rsha1,  null,  null,  null,  null, 1,  null, 115 =&gt; barsha1 // Barbarian Shaman" calcext:value-type="string">
            <text:p>barsha1, <text:s/>null, <text:s/>null, <text:s/>null, <text:s/>null, 1, <text:s/>null, 115 =&gt; barsha1 // Barbarian Shaman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arsha2,  null,  null,  null,  null, 1,  null, 116 =&gt; barsha2 // Barbarian Shaman" calcext:value-type="string">
            <text:p>barsha2, <text:s/>null, <text:s/>null, <text:s/>null, <text:s/>null, 1, <text:s/>null, 116 =&gt; barsha2 // Barbarian Shaman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arsha3,  null,  null,  null,  null, 1,  null, 115 =&gt; barsha3 // Barbarian Shaman" calcext:value-type="string">
            <text:p>barsha3, <text:s/>null, <text:s/>null, <text:s/>null, <text:s/>null, 1, <text:s/>null, 115 =&gt; barsha3 // Barbarian Shama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cywatere,  null,  null, 34, 5,  null,  null, 114 =&gt; cywatere // Water Elemental" calcext:value-type="string">
            <text:p>cywatere, <text:s/>null, <text:s/>null, 34, 5, <text:s/>null, <text:s/>null, 114 =&gt; cywatere // Water Elemental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1, 1,  null,  null, 3, 1,  null, 116 =&gt; dbar1 // Barbarian Warrior" calcext:value-type="string">
            <text:p>dbar1, 1, <text:s/>null, <text:s/>null, 3, 1, <text:s/>null, 116 =&gt; dbar1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2, 1,  null,  null, 3, 1,  null, 116 =&gt; dbar2 // Barbarian Warrior" calcext:value-type="string">
            <text:p>dbar2, 1, <text:s/>null, <text:s/>null, 3, 1, <text:s/>null, 116 =&gt; dbar2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3, 1,  null,  null, 3, 1,  null, 116 =&gt; dbar3 // Barbarian Warrior" calcext:value-type="string">
            <text:p>dbar3, 1, <text:s/>null, <text:s/>null, 3, 1, <text:s/>null, 116 =&gt; dbar3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bar4, 1,  null,  null, 3, 1,  null, 115 =&gt; dbar4 // Barbarian Warrior" calcext:value-type="string">
            <text:p>dbar4, 1, <text:s/>null, <text:s/>null, 3, 1, <text:s/>null, 115 =&gt; dbar4 // Barbarian Warrio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bar5, 1,  null,  null, 3, 1,  null, 115 =&gt; dbar5 // Barbarian Warrior" calcext:value-type="string">
            <text:p>dbar5, 1, <text:s/>null, <text:s/>null, 3, 1, <text:s/>null, 115 =&gt; dbar5 // Barbarian Warrio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bar6, 1,  null,  null, 3, 1,  null, 115 =&gt; dbar6 // Barbarian Warrior" calcext:value-type="string">
            <text:p>dbar6, 1, <text:s/>null, <text:s/>null, 3, 1, <text:s/>null, 115 =&gt; dbar6 // Barbarian Warrior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1a,  null,  null,  null, 1, 1,  null, 117 =&gt; dlbar1a // Bear Tribe Warrior" calcext:value-type="string">
            <text:p>dlbar1a, <text:s/>null, <text:s/>null, <text:s/>null, 1, 1, <text:s/>null, 117 =&gt; dlbar1a // Bear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1m,  null,  null,  null, 1, 1,  null, 117 =&gt; dlbar1m // Bear Tribe Warrior" calcext:value-type="string">
            <text:p>dlbar1m, <text:s/>null, <text:s/>null, <text:s/>null, 1, 1, <text:s/>null, 117 =&gt; dlbar1m // Bear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1s,  null,  null,  null, 1, 1,  null, 117 =&gt; dlbar1s // Bear Tribe Warrior" calcext:value-type="string">
            <text:p>dlbar1s, <text:s/>null, <text:s/>null, <text:s/>null, 1, 1, <text:s/>null, 117 =&gt; dlbar1s // Bear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ar3a,  null,  null,  null, 1, 1,  null, 117 =&gt; dlbar3a // Elk Tribe Warrior" calcext:value-type="string">
            <text:p>dlbar3a, <text:s/>null, <text:s/>null, <text:s/>null, 1, 1, <text:s/>null, 117 =&gt; dlbar3a // Elk Tribe Warrior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ar3m,  null,  null,  null, 1, 1,  null, 117 =&gt; dlbar3m // Elk Tribe Warrior" calcext:value-type="string">
            <text:p>dlbar3m, <text:s/>null, <text:s/>null, <text:s/>null, 1, 1, <text:s/>null, 117 =&gt; dlbar3m // Elk Tribe Warrio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bar3s,  null,  null,  null, 1, 1,  null, 117 =&gt; dlbar3s // Elk Tribe Warrior" calcext:value-type="string">
            <text:p>dlbar3s, <text:s/>null, <text:s/>null, <text:s/>null, 1, 1, <text:s/>null, 117 =&gt; dlbar3s // Elk Tribe Warrior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lwater,  null,  null,  null, 5,  null,  null, 114 =&gt; dlwater // Water Kin Elemental" calcext:value-type="string">
            <text:p>dlwater, <text:s/>null, <text:s/>null, <text:s/>null, 5, <text:s/>null, <text:s/>null, 114 =&gt; dlwater // Water Kin Element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druidwe,  null,  null, 34, 5,  null,  null, 114 =&gt; druidwe // Water Elemental" calcext:value-type="string">
            <text:p>druidwe, <text:s/>null, <text:s/>null, 34, 5, <text:s/>null, <text:s/>null, 114 =&gt; druidwe // Water Elemental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lemwat,  null,  null, 34, 5,  null,  null, 114 =&gt; elemwat // Water Elemental" calcext:value-type="string">
            <text:p>elemwat, <text:s/>null, <text:s/>null, 34, 5, <text:s/>null, <text:s/>null, 114 =&gt; elemwat // Water Elemental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2watr,  null,  null,  null, 5,  null,  null, 114 =&gt; es12watr // Water Elemental" calcext:value-type="string">
            <text:p>es12watr, <text:s/>null, <text:s/>null, <text:s/>null, 5, <text:s/>null, <text:s/>null, 114 =&gt; es12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16watr,  null,  null,  null, 5,  null,  null, 114 =&gt; es16watr // Water Elemental" calcext:value-type="string">
            <text:p>es16watr, <text:s/>null, <text:s/>null, <text:s/>null, 5, <text:s/>null, <text:s/>null, 114 =&gt; es16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0watr,  null,  null,  null, 5,  null,  null, 114 =&gt; es20watr // Water Elemental" calcext:value-type="string">
            <text:p>es20watr, <text:s/>null, <text:s/>null, <text:s/>null, 5, <text:s/>null, <text:s/>null, 114 =&gt; es20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24watr,  null,  null,  null, 5,  null,  null, 114 =&gt; es24watr // Water Elemental" calcext:value-type="string">
            <text:p>es24watr, <text:s/>null, <text:s/>null, <text:s/>null, 5, <text:s/>null, <text:s/>null, 114 =&gt; es24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es8watr,  null,  null, 34, 5,  null,  null, 114 =&gt; es8watr // Water Elemental" calcext:value-type="string">
            <text:p>es8watr, <text:s/>null, <text:s/>null, 34, 5, <text:s/>null, <text:s/>null, 114 =&gt; es8watr // Water Elemental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7];&quot;, &quot;;[$creature.$B617];&quot;, &quot;;[$creature.$C617];&quot;, &quot;;[$creature.$D617];&quot;, &quot;;[$creature.$E617];&quot;, &quot;;[$creature.$F617];&quot;, &quot;;[$creature.$G617];&quot;, &quot;;[$creature.$H617];&quot; =&gt; &quot;;[$creature.$A617];&quot; // &quot;;[$creature.$I617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8];&quot;, &quot;;[$creature.$B618];&quot;, &quot;;[$creature.$C618];&quot;, &quot;;[$creature.$D618];&quot;, &quot;;[$creature.$E618];&quot;, &quot;;[$creature.$F618];&quot;, &quot;;[$creature.$G618];&quot;, &quot;;[$creature.$H618];&quot; =&gt; &quot;;[$creature.$A618];&quot; // &quot;;[$creature.$I618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47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4"/>
        <table:table-column table:style-name="co15" table:default-cell-style-name="ce44"/>
        <table:table-column table:style-name="co5" table:number-columns-repeated="1015" table:default-cell-style-name="ce44"/>
        <table:table-row table:style-name="ro1">
          <table:table-cell table:style-name="ce45" office:value-type="string" calcext:value-type="string">
            <text:p>file</text:p>
          </table:table-cell>
          <table:table-cell table:style-name="ce39" office:value-type="string" calcext:value-type="string">
            <text:p>magical</text:p>
          </table:table-cell>
          <table:table-cell table:style-name="ce39" office:value-type="string" calcext:value-type="string">
            <text:p>enchantment</text:p>
          </table:table-cell>
          <table:table-cell table:style-name="ce39" office:value-type="string" calcext:value-type="string">
            <text:p>weight</text:p>
          </table:table-cell>
          <table:table-cell table:style-name="ce39" office:value-type="string" calcext:value-type="string">
            <text:p>price</text:p>
          </table:table-cell>
          <table:table-cell table:style-name="ce39" office:value-type="string" calcext:value-type="string">
            <text:p>weapon speed</text:p>
          </table:table-cell>
          <table:table-cell table:style-name="ce39" office:value-type="string" calcext:value-type="string">
            <text:p>item typ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Notes</text:p>
          </table:table-cell>
          <table:table-cell table:style-name="ce42" table:number-columns-repeated="1014"/>
          <table:table-cell/>
        </table:table-row>
        <table:table-row table:style-name="ro2">
          <table:table-cell office:value-type="string" calcext:value-type="string">
            <text:p>amauna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maunator's Legac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leb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pple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uri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eath of Aur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xemino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xe of the Minotaur L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Blade of Ba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Love of Black Be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ro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od Ir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ckbow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The Black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oodg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od of the Gloomfro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mposite Long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ort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of Marksmanshi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agle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mes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ssenger of Ss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ub6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m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sl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nic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nicis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isy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is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rt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t of Stunn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rt0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t of Woun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y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Sword of Day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z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z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hda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psel’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ngg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ng of the Gloomfro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l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g2-20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ire giant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rek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Ki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lails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kull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as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llwy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gger of Safe Harb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egole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on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ron golem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2hax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oril's Ax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amison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Jamison’s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hoswd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tored Blade of Aihon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hoswd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nging Blade of Aihon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esssw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resselack’s Sword (unuse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eswr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esselack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ne Kris of Black Ich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v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shan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ky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Lucky Scimit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xbowbm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en Muller’s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il of Ma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rad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Moradin's Brea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m1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rloc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Sword of Myrloch Va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ymdag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ym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acek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acekee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k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uny's Pok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Ic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uinn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Quinn’s Fancy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uo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ost's Staff of the Elemen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dem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demp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lia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lia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mor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bowebu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Bow of Ebulli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eptr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eptre of Tyrann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rat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rated Bon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fl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l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esser 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ow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sswr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staf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inged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dley’s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be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Besieg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fbe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Besieg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orm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orm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via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vian's 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2h0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der’s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ed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il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Err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Zier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m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mbswee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Spark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+3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War Hamm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Phasing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+4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rged Battle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isonous Battle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ttle Axe +2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ttle Axe +3: Fatig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org's Tru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War Hamm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Forged War Hammer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Phasing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mon's Brea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Fire Axe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fected Two Handed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Axe +2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H Axe of Greater Phasing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Axe of Resistance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e's F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hasing Bastard Sword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ming Bastard Sword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2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of Action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3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of Greater Phas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2: Conflagr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cerous Bastard Swo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3: Incinera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1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Dagger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os Dagg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rt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inding Dart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Darts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ferno Darts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ooked 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mmer Flail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st Flail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Flail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cking Flail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nest Halbe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2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Halbe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ig's Re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 Halberd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om Halbe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Forged Halbe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eat Halbe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Defen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3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4a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inforced Heavy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5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peating Heavy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2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+1 Prot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2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2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2 Prot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3c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4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3 Repe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4b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3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5a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4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ming Long Sword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Confus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's Gif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ld Fa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+3: Enforc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Action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haal's Fi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Defen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3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5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peating Light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+2: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Morning Sta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Lesser Phas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the God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Sta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Action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+4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lo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me God's Lesser Promi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Shadows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Short Swo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Health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+4: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1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wless Two Handed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Two Handed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2: Hamme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2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4: Backbi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3: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Two Handed Swo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4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ian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i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cw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d wigh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g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wy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oul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thery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' Withe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ylfin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ylfdene's Tribal Insign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Heavy Cross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3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Accurac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ight Cross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oun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oung Ra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05w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Mace of Weal and W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36dg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ad God's Dream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44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57pj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le Just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a7ch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lan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c8h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's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d5wo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d of Heav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e6p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g's Ey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h8gk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Kil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m5mh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sery's Heral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n6gc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ktok's Chop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s6sc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vil Spider Crusher of Do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u6c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xe of Caged Soul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z6bc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necleaver</text:p>
          </table:table-cell>
          <table:table-cell table:number-columns-repeated="1016"/>
        </table:table-row>
        <table:table-row table:style-name="ro2" table:number-rows-repeated="104832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table:table-column table:style-name="co16" table:default-cell-style-name="Default"/>
        <table:table-row table:style-name="ro3">
          <table:table-cell table:formula="of:=CONCATENATE(;&quot;  &quot;;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  file, magical, enchantment, weight, price, weapon speed, item type =&gt; file // Name" calcext:value-type="string">
            <text:p><text:s text:c="2"/>file, magical, enchantment, weight, price, weapon speed, item type =&gt; file // Name</text:p>
          </table:table-cell>
        </table:table-row>
        <table:table-row table:style-name="ro3">
          <table:table-cell table:formula="of:=CONCATENATE(;&quot;  &quot;;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  amaunat, null, null, null, null, 5, null =&gt; amaunat // Amaunator's Legacy" calcext:value-type="string">
            <text:p><text:s text:c="2"/>amaunat, null, null, null, null, 5, null =&gt; amaunat // Amaunator's Legacy</text:p>
          </table:table-cell>
        </table:table-row>
        <table:table-row table:style-name="ro3">
          <table:table-cell table:formula="of:=CONCATENATE(;&quot;  &quot;;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  applebn, null, null, null, null, 1, null =&gt; applebn // Applebane" calcext:value-type="string">
            <text:p><text:s text:c="2"/>applebn, null, null, null, null, 1, null =&gt; applebn // Applebane</text:p>
          </table:table-cell>
        </table:table-row>
        <table:table-row table:style-name="ro3">
          <table:table-cell table:formula="of:=CONCATENATE(;&quot;  &quot;;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  auril, null, null, null, null, 0, null =&gt; auril // Breath of Auril" calcext:value-type="string">
            <text:p><text:s text:c="2"/>auril, null, null, null, null, 0, null =&gt; auril // Breath of Auril</text:p>
          </table:table-cell>
        </table:table-row>
        <table:table-row table:style-name="ro3">
          <table:table-cell table:formula="of:=CONCATENATE(;&quot;  &quot;;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  axemino, null, null, null, null, 3, null =&gt; axemino // Axe of the Minotaur Lord" calcext:value-type="string">
            <text:p><text:s text:c="2"/>axemino, null, null, null, null, 3, null =&gt; axemino // Axe of the Minotaur Lord</text:p>
          </table:table-cell>
        </table:table-row>
        <table:table-row table:style-name="ro3">
          <table:table-cell table:formula="of:=CONCATENATE(;&quot;  &quot;;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  bael, null, null, null, null, 2, null =&gt; bael // The Blade of Bael" calcext:value-type="string">
            <text:p><text:s text:c="2"/>bael, null, null, null, null, 2, null =&gt; bael // The Blade of Bael</text:p>
          </table:table-cell>
        </table:table-row>
        <table:table-row table:style-name="ro3">
          <table:table-cell table:formula="of:=CONCATENATE(;&quot;  &quot;;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  bagh01, 1, null, null, null, null, null =&gt; bagh01 // Bag of Holding" calcext:value-type="string">
            <text:p><text:s text:c="2"/>bagh01, 1, null, null, null, null, null =&gt; bagh01 // Bag of Holding</text:p>
          </table:table-cell>
        </table:table-row>
        <table:table-row table:style-name="ro3">
          <table:table-cell table:formula="of:=CONCATENATE(;&quot;  &quot;;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  bagh02, 1, null, null, null, null, null =&gt; bagh02 // Bag of Holding" calcext:value-type="string">
            <text:p><text:s text:c="2"/>bagh02, 1, null, null, null, null, null =&gt; bagh02 // Bag of Holding</text:p>
          </table:table-cell>
        </table:table-row>
        <table:table-row table:style-name="ro3">
          <table:table-cell table:formula="of:=CONCATENATE(;&quot;  &quot;;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  bess, null, null, null, null, 4, null =&gt; bess // The Love of Black Bess" calcext:value-type="string">
            <text:p><text:s text:c="2"/>bess, null, null, null, null, 4, null =&gt; bess // The Love of Black Bess</text:p>
          </table:table-cell>
        </table:table-row>
        <table:table-row table:style-name="ro3">
          <table:table-cell table:formula="of:=CONCATENATE(;&quot;  &quot;;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  biron, null, null, null, null, 0, null =&gt; biron // Blood Iron" calcext:value-type="string">
            <text:p><text:s text:c="2"/>biron, null, null, null, null, 0, null =&gt; biron // Blood Iron</text:p>
          </table:table-cell>
        </table:table-row>
        <table:table-row table:style-name="ro3">
          <table:table-cell table:formula="of:=CONCATENATE(;&quot;  &quot;;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  blckbow, null, 3, null, null, null, null =&gt; blckbow // The Black Bow" calcext:value-type="string">
            <text:p><text:s text:c="2"/>blckbow, null, 3, null, null, null, null =&gt; blckbow // The Black Bow</text:p>
          </table:table-cell>
        </table:table-row>
        <table:table-row table:style-name="ro3">
          <table:table-cell table:formula="of:=CONCATENATE(;&quot;  &quot;;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  bloodgf, null, null, null, null, 0, null =&gt; bloodgf // Blood of the Gloomfrost" calcext:value-type="string">
            <text:p><text:s text:c="2"/>bloodgf, null, null, null, null, 0, null =&gt; bloodgf // Blood of the Gloomfrost</text:p>
          </table:table-cell>
        </table:table-row>
        <table:table-row table:style-name="ro3">
          <table:table-cell table:formula="of:=CONCATENATE(;&quot;  &quot;;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  blun01, null, null, null, 2, null, null =&gt; blun01 // Club" calcext:value-type="string">
            <text:p><text:s text:c="2"/>blun01, null, null, null, 2, null, null =&gt; blun01 // Club</text:p>
          </table:table-cell>
        </table:table-row>
        <table:table-row table:style-name="ro3">
          <table:table-cell table:formula="of:=CONCATENATE(;&quot;  &quot;;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  boneam, null, null, 3, null, null, null =&gt; boneam // Bone Talisman" calcext:value-type="string">
            <text:p><text:s text:c="2"/>boneam, null, null, 3, null, null, null =&gt; boneam // Bone Talisman</text:p>
          </table:table-cell>
        </table:table-row>
        <table:table-row table:style-name="ro3">
          <table:table-cell table:formula="of:=CONCATENATE(;&quot;  &quot;;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  book39, null, null, 2, null, null, null =&gt; book39 // History of the Drow II" calcext:value-type="string">
            <text:p><text:s text:c="2"/>book39, null, null, 2, null, null, null =&gt; book39 // History of the Drow II</text:p>
          </table:table-cell>
        </table:table-row>
        <table:table-row table:style-name="ro3">
          <table:table-cell table:formula="of:=CONCATENATE(;&quot;  &quot;;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  bow02, null, 1, null, null, null, null =&gt; bow02 // Composite Long Bow +1" calcext:value-type="string">
            <text:p><text:s text:c="2"/>bow02, null, 1, null, null, null, null =&gt; bow02 // Composite Long Bow +1</text:p>
          </table:table-cell>
        </table:table-row>
        <table:table-row table:style-name="ro3">
          <table:table-cell table:formula="of:=CONCATENATE(;&quot;  &quot;;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  bow04, null, 1, null, null, null, null =&gt; bow04 // Long Bow +1" calcext:value-type="string">
            <text:p><text:s text:c="2"/>bow04, null, 1, null, null, null, null =&gt; bow04 // Long Bow +1</text:p>
          </table:table-cell>
        </table:table-row>
        <table:table-row table:style-name="ro3">
          <table:table-cell table:formula="of:=CONCATENATE(;&quot;  &quot;;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  bow06, null, 1, null, null, null, null =&gt; bow06 // Short Bow +1" calcext:value-type="string">
            <text:p><text:s text:c="2"/>bow06, null, 1, null, null, null, null =&gt; bow06 // Short Bow +1</text:p>
          </table:table-cell>
        </table:table-row>
        <table:table-row table:style-name="ro3">
          <table:table-cell table:formula="of:=CONCATENATE(;&quot;  &quot;;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  bow07, null, 2, null, null, null, null =&gt; bow07 // Long Bow of Marksmanship" calcext:value-type="string">
            <text:p><text:s text:c="2"/>bow07, null, 2, null, null, null, null =&gt; bow07 // Long Bow of Marksmanship</text:p>
          </table:table-cell>
        </table:table-row>
        <table:table-row table:style-name="ro3">
          <table:table-cell table:formula="of:=CONCATENATE(;&quot;  &quot;;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  bow08, null, 2, null, null, null, null =&gt; bow08 // Eagle Bow" calcext:value-type="string">
            <text:p><text:s text:c="2"/>bow08, null, 2, null, null, null, null =&gt; bow08 // Eagle Bow</text:p>
          </table:table-cell>
        </table:table-row>
        <table:table-row table:style-name="ro3">
          <table:table-cell table:formula="of:=CONCATENATE(;&quot;  &quot;;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  bowmess, null, 1, null, null, 6, null =&gt; bowmess // Messenger of Sseth" calcext:value-type="string">
            <text:p><text:s text:c="2"/>bowmess, null, 1, null, null, 6, null =&gt; bowmess // Messenger of Sseth</text:p>
          </table:table-cell>
        </table:table-row>
        <table:table-row table:style-name="ro3">
          <table:table-cell table:formula="of:=CONCATENATE(;&quot;  &quot;;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  cairn, null, null, null, null, 6, null =&gt; cairn // Cairn Blade" calcext:value-type="string">
            <text:p><text:s text:c="2"/>cairn, null, null, null, null, 6, null =&gt; cairn // Cairn Blade</text:p>
          </table:table-cell>
        </table:table-row>
        <table:table-row table:style-name="ro3">
          <table:table-cell table:formula="of:=CONCATENATE(;&quot;  &quot;;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  club6-24, 1, 2, null, null, null, null =&gt; club6-24 // &lt;invalid strref -1&gt;" calcext:value-type="string">
            <text:p><text:s text:c="2"/>club6-24, 1, 2, null, null, null, null =&gt; club6-24 // &lt;invalid strref -1&gt;</text:p>
          </table:table-cell>
        </table:table-row>
        <table:table-row table:style-name="ro3">
          <table:table-cell table:formula="of:=CONCATENATE(;&quot;  &quot;;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  cwmjell, 1, 1, null, null, null, null =&gt; cwmjell // attack" calcext:value-type="string">
            <text:p><text:s text:c="2"/>cwmjell, 1, 1, null, null, null, null =&gt; cwmjell // attack</text:p>
          </table:table-cell>
        </table:table-row>
        <table:table-row table:style-name="ro3">
          <table:table-cell table:formula="of:=CONCATENATE(;&quot;  &quot;;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  cwojell, 1, 1, null, null, null, null =&gt; cwojell // attack" calcext:value-type="string">
            <text:p><text:s text:c="2"/>cwojell, 1, 1, null, null, null, null =&gt; cwojell // attack</text:p>
          </table:table-cell>
        </table:table-row>
        <table:table-row table:style-name="ro3">
          <table:table-cell table:formula="of:=CONCATENATE(;&quot;  &quot;;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  cwoslim, 1, 1, null, null, null, null =&gt; cwoslim // attack" calcext:value-type="string">
            <text:p><text:s text:c="2"/>cwoslim, 1, 1, null, null, null, null =&gt; cwoslim // attack</text:p>
          </table:table-cell>
        </table:table-row>
        <table:table-row table:style-name="ro3">
          <table:table-cell table:formula="of:=CONCATENATE(;&quot;  &quot;;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  cynicis, null, null, null, null, 1, null =&gt; cynicis // Cynicism" calcext:value-type="string">
            <text:p><text:s text:c="2"/>cynicis, null, null, null, null, 1, null =&gt; cynicis // Cynicism</text:p>
          </table:table-cell>
        </table:table-row>
        <table:table-row table:style-name="ro3">
          <table:table-cell table:formula="of:=CONCATENATE(;&quot;  &quot;;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  daisy, null, 3, null, null, 2, null =&gt; daisy // Daisy" calcext:value-type="string">
            <text:p><text:s text:c="2"/>daisy, null, 3, null, null, 2, null =&gt; daisy // Daisy</text:p>
          </table:table-cell>
        </table:table-row>
        <table:table-row table:style-name="ro3">
          <table:table-cell table:formula="of:=CONCATENATE(;&quot;  &quot;;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  dart03, null, null, null, null, 1, null =&gt; dart03 // Dart of Stunning" calcext:value-type="string">
            <text:p><text:s text:c="2"/>dart03, null, null, null, null, 1, null =&gt; dart03 // Dart of Stunning</text:p>
          </table:table-cell>
        </table:table-row>
        <table:table-row table:style-name="ro3">
          <table:table-cell table:formula="of:=CONCATENATE(;&quot;  &quot;;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  dart04, null, null, null, null, 1, null =&gt; dart04 // Dart of Wounding" calcext:value-type="string">
            <text:p><text:s text:c="2"/>dart04, null, null, null, null, 1, null =&gt; dart04 // Dart of Wounding</text:p>
          </table:table-cell>
        </table:table-row>
        <table:table-row table:style-name="ro3">
          <table:table-cell table:formula="of:=CONCATENATE(;&quot;  &quot;;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  days, null, null, null, null, 0, null =&gt; days // The Sword of Days" calcext:value-type="string">
            <text:p><text:s text:c="2"/>days, null, null, null, null, 0, null =&gt; days // The Sword of Days</text:p>
          </table:table-cell>
        </table:table-row>
        <table:table-row table:style-name="ro3">
          <table:table-cell table:formula="of:=CONCATENATE(;&quot;  &quot;;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  dazer, null, null, null, null, 3, null =&gt; dazer // Dazer" calcext:value-type="string">
            <text:p><text:s text:c="2"/>dazer, null, null, null, null, 3, null =&gt; dazer // Dazer</text:p>
          </table:table-cell>
        </table:table-row>
        <table:table-row table:style-name="ro3">
          <table:table-cell table:formula="of:=CONCATENATE(;&quot;  &quot;;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  decasta, null, null, 0, null, null, 26 =&gt; decasta // Decastave" calcext:value-type="string">
            <text:p><text:s text:c="2"/>decasta, null, null, 0, null, null, 26 =&gt; decasta // Decastave</text:p>
          </table:table-cell>
        </table:table-row>
        <table:table-row table:style-name="ro3">
          <table:table-cell table:formula="of:=CONCATENATE(;&quot;  &quot;;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  dver, null, null, null, 1, null, 0 =&gt; dver // Dver's Note" calcext:value-type="string">
            <text:p><text:s text:c="2"/>dver, null, null, null, 1, null, 0 =&gt; dver // Dver's Note</text:p>
          </table:table-cell>
        </table:table-row>
        <table:table-row table:style-name="ro3">
          <table:table-cell table:formula="of:=CONCATENATE(;&quot;  &quot;;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  ehdag, null, null, null, null, 2, null =&gt; ehdag // Apsel’s Dagger" calcext:value-type="string">
            <text:p><text:s text:c="2"/>ehdag, null, null, null, null, 2, null =&gt; ehdag // Apsel’s Dagger</text:p>
          </table:table-cell>
        </table:table-row>
        <table:table-row table:style-name="ro3">
          <table:table-cell table:formula="of:=CONCATENATE(;&quot;  &quot;;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  eidanrng, 0, null, null, null, null, null =&gt; eidanrng // Eidan's Legacy Ring" calcext:value-type="string">
            <text:p><text:s text:c="2"/>eidanrng, 0, null, null, null, null, null =&gt; eidanrng // Eidan's Legacy Ring</text:p>
          </table:table-cell>
        </table:table-row>
        <table:table-row table:style-name="ro3">
          <table:table-cell table:formula="of:=CONCATENATE(;&quot;  &quot;;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  fanggf, null, null, null, null, 0, null =&gt; fanggf // Fang of the Gloomfrost" calcext:value-type="string">
            <text:p><text:s text:c="2"/>fanggf, null, null, null, null, 0, null =&gt; fanggf // Fang of the Gloomfrost</text:p>
          </table:table-cell>
        </table:table-row>
        <table:table-row table:style-name="ro3">
          <table:table-cell table:formula="of:=CONCATENATE(;&quot;  &quot;;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  fblade, 0, 0, null, null, null, 20 =&gt; fblade // Flame Blade" calcext:value-type="string">
            <text:p><text:s text:c="2"/>fblade, 0, 0, null, null, null, 20 =&gt; fblade // Flame Blade</text:p>
          </table:table-cell>
        </table:table-row>
        <table:table-row table:style-name="ro3">
          <table:table-cell table:formula="of:=CONCATENATE(;&quot;  &quot;;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  fbolt, 1, 3, null, null, null, null =&gt; fbolt // bolt" calcext:value-type="string">
            <text:p><text:s text:c="2"/>fbolt, 1, 3, null, null, null, null =&gt; fbolt // bolt</text:p>
          </table:table-cell>
        </table:table-row>
        <table:table-row table:style-name="ro3">
          <table:table-cell table:formula="of:=CONCATENATE(;&quot;  &quot;;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  fele1-8, 1, 4, null, null, null, null =&gt; fele1-8 // Skull" calcext:value-type="string">
            <text:p><text:s text:c="2"/>fele1-8, 1, 4, null, null, null, null =&gt; fele1-8 // Skull</text:p>
          </table:table-cell>
        </table:table-row>
        <table:table-row table:style-name="ro3">
          <table:table-cell table:formula="of:=CONCATENATE(;&quot;  &quot;;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  fg2-20c, 1, 3, null, null, null, null =&gt; fg2-20c // fire giant's hammer" calcext:value-type="string">
            <text:p><text:s text:c="2"/>fg2-20c, 1, 3, null, null, null, null =&gt; fg2-20c // fire giant's hammer</text:p>
          </table:table-cell>
        </table:table-row>
        <table:table-row table:style-name="ro3">
          <table:table-cell table:formula="of:=CONCATENATE(;&quot;  &quot;;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  firekis, null, null, null, null, 0, null =&gt; firekis // Fire Kiss" calcext:value-type="string">
            <text:p><text:s text:c="2"/>firekis, null, null, null, null, 0, null =&gt; firekis // Fire Kiss</text:p>
          </table:table-cell>
        </table:table-row>
        <table:table-row table:style-name="ro3">
          <table:table-cell table:formula="of:=CONCATENATE(;&quot;  &quot;;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  fkey, null, null, null, 1, null, null =&gt; fkey // Forge Key" calcext:value-type="string">
            <text:p><text:s text:c="2"/>fkey, null, null, null, 1, null, null =&gt; fkey // Forge Key</text:p>
          </table:table-cell>
        </table:table-row>
        <table:table-row table:style-name="ro3">
          <table:table-cell table:formula="of:=CONCATENATE(;&quot;  &quot;;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  flailsk, null, null, null, null, 3, null =&gt; flailsk // SkullFlail" calcext:value-type="string">
            <text:p><text:s text:c="2"/>flailsk, null, null, null, null, 3, null =&gt; flailsk // SkullFlail</text:p>
          </table:table-cell>
        </table:table-row>
        <table:table-row table:style-name="ro3">
          <table:table-cell table:formula="of:=CONCATENATE(;&quot;  &quot;;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  ghast1, 1, 1, null, null, null, null =&gt; ghast1 // ghast weapon" calcext:value-type="string">
            <text:p><text:s text:c="2"/>ghast1, 1, 1, null, null, null, null =&gt; ghast1 // ghast weapon</text:p>
          </table:table-cell>
        </table:table-row>
        <table:table-row table:style-name="ro3">
          <table:table-cell table:formula="of:=CONCATENATE(;&quot;  &quot;;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  gullwyn, null, null, null, null, 0, null =&gt; gullwyn // Dagger of Safe Harbor" calcext:value-type="string">
            <text:p><text:s text:c="2"/>gullwyn, null, null, null, null, 0, null =&gt; gullwyn // Dagger of Safe Harbor</text:p>
          </table:table-cell>
        </table:table-row>
        <table:table-row table:style-name="ro3">
          <table:table-cell table:formula="of:=CONCATENATE(;&quot;  &quot;;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  holysym, null, null, null, 1, null, null =&gt; holysym // Holy Symbol" calcext:value-type="string">
            <text:p><text:s text:c="2"/>holysym, null, null, null, 1, null, null =&gt; holysym // Holy Symbol</text:p>
          </table:table-cell>
        </table:table-row>
        <table:table-row table:style-name="ro3">
          <table:table-cell table:formula="of:=CONCATENATE(;&quot;  &quot;;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  icegolem, 1, 4, null, null, null, null =&gt; icegolem // &lt;invalid strref -1&gt;" calcext:value-type="string">
            <text:p><text:s text:c="2"/>icegolem, 1, 4, null, null, null, null =&gt; icegolem // &lt;invalid strref -1&gt;</text:p>
          </table:table-cell>
        </table:table-row>
        <table:table-row table:style-name="ro3">
          <table:table-cell table:formula="of:=CONCATENATE(;&quot;  &quot;;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  ironman, 1, 4, null, null, null, null =&gt; ironman // iron golem weapon" calcext:value-type="string">
            <text:p><text:s text:c="2"/>ironman, 1, 4, null, null, null, null =&gt; ironman // iron golem weapon</text:p>
          </table:table-cell>
        </table:table-row>
        <table:table-row table:style-name="ro3">
          <table:table-cell table:formula="of:=CONCATENATE(;&quot;  &quot;;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  j2haxe, null, null, null, null, 6, null =&gt; j2haxe // Joril's Axe" calcext:value-type="string">
            <text:p><text:s text:c="2"/>j2haxe, null, null, null, null, 6, null =&gt; j2haxe // Joril's Axe</text:p>
          </table:table-cell>
        </table:table-row>
        <table:table-row table:style-name="ro3">
          <table:table-cell table:formula="of:=CONCATENATE(;&quot;  &quot;;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  jamison, null, 4, null, null, null, null =&gt; jamison // Jamison’s Sling" calcext:value-type="string">
            <text:p><text:s text:c="2"/>jamison, null, 4, null, null, null, null =&gt; jamison // Jamison’s Sling</text:p>
          </table:table-cell>
        </table:table-row>
        <table:table-row table:style-name="ro3">
          <table:table-cell table:formula="of:=CONCATENATE(;&quot;  &quot;;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  jhoswd2, null, null, null, null, 0, null =&gt; jhoswd2 // Restored Blade of Aihonen" calcext:value-type="string">
            <text:p><text:s text:c="2"/>jhoswd2, null, null, null, null, 0, null =&gt; jhoswd2 // Restored Blade of Aihonen</text:p>
          </table:table-cell>
        </table:table-row>
        <table:table-row table:style-name="ro3">
          <table:table-cell table:formula="of:=CONCATENATE(;&quot;  &quot;;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  jhoswd3, null, null, null, null, 0, null =&gt; jhoswd3 // Singing Blade of Aihonen" calcext:value-type="string">
            <text:p><text:s text:c="2"/>jhoswd3, null, null, null, null, 0, null =&gt; jhoswd3 // Singing Blade of Aihonen</text:p>
          </table:table-cell>
        </table:table-row>
        <table:table-row table:style-name="ro3">
          <table:table-cell table:formula="of:=CONCATENATE(;&quot;  &quot;;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  kalabac, null, null, null, 1, null, null =&gt; kalabac // Kalabac's Journal" calcext:value-type="string">
            <text:p><text:s text:c="2"/>kalabac, null, null, null, 1, null, null =&gt; kalabac // Kalabac's Journal</text:p>
          </table:table-cell>
        </table:table-row>
        <table:table-row table:style-name="ro3">
          <table:table-cell table:formula="of:=CONCATENATE(;&quot;  &quot;;[$item.$A55];&quot;, &quot;;[$item.$B55];&quot;, &quot;;[$item.$C55];&quot;, &quot;;[$item.$D55];&quot;, &quot;;[$item.$E55];&quot;, &quot;;[$item.$F55];&quot;, &quot;;[$item.$G55];&quot; =&gt; &quot;;[$item.$A55];&quot; // &quot;;[$item.$H55])" office:value-type="string" office:string-value="  king, 0, null, null, null, null, null =&gt; king // Winter King's Plate" calcext:value-type="string">
            <text:p><text:s text:c="2"/>king, 0, null, null, null, null, null =&gt; king // Winter King's Plate</text:p>
          </table:table-cell>
        </table:table-row>
        <table:table-row table:style-name="ro3">
          <table:table-cell table:formula="of:=CONCATENATE(;&quot;  &quot;;[$item.$A56];&quot;, &quot;;[$item.$B56];&quot;, &quot;;[$item.$C56];&quot;, &quot;;[$item.$D56];&quot;, &quot;;[$item.$E56];&quot;, &quot;;[$item.$F56];&quot;, &quot;;[$item.$G56];&quot; =&gt; &quot;;[$item.$A56];&quot; // &quot;;[$item.$H56])" office:value-type="string" office:string-value="  kresssw, null, 1, null, null, null, 57 =&gt; kresssw // Kresselack’s Sword (unused)" calcext:value-type="string">
            <text:p><text:s text:c="2"/>kresssw, null, 1, null, null, null, 57 =&gt; kresssw // Kresselack’s Sword (unused)</text:p>
          </table:table-cell>
        </table:table-row>
        <table:table-row table:style-name="ro3">
          <table:table-cell table:formula="of:=CONCATENATE(;&quot;  &quot;;[$item.$A57];&quot;, &quot;;[$item.$B57];&quot;, &quot;;[$item.$C57];&quot;, &quot;;[$item.$D57];&quot;, &quot;;[$item.$E57];&quot;, &quot;;[$item.$F57];&quot;, &quot;;[$item.$G57];&quot; =&gt; &quot;;[$item.$A57];&quot; // &quot;;[$item.$H57])" office:value-type="string" office:string-value="  kreswrd, null, null, null, null, 9, null =&gt; kreswrd // Kresselack's Sword" calcext:value-type="string">
            <text:p><text:s text:c="2"/>kreswrd, null, null, null, null, 9, null =&gt; kreswrd // Kresselack's Sword</text:p>
          </table:table-cell>
        </table:table-row>
        <table:table-row table:style-name="ro3">
          <table:table-cell table:formula="of:=CONCATENATE(;&quot;  &quot;;[$item.$A58];&quot;, &quot;;[$item.$B58];&quot;, &quot;;[$item.$C58];&quot;, &quot;;[$item.$D58];&quot;, &quot;;[$item.$E58];&quot;, &quot;;[$item.$F58];&quot;, &quot;;[$item.$G58];&quot; =&gt; &quot;;[$item.$A58];&quot; // &quot;;[$item.$H58])" office:value-type="string" office:string-value="  kris, null, null, null, null, 0, null =&gt; kris // Bone Kris of Black Ichor" calcext:value-type="string">
            <text:p><text:s text:c="2"/>kris, null, null, null, null, 0, null =&gt; kris // Bone Kris of Black Ichor</text:p>
          </table:table-cell>
        </table:table-row>
        <table:table-row table:style-name="ro3">
          <table:table-cell table:formula="of:=CONCATENATE(;&quot;  &quot;;[$item.$A59];&quot;, &quot;;[$item.$B59];&quot;, &quot;;[$item.$C59];&quot;, &quot;;[$item.$D59];&quot;, &quot;;[$item.$E59];&quot;, &quot;;[$item.$F59];&quot;, &quot;;[$item.$G59];&quot; =&gt; &quot;;[$item.$A59];&quot; // &quot;;[$item.$H59])" office:value-type="string" office:string-value="  lover, null, null, null, null, 0, null =&gt; lover // Lover" calcext:value-type="string">
            <text:p><text:s text:c="2"/>lover, null, null, null, null, 0, null =&gt; lover // Lover</text:p>
          </table:table-cell>
        </table:table-row>
        <table:table-row table:style-name="ro3">
          <table:table-cell table:formula="of:=CONCATENATE(;&quot;  &quot;;[$item.$A60];&quot;, &quot;;[$item.$B60];&quot;, &quot;;[$item.$C60];&quot;, &quot;;[$item.$D60];&quot;, &quot;;[$item.$E60];&quot;, &quot;;[$item.$F60];&quot;, &quot;;[$item.$G60];&quot; =&gt; &quot;;[$item.$A60];&quot; // &quot;;[$item.$H60])" office:value-type="string" office:string-value="  lshand, null, null, null, null, 2, null =&gt; lshand // Long Sword of the Hand" calcext:value-type="string">
            <text:p><text:s text:c="2"/>lshand, null, null, null, null, 2, null =&gt; lshand // Long Sword of the Hand</text:p>
          </table:table-cell>
        </table:table-row>
        <table:table-row table:style-name="ro3">
          <table:table-cell table:formula="of:=CONCATENATE(;&quot;  &quot;;[$item.$A61];&quot;, &quot;;[$item.$B61];&quot;, &quot;;[$item.$C61];&quot;, &quot;;[$item.$D61];&quot;, &quot;;[$item.$E61];&quot;, &quot;;[$item.$F61];&quot;, &quot;;[$item.$G61];&quot; =&gt; &quot;;[$item.$A61];&quot; // &quot;;[$item.$H61])" office:value-type="string" office:string-value="  lucky, null, null, null, null, 3, null =&gt; lucky // The Lucky Scimitar" calcext:value-type="string">
            <text:p><text:s text:c="2"/>lucky, null, null, null, null, 3, null =&gt; lucky // The Lucky Scimitar</text:p>
          </table:table-cell>
        </table:table-row>
        <table:table-row table:style-name="ro3">
          <table:table-cell table:formula="of:=CONCATENATE(;&quot;  &quot;;[$item.$A62];&quot;, &quot;;[$item.$B62];&quot;, &quot;;[$item.$C62];&quot;, &quot;;[$item.$D62];&quot;, &quot;;[$item.$E62];&quot;, &quot;;[$item.$F62];&quot;, &quot;;[$item.$G62];&quot; =&gt; &quot;;[$item.$A62];&quot; // &quot;;[$item.$H62])" office:value-type="string" office:string-value="  lxbowbm, null, 3, null, null, 2, null =&gt; lxbowbm // Bren Muller’s Crossbow" calcext:value-type="string">
            <text:p><text:s text:c="2"/>lxbowbm, null, 3, null, null, 2, null =&gt; lxbowbm // Bren Muller’s Crossbow</text:p>
          </table:table-cell>
        </table:table-row>
        <table:table-row table:style-name="ro3">
          <table:table-cell table:formula="of:=CONCATENATE(;&quot;  &quot;;[$item.$A63];&quot;, &quot;;[$item.$B63];&quot;, &quot;;[$item.$C63];&quot;, &quot;;[$item.$D63];&quot;, &quot;;[$item.$E63];&quot;, &quot;;[$item.$F63];&quot;, &quot;;[$item.$G63];&quot; =&gt; &quot;;[$item.$A63];&quot; // &quot;;[$item.$H63])" office:value-type="string" office:string-value="  mae, null, null, null, null, 4, null =&gt; mae // Flail of Mae" calcext:value-type="string">
            <text:p><text:s text:c="2"/>mae, null, null, null, null, 4, null =&gt; mae // Flail of Mae</text:p>
          </table:table-cell>
        </table:table-row>
        <table:table-row table:style-name="ro3">
          <table:table-cell table:formula="of:=CONCATENATE(;&quot;  &quot;;[$item.$A64];&quot;, &quot;;[$item.$B64];&quot;, &quot;;[$item.$C64];&quot;, &quot;;[$item.$D64];&quot;, &quot;;[$item.$E64];&quot;, &quot;;[$item.$F64];&quot;, &quot;;[$item.$G64];&quot; =&gt; &quot;;[$item.$A64];&quot; // &quot;;[$item.$H64])" office:value-type="string" office:string-value="  mielikk, null, null, null, null, 4, null =&gt; mielikk // Cradle of Mielikki" calcext:value-type="string">
            <text:p><text:s text:c="2"/>mielikk, null, null, null, null, 4, null =&gt; mielikk // Cradle of Mielikki</text:p>
          </table:table-cell>
        </table:table-row>
        <table:table-row table:style-name="ro3">
          <table:table-cell table:formula="of:=CONCATENATE(;&quot;  &quot;;[$item.$A65];&quot;, &quot;;[$item.$B65];&quot;, &quot;;[$item.$C65];&quot;, &quot;;[$item.$D65];&quot;, &quot;;[$item.$E65];&quot;, &quot;;[$item.$F65];&quot;, &quot;;[$item.$G65];&quot; =&gt; &quot;;[$item.$A65];&quot; // &quot;;[$item.$H65])" office:value-type="string" office:string-value="  mirror, null, null, null, 1, null, null =&gt; mirror // Mirror of Black Ice" calcext:value-type="string">
            <text:p><text:s text:c="2"/>mirror, null, null, null, 1, null, null =&gt; mirror // Mirror of Black Ice</text:p>
          </table:table-cell>
        </table:table-row>
        <table:table-row table:style-name="ro3">
          <table:table-cell table:formula="of:=CONCATENATE(;&quot;  &quot;;[$item.$A66];&quot;, &quot;;[$item.$B66];&quot;, &quot;;[$item.$C66];&quot;, &quot;;[$item.$D66];&quot;, &quot;;[$item.$E66];&quot;, &quot;;[$item.$F66];&quot;, &quot;;[$item.$G66];&quot; =&gt; &quot;;[$item.$A66];&quot; // &quot;;[$item.$H66])" office:value-type="string" office:string-value="  mirror2, null, null, null, 1, null, null =&gt; mirror2 // Mirror of Black Ice Amulet" calcext:value-type="string">
            <text:p><text:s text:c="2"/>mirror2, null, null, null, 1, null, null =&gt; mirror2 // Mirror of Black Ice Amulet</text:p>
          </table:table-cell>
        </table:table-row>
        <table:table-row table:style-name="ro3">
          <table:table-cell table:formula="of:=CONCATENATE(;&quot;  &quot;;[$item.$A67];&quot;, &quot;;[$item.$B67];&quot;, &quot;;[$item.$C67];&quot;, &quot;;[$item.$D67];&quot;, &quot;;[$item.$E67];&quot;, &quot;;[$item.$F67];&quot;, &quot;;[$item.$G67];&quot; =&gt; &quot;;[$item.$A67];&quot; // &quot;;[$item.$H67])" office:value-type="string" office:string-value="  misc75, null, 2, null, null, null, null =&gt; misc75 // Dagger of Venom" calcext:value-type="string">
            <text:p><text:s text:c="2"/>misc75, null, 2, null, null, null, null =&gt; misc75 // Dagger of Venom</text:p>
          </table:table-cell>
        </table:table-row>
        <table:table-row table:style-name="ro3">
          <table:table-cell table:formula="of:=CONCATENATE(;&quot;  &quot;;[$item.$A68];&quot;, &quot;;[$item.$B68];&quot;, &quot;;[$item.$C68];&quot;, &quot;;[$item.$D68];&quot;, &quot;;[$item.$E68];&quot;, &quot;;[$item.$F68];&quot;, &quot;;[$item.$G68];&quot; =&gt; &quot;;[$item.$A68];&quot; // &quot;;[$item.$H68])" office:value-type="string" office:string-value="  mjourn, null, null, null, 1, null, null =&gt; mjourn // Maluradek's Journal" calcext:value-type="string">
            <text:p><text:s text:c="2"/>mjourn, null, null, null, 1, null, null =&gt; mjourn // Maluradek's Journal</text:p>
          </table:table-cell>
        </table:table-row>
        <table:table-row table:style-name="ro3">
          <table:table-cell table:formula="of:=CONCATENATE(;&quot;  &quot;;[$item.$A69];&quot;, &quot;;[$item.$B69];&quot;, &quot;;[$item.$C69];&quot;, &quot;;[$item.$D69];&quot;, &quot;;[$item.$E69];&quot;, &quot;;[$item.$F69];&quot;, &quot;;[$item.$G69];&quot; =&gt; &quot;;[$item.$A69];&quot; // &quot;;[$item.$H69])" office:value-type="string" office:string-value="  moradin, null, null, null, null, 2, null =&gt; moradin // Staff of Moradin's Breath" calcext:value-type="string">
            <text:p><text:s text:c="2"/>moradin, null, null, null, null, 2, null =&gt; moradin // Staff of Moradin's Breath</text:p>
          </table:table-cell>
        </table:table-row>
        <table:table-row table:style-name="ro3">
          <table:table-cell table:formula="of:=CONCATENATE(;&quot;  &quot;;[$item.$A70];&quot;, &quot;;[$item.$B70];&quot;, &quot;;[$item.$C70];&quot;, &quot;;[$item.$D70];&quot;, &quot;;[$item.$E70];&quot;, &quot;;[$item.$F70];&quot;, &quot;;[$item.$G70];&quot; =&gt; &quot;;[$item.$A70];&quot; // &quot;;[$item.$H70])" office:value-type="string" office:string-value="  msword, 1, 2, null, null, null, null =&gt; msword // Mordenkainen's Sword" calcext:value-type="string">
            <text:p><text:s text:c="2"/>msword, 1, 2, null, null, null, null =&gt; msword // Mordenkainen's Sword</text:p>
          </table:table-cell>
        </table:table-row>
        <table:table-row table:style-name="ro3">
          <table:table-cell table:formula="of:=CONCATENATE(;&quot;  &quot;;[$item.$A71];&quot;, &quot;;[$item.$B71];&quot;, &quot;;[$item.$C71];&quot;, &quot;;[$item.$D71];&quot;, &quot;;[$item.$E71];&quot;, &quot;;[$item.$F71];&quot;, &quot;;[$item.$G71];&quot; =&gt; &quot;;[$item.$A71];&quot; // &quot;;[$item.$H71])" office:value-type="string" office:string-value="  mum1-12, 1, 2, null, null, null, null =&gt; mum1-12 // &lt;invalid strref -1&gt;" calcext:value-type="string">
            <text:p><text:s text:c="2"/>mum1-12, 1, 2, null, null, null, null =&gt; mum1-12 // &lt;invalid strref -1&gt;</text:p>
          </table:table-cell>
        </table:table-row>
        <table:table-row table:style-name="ro3">
          <table:table-cell table:formula="of:=CONCATENATE(;&quot;  &quot;;[$item.$A72];&quot;, &quot;;[$item.$B72];&quot;, &quot;;[$item.$C72];&quot;, &quot;;[$item.$D72];&quot;, &quot;;[$item.$E72];&quot;, &quot;;[$item.$F72];&quot;, &quot;;[$item.$G72];&quot; =&gt; &quot;;[$item.$A72];&quot; // &quot;;[$item.$H72])" office:value-type="string" office:string-value="  myrloch, null, null, null, null, 2, null =&gt; myrloch // The Sword of Myrloch Vale" calcext:value-type="string">
            <text:p><text:s text:c="2"/>myrloch, null, null, null, null, 2, null =&gt; myrloch // The Sword of Myrloch Vale</text:p>
          </table:table-cell>
        </table:table-row>
        <table:table-row table:style-name="ro3">
          <table:table-cell table:formula="of:=CONCATENATE(;&quot;  &quot;;[$item.$A73];&quot;, &quot;;[$item.$B73];&quot;, &quot;;[$item.$C73];&quot;, &quot;;[$item.$D73];&quot;, &quot;;[$item.$E73];&quot;, &quot;;[$item.$F73];&quot;, &quot;;[$item.$G73];&quot; =&gt; &quot;;[$item.$A73];&quot; // &quot;;[$item.$H73])" office:value-type="string" office:string-value="  nymdagg, null, null, null, null, 0, null =&gt; nymdagg // Nym's Dagger" calcext:value-type="string">
            <text:p><text:s text:c="2"/>nymdagg, null, null, null, null, 0, null =&gt; nymdagg // Nym's Dagger</text:p>
          </table:table-cell>
        </table:table-row>
        <table:table-row table:style-name="ro3">
          <table:table-cell table:formula="of:=CONCATENATE(;&quot;  &quot;;[$item.$A74];&quot;, &quot;;[$item.$B74];&quot;, &quot;;[$item.$C74];&quot;, &quot;;[$item.$D74];&quot;, &quot;;[$item.$E74];&quot;, &quot;;[$item.$F74];&quot;, &quot;;[$item.$G74];&quot; =&gt; &quot;;[$item.$A74];&quot; // &quot;;[$item.$H74])" office:value-type="string" office:string-value="  peaceke, null, null, null, null, 1, null =&gt; peaceke // Peacekeeper" calcext:value-type="string">
            <text:p><text:s text:c="2"/>peaceke, null, null, null, null, 1, null =&gt; peaceke // Peacekeeper</text:p>
          </table:table-cell>
        </table:table-row>
        <table:table-row table:style-name="ro3">
          <table:table-cell table:formula="of:=CONCATENATE(;&quot;  &quot;;[$item.$A75];&quot;, &quot;;[$item.$B75];&quot;, &quot;;[$item.$C75];&quot;, &quot;;[$item.$D75];&quot;, &quot;;[$item.$E75];&quot;, &quot;;[$item.$F75];&quot;, &quot;;[$item.$G75];&quot; =&gt; &quot;;[$item.$A75];&quot; // &quot;;[$item.$H75])" office:value-type="string" office:string-value="  poker, null, null, null, null, 5, null =&gt; poker // Puny's Poker" calcext:value-type="string">
            <text:p><text:s text:c="2"/>poker, null, null, null, null, 5, null =&gt; poker // Puny's Poker</text:p>
          </table:table-cell>
        </table:table-row>
        <table:table-row table:style-name="ro3">
          <table:table-cell table:formula="of:=CONCATENATE(;&quot;  &quot;;[$item.$A76];&quot;, &quot;;[$item.$B76];&quot;, &quot;;[$item.$C76];&quot;, &quot;;[$item.$D76];&quot;, &quot;;[$item.$E76];&quot;, &quot;;[$item.$F76];&quot;, &quot;;[$item.$G76];&quot; =&gt; &quot;;[$item.$A76];&quot; // &quot;;[$item.$H76])" office:value-type="string" office:string-value="  poq2-16, 1, 5, null, null, null, null =&gt; poq2-16 // &lt;invalid strref -1&gt;" calcext:value-type="string">
            <text:p><text:s text:c="2"/>poq2-16, 1, 5, null, null, null, null =&gt; poq2-16 // &lt;invalid strref -1&gt;</text:p>
          </table:table-cell>
        </table:table-row>
        <table:table-row table:style-name="ro3">
          <table:table-cell table:formula="of:=CONCATENATE(;&quot;  &quot;;[$item.$A77];&quot;, &quot;;[$item.$B77];&quot;, &quot;;[$item.$C77];&quot;, &quot;;[$item.$D77];&quot;, &quot;;[$item.$E77];&quot;, &quot;;[$item.$F77];&quot;, &quot;;[$item.$G77];&quot; =&gt; &quot;;[$item.$A77];&quot; // &quot;;[$item.$H77])" office:value-type="string" office:string-value="  portrait, null, null, null, null, null, 0 =&gt; portrait // Portrait of Marketh" calcext:value-type="string">
            <text:p><text:s text:c="2"/>portrait, null, null, null, null, null, 0 =&gt; portrait // Portrait of Marketh</text:p>
          </table:table-cell>
        </table:table-row>
        <table:table-row table:style-name="ro3">
          <table:table-cell table:formula="of:=CONCATENATE(;&quot;  &quot;;[$item.$A78];&quot;, &quot;;[$item.$B78];&quot;, &quot;;[$item.$C78];&quot;, &quot;;[$item.$D78];&quot;, &quot;;[$item.$E78];&quot;, &quot;;[$item.$F78];&quot;, &quot;;[$item.$G78];&quot; =&gt; &quot;;[$item.$A78];&quot; // &quot;;[$item.$H78])" office:value-type="string" office:string-value="  potatoes, null, null, null, 1, null, null =&gt; potatoes // Sack of Potatoes" calcext:value-type="string">
            <text:p><text:s text:c="2"/>potatoes, null, null, null, 1, null, null =&gt; potatoes // Sack of Potatoes</text:p>
          </table:table-cell>
        </table:table-row>
        <table:table-row table:style-name="ro3">
          <table:table-cell table:formula="of:=CONCATENATE(;&quot;  &quot;;[$item.$A79];&quot;, &quot;;[$item.$B79];&quot;, &quot;;[$item.$C79];&quot;, &quot;;[$item.$D79];&quot;, &quot;;[$item.$E79];&quot;, &quot;;[$item.$F79];&quot;, &quot;;[$item.$G79];&quot; =&gt; &quot;;[$item.$A79];&quot; // &quot;;[$item.$H79])" office:value-type="string" office:string-value="  potn41, null, null, 1, null, null, null =&gt; potn41 // Potion of Power" calcext:value-type="string">
            <text:p><text:s text:c="2"/>potn41, null, null, 1, null, null, null =&gt; potn41 // Potion of Power</text:p>
          </table:table-cell>
        </table:table-row>
        <table:table-row table:style-name="ro3">
          <table:table-cell table:formula="of:=CONCATENATE(;&quot;  &quot;;[$item.$A80];&quot;, &quot;;[$item.$B80];&quot;, &quot;;[$item.$C80];&quot;, &quot;;[$item.$D80];&quot;, &quot;;[$item.$E80];&quot;, &quot;;[$item.$F80];&quot;, &quot;;[$item.$G80];&quot; =&gt; &quot;;[$item.$A80];&quot; // &quot;;[$item.$H80])" office:value-type="string" office:string-value="  potn46, null, null, 1, null, null, null =&gt; potn46 // Potion of Stone Form" calcext:value-type="string">
            <text:p><text:s text:c="2"/>potn46, null, null, 1, null, null, null =&gt; potn46 // Potion of Stone Form</text:p>
          </table:table-cell>
        </table:table-row>
        <table:table-row table:style-name="ro3">
          <table:table-cell table:formula="of:=CONCATENATE(;&quot;  &quot;;[$item.$A81];&quot;, &quot;;[$item.$B81];&quot;, &quot;;[$item.$C81];&quot;, &quot;;[$item.$D81];&quot;, &quot;;[$item.$E81];&quot;, &quot;;[$item.$F81];&quot;, &quot;;[$item.$G81];&quot; =&gt; &quot;;[$item.$A81];&quot; // &quot;;[$item.$H81])" office:value-type="string" office:string-value="  power, null, null, null, null, 6, null =&gt; power // The Icon of Power" calcext:value-type="string">
            <text:p><text:s text:c="2"/>power, null, null, null, null, 6, null =&gt; power // The Icon of Power</text:p>
          </table:table-cell>
        </table:table-row>
        <table:table-row table:style-name="ro3">
          <table:table-cell table:formula="of:=CONCATENATE(;&quot;  &quot;;[$item.$A82];&quot;, &quot;;[$item.$B82];&quot;, &quot;;[$item.$C82];&quot;, &quot;;[$item.$D82];&quot;, &quot;;[$item.$E82];&quot;, &quot;;[$item.$F82];&quot;, &quot;;[$item.$G82];&quot; =&gt; &quot;;[$item.$A82];&quot; // &quot;;[$item.$H82])" office:value-type="string" office:string-value="  presdag, null, 2, null, null, null, null =&gt; presdag // Presio's Dagger" calcext:value-type="string">
            <text:p><text:s text:c="2"/>presdag, null, 2, null, null, null, null =&gt; presdag // Presio's Dagger</text:p>
          </table:table-cell>
        </table:table-row>
        <table:table-row table:style-name="ro3">
          <table:table-cell table:formula="of:=CONCATENATE(;&quot;  &quot;;[$item.$A83];&quot;, &quot;;[$item.$B83];&quot;, &quot;;[$item.$C83];&quot;, &quot;;[$item.$D83];&quot;, &quot;;[$item.$E83];&quot;, &quot;;[$item.$F83];&quot;, &quot;;[$item.$G83];&quot; =&gt; &quot;;[$item.$A83];&quot; // &quot;;[$item.$H83])" office:value-type="string" office:string-value="  quinn, null, 5, null, null, null, null =&gt; quinn // Quinn’s Fancy Sling" calcext:value-type="string">
            <text:p><text:s text:c="2"/>quinn, null, 5, null, null, null, null =&gt; quinn // Quinn’s Fancy Sling</text:p>
          </table:table-cell>
        </table:table-row>
        <table:table-row table:style-name="ro3">
          <table:table-cell table:formula="of:=CONCATENATE(;&quot;  &quot;;[$item.$A84];&quot;, &quot;;[$item.$B84];&quot;, &quot;;[$item.$C84];&quot;, &quot;;[$item.$D84];&quot;, &quot;;[$item.$E84];&quot;, &quot;;[$item.$F84];&quot;, &quot;;[$item.$G84];&quot; =&gt; &quot;;[$item.$A84];&quot; // &quot;;[$item.$H84])" office:value-type="string" office:string-value="  quost, null, null, null, null, 0, null =&gt; quost // Quost's Staff of the Elements" calcext:value-type="string">
            <text:p><text:s text:c="2"/>quost, null, null, null, null, 0, null =&gt; quost // Quost's Staff of the Elements</text:p>
          </table:table-cell>
        </table:table-row>
        <table:table-row table:style-name="ro3">
          <table:table-cell table:formula="of:=CONCATENATE(;&quot;  &quot;;[$item.$A85];&quot;, &quot;;[$item.$B85];&quot;, &quot;;[$item.$C85];&quot;, &quot;;[$item.$D85];&quot;, &quot;;[$item.$E85];&quot;, &quot;;[$item.$F85];&quot;, &quot;;[$item.$G85];&quot; =&gt; &quot;;[$item.$A85];&quot; // &quot;;[$item.$H85])" office:value-type="string" office:string-value="  razor, null, null, null, 1, null, null =&gt; razor // Container of Razorvine Extract" calcext:value-type="string">
            <text:p><text:s text:c="2"/>razor, null, null, null, 1, null, null =&gt; razor // Container of Razorvine Extract</text:p>
          </table:table-cell>
        </table:table-row>
        <table:table-row table:style-name="ro3">
          <table:table-cell table:formula="of:=CONCATENATE(;&quot;  &quot;;[$item.$A86];&quot;, &quot;;[$item.$B86];&quot;, &quot;;[$item.$C86];&quot;, &quot;;[$item.$D86];&quot;, &quot;;[$item.$E86];&quot;, &quot;;[$item.$F86];&quot;, &quot;;[$item.$G86];&quot; =&gt; &quot;;[$item.$A86];&quot; // &quot;;[$item.$H86])" office:value-type="string" office:string-value="  redemt, null, null, null, null, 0, null =&gt; redemt // Redemption" calcext:value-type="string">
            <text:p><text:s text:c="2"/>redemt, null, null, null, null, 0, null =&gt; redemt // Redemption</text:p>
          </table:table-cell>
        </table:table-row>
        <table:table-row table:style-name="ro3">
          <table:table-cell table:formula="of:=CONCATENATE(;&quot;  &quot;;[$item.$A87];&quot;, &quot;;[$item.$B87];&quot;, &quot;;[$item.$C87];&quot;, &quot;;[$item.$D87];&quot;, &quot;;[$item.$E87];&quot;, &quot;;[$item.$F87];&quot;, &quot;;[$item.$G87];&quot; =&gt; &quot;;[$item.$A87];&quot; // &quot;;[$item.$H87])" office:value-type="string" office:string-value="  relian, null, null, null, null, 0, null =&gt; relian // Reliance" calcext:value-type="string">
            <text:p><text:s text:c="2"/>relian, null, null, null, null, 0, null =&gt; relian // Reliance</text:p>
          </table:table-cell>
        </table:table-row>
        <table:table-row table:style-name="ro3">
          <table:table-cell table:formula="of:=CONCATENATE(;&quot;  &quot;;[$item.$A88];&quot;, &quot;;[$item.$B88];&quot;, &quot;;[$item.$C88];&quot;, &quot;;[$item.$D88];&quot;, &quot;;[$item.$E88];&quot;, &quot;;[$item.$F88];&quot;, &quot;;[$item.$G88];&quot; =&gt; &quot;;[$item.$A88];&quot; // &quot;;[$item.$H88])" office:value-type="string" office:string-value="  remorha, 1, 3, null, null, null, null =&gt; remorha // &lt;invalid strref -1&gt;" calcext:value-type="string">
            <text:p><text:s text:c="2"/>remorha, 1, 3, null, null, null, null =&gt; remorha // &lt;invalid strref -1&gt;</text:p>
          </table:table-cell>
        </table:table-row>
        <table:table-row table:style-name="ro3">
          <table:table-cell table:formula="of:=CONCATENATE(;&quot;  &quot;;[$item.$A89];&quot;, &quot;;[$item.$B89];&quot;, &quot;;[$item.$C89];&quot;, &quot;;[$item.$D89];&quot;, &quot;;[$item.$E89];&quot;, &quot;;[$item.$F89];&quot;, &quot;;[$item.$G89];&quot; =&gt; &quot;;[$item.$A89];&quot; // &quot;;[$item.$H89])" office:value-type="string" office:string-value="  salfire, 1, 3, null, null, null, null =&gt; salfire // &lt;invalid strref -1&gt;" calcext:value-type="string">
            <text:p><text:s text:c="2"/>salfire, 1, 3, null, null, null, null =&gt; salfire // &lt;invalid strref -1&gt;</text:p>
          </table:table-cell>
        </table:table-row>
        <table:table-row table:style-name="ro3">
          <table:table-cell table:formula="of:=CONCATENATE(;&quot;  &quot;;[$item.$A90];&quot;, &quot;;[$item.$B90];&quot;, &quot;;[$item.$C90];&quot;, &quot;;[$item.$D90];&quot;, &quot;;[$item.$E90];&quot;, &quot;;[$item.$F90];&quot;, &quot;;[$item.$G90];&quot; =&gt; &quot;;[$item.$A90];&quot; // &quot;;[$item.$H90])" office:value-type="string" office:string-value="  salfros, 1, 3, null, null, null, null =&gt; salfros // &lt;invalid strref -1&gt;" calcext:value-type="string">
            <text:p><text:s text:c="2"/>salfros, 1, 3, null, null, null, null =&gt; salfros // &lt;invalid strref -1&gt;</text:p>
          </table:table-cell>
        </table:table-row>
        <table:table-row table:style-name="ro3">
          <table:table-cell table:formula="of:=CONCATENATE(;&quot;  &quot;;[$item.$A91];&quot;, &quot;;[$item.$B91];&quot;, &quot;;[$item.$C91];&quot;, &quot;;[$item.$D91];&quot;, &quot;;[$item.$E91];&quot;, &quot;;[$item.$F91];&quot;, &quot;;[$item.$G91];&quot; =&gt; &quot;;[$item.$A91];&quot; // &quot;;[$item.$H91])" office:value-type="string" office:string-value="  sbowebu, null, 3, null, null, 3, null =&gt; sbowebu // Short Bow of Ebullience" calcext:value-type="string">
            <text:p><text:s text:c="2"/>sbowebu, null, 3, null, null, 3, null =&gt; sbowebu // Short Bow of Ebullience</text:p>
          </table:table-cell>
        </table:table-row>
        <table:table-row table:style-name="ro3">
          <table:table-cell table:formula="of:=CONCATENATE(;&quot;  &quot;;[$item.$A92];&quot;, &quot;;[$item.$B92];&quot;, &quot;;[$item.$C92];&quot;, &quot;;[$item.$D92];&quot;, &quot;;[$item.$E92];&quot;, &quot;;[$item.$F92];&quot;, &quot;;[$item.$G92];&quot; =&gt; &quot;;[$item.$A92];&quot; // &quot;;[$item.$H92])" office:value-type="string" office:string-value="  sceptre, null, null, null, null, 0, null =&gt; sceptre // Sceptre of Tyranny" calcext:value-type="string">
            <text:p><text:s text:c="2"/>sceptre, null, null, null, null, 0, null =&gt; sceptre // Sceptre of Tyranny</text:p>
          </table:table-cell>
        </table:table-row>
        <table:table-row table:style-name="ro3">
          <table:table-cell table:formula="of:=CONCATENATE(;&quot;  &quot;;[$item.$A93];&quot;, &quot;;[$item.$B93];&quot;, &quot;;[$item.$C93];&quot;, &quot;;[$item.$D93];&quot;, &quot;;[$item.$E93];&quot;, &quot;;[$item.$F93];&quot;, &quot;;[$item.$G93];&quot; =&gt; &quot;;[$item.$A93];&quot; // &quot;;[$item.$H93])" office:value-type="string" office:string-value="  scrnote, null, null, null, null, null, 0 =&gt; scrnote // Scribbled Note" calcext:value-type="string">
            <text:p><text:s text:c="2"/>scrnote, null, null, null, null, null, 0 =&gt; scrnote // Scribbled Note</text:p>
          </table:table-cell>
        </table:table-row>
        <table:table-row table:style-name="ro3">
          <table:table-cell table:formula="of:=CONCATENATE(;&quot;  &quot;;[$item.$A94];&quot;, &quot;;[$item.$B94];&quot;, &quot;;[$item.$C94];&quot;, &quot;;[$item.$D94];&quot;, &quot;;[$item.$E94];&quot;, &quot;;[$item.$F94];&quot;, &quot;;[$item.$G94];&quot; =&gt; &quot;;[$item.$A94];&quot; // &quot;;[$item.$H94])" office:value-type="string" office:string-value="  serrate, null, null, null, null, 7, null =&gt; serrate // Serrated Bone Blade" calcext:value-type="string">
            <text:p><text:s text:c="2"/>serrate, null, null, null, null, 7, null =&gt; serrate // Serrated Bone Blade</text:p>
          </table:table-cell>
        </table:table-row>
        <table:table-row table:style-name="ro3">
          <table:table-cell table:formula="of:=CONCATENATE(;&quot;  &quot;;[$item.$A95];&quot;, &quot;;[$item.$B95];&quot;, &quot;;[$item.$C95];&quot;, &quot;;[$item.$D95];&quot;, &quot;;[$item.$E95];&quot;, &quot;;[$item.$F95];&quot;, &quot;;[$item.$G95];&quot; =&gt; &quot;;[$item.$A95];&quot; // &quot;;[$item.$H95])" office:value-type="string" office:string-value="  sflail, 1, 3, null, null, null, null =&gt; sflail // flail" calcext:value-type="string">
            <text:p><text:s text:c="2"/>sflail, 1, 3, null, null, null, null =&gt; sflail // flail</text:p>
          </table:table-cell>
        </table:table-row>
        <table:table-row table:style-name="ro3">
          <table:table-cell table:formula="of:=CONCATENATE(;&quot;  &quot;;[$item.$A96];&quot;, &quot;;[$item.$B96];&quot;, &quot;;[$item.$C96];&quot;, &quot;;[$item.$D96];&quot;, &quot;;[$item.$E96];&quot;, &quot;;[$item.$F96];&quot;, &quot;;[$item.$G96];&quot; =&gt; &quot;;[$item.$A96];&quot; // &quot;;[$item.$H96])" office:value-type="string" office:string-value="  shadless, 1, 1, null, null, null, null =&gt; shadless // lesser shadow weapon" calcext:value-type="string">
            <text:p><text:s text:c="2"/>shadless, 1, 1, null, null, null, null =&gt; shadless // lesser shadow weapon</text:p>
          </table:table-cell>
        </table:table-row>
        <table:table-row table:style-name="ro3">
          <table:table-cell table:formula="of:=CONCATENATE(;&quot;  &quot;;[$item.$A97];&quot;, &quot;;[$item.$B97];&quot;, &quot;;[$item.$C97];&quot;, &quot;;[$item.$D97];&quot;, &quot;;[$item.$E97];&quot;, &quot;;[$item.$F97];&quot;, &quot;;[$item.$G97];&quot; =&gt; &quot;;[$item.$A97];&quot; // &quot;;[$item.$H97])" office:value-type="string" office:string-value="  shadow1, 1, 1, null, null, null, null =&gt; shadow1 // shadow weapon" calcext:value-type="string">
            <text:p><text:s text:c="2"/>shadow1, 1, 1, null, null, null, null =&gt; shadow1 // shadow weapon</text:p>
          </table:table-cell>
        </table:table-row>
        <table:table-row table:style-name="ro3">
          <table:table-cell table:formula="of:=CONCATENATE(;&quot;  &quot;;[$item.$A98];&quot;, &quot;;[$item.$B98];&quot;, &quot;;[$item.$C98];&quot;, &quot;;[$item.$D98];&quot;, &quot;;[$item.$E98];&quot;, &quot;;[$item.$F98];&quot;, &quot;;[$item.$G98];&quot; =&gt; &quot;;[$item.$A98];&quot; // &quot;;[$item.$H98])" office:value-type="string" office:string-value="  shamme2, null, 2, null, null, null, null =&gt; shamme2 // Spiritual Hammer" calcext:value-type="string">
            <text:p><text:s text:c="2"/>shamme2, null, 2, null, null, null, null =&gt; shamme2 // Spiritual Hammer</text:p>
          </table:table-cell>
        </table:table-row>
        <table:table-row table:style-name="ro3">
          <table:table-cell table:formula="of:=CONCATENATE(;&quot;  &quot;;[$item.$A99];&quot;, &quot;;[$item.$B99];&quot;, &quot;;[$item.$C99];&quot;, &quot;;[$item.$D99];&quot;, &quot;;[$item.$E99];&quot;, &quot;;[$item.$F99];&quot;, &quot;;[$item.$G99];&quot; =&gt; &quot;;[$item.$A99];&quot; // &quot;;[$item.$H99])" office:value-type="string" office:string-value="  shamme3, null, 3, null, null, null, null =&gt; shamme3 // Spiritual Hammer" calcext:value-type="string">
            <text:p><text:s text:c="2"/>shamme3, null, 3, null, null, null, null =&gt; shamme3 // Spiritual Hammer</text:p>
          </table:table-cell>
        </table:table-row>
        <table:table-row table:style-name="ro3">
          <table:table-cell table:formula="of:=CONCATENATE(;&quot;  &quot;;[$item.$A100];&quot;, &quot;;[$item.$B100];&quot;, &quot;;[$item.$C100];&quot;, &quot;;[$item.$D100];&quot;, &quot;;[$item.$E100];&quot;, &quot;;[$item.$F100];&quot;, &quot;;[$item.$G100];&quot; =&gt; &quot;;[$item.$A100];&quot; // &quot;;[$item.$H100])" office:value-type="string" office:string-value="  shillel, 1, 1, 0, null, null, null =&gt; shillel // Shillelagh" calcext:value-type="string">
            <text:p><text:s text:c="2"/>shillel, 1, 1, 0, null, null, null =&gt; shillel // Shillelagh</text:p>
          </table:table-cell>
        </table:table-row>
        <table:table-row table:style-name="ro3">
          <table:table-cell table:formula="of:=CONCATENATE(;&quot;  &quot;;[$item.$A101];&quot;, &quot;;[$item.$B101];&quot;, &quot;;[$item.$C101];&quot;, &quot;;[$item.$D101];&quot;, &quot;;[$item.$E101];&quot;, &quot;;[$item.$F101];&quot;, &quot;;[$item.$G101];&quot; =&gt; &quot;;[$item.$A101];&quot; // &quot;;[$item.$H101])" office:value-type="string" office:string-value="  shsswrd, null, null, null, null, 0, null =&gt; shsswrd // Short Sword of the Hand" calcext:value-type="string">
            <text:p><text:s text:c="2"/>shsswrd, null, null, null, null, 0, null =&gt; shsswrd // Short Sword of the Hand</text:p>
          </table:table-cell>
        </table:table-row>
        <table:table-row table:style-name="ro3">
          <table:table-cell table:formula="of:=CONCATENATE(;&quot;  &quot;;[$item.$A102];&quot;, &quot;;[$item.$B102];&quot;, &quot;;[$item.$C102];&quot;, &quot;;[$item.$D102];&quot;, &quot;;[$item.$E102];&quot;, &quot;;[$item.$F102];&quot;, &quot;;[$item.$G102];&quot; =&gt; &quot;;[$item.$A102];&quot; // &quot;;[$item.$H102])" office:value-type="string" office:string-value="  shstaff, null, null, null, null, 1, null =&gt; shstaff // Staff of the Hand" calcext:value-type="string">
            <text:p><text:s text:c="2"/>shstaff, null, null, null, null, 1, null =&gt; shstaff // Staff of the Hand</text:p>
          </table:table-cell>
        </table:table-row>
        <table:table-row table:style-name="ro3">
          <table:table-cell table:formula="of:=CONCATENATE(;&quot;  &quot;;[$item.$A103];&quot;, &quot;;[$item.$B103];&quot;, &quot;;[$item.$C103];&quot;, &quot;;[$item.$D103];&quot;, &quot;;[$item.$E103];&quot;, &quot;;[$item.$F103];&quot;, &quot;;[$item.$G103];&quot; =&gt; &quot;;[$item.$A103];&quot; // &quot;;[$item.$H103])" office:value-type="string" office:string-value="  slinged, null, 3, null, null, 3, null =&gt; slinged // Edley’s Sling" calcext:value-type="string">
            <text:p><text:s text:c="2"/>slinged, null, 3, null, null, 3, null =&gt; slinged // Edley’s Sling</text:p>
          </table:table-cell>
        </table:table-row>
        <table:table-row table:style-name="ro3">
          <table:table-cell table:formula="of:=CONCATENATE(;&quot;  &quot;;[$item.$A104];&quot;, &quot;;[$item.$B104];&quot;, &quot;;[$item.$C104];&quot;, &quot;;[$item.$D104];&quot;, &quot;;[$item.$E104];&quot;, &quot;;[$item.$F104];&quot;, &quot;;[$item.$G104];&quot; =&gt; &quot;;[$item.$A104];&quot; // &quot;;[$item.$H104])" office:value-type="string" office:string-value="  slng01, null, null, null, 1, null, null =&gt; slng01 // Sling" calcext:value-type="string">
            <text:p><text:s text:c="2"/>slng01, null, null, null, 1, null, null =&gt; slng01 // Sling</text:p>
          </table:table-cell>
        </table:table-row>
        <table:table-row table:style-name="ro3">
          <table:table-cell table:formula="of:=CONCATENATE(;&quot;  &quot;;[$item.$A105];&quot;, &quot;;[$item.$B105];&quot;, &quot;;[$item.$C105];&quot;, &quot;;[$item.$D105];&quot;, &quot;;[$item.$E105];&quot;, &quot;;[$item.$F105];&quot;, &quot;;[$item.$G105];&quot; =&gt; &quot;;[$item.$A105];&quot; // &quot;;[$item.$H105])" office:value-type="string" office:string-value="  smcudge, null, 4, null, null, 0, null =&gt; smcudge // Star Metal Cudgel" calcext:value-type="string">
            <text:p><text:s text:c="2"/>smcudge, null, 4, null, null, 0, null =&gt; smcudge // Star Metal Cudgel</text:p>
          </table:table-cell>
        </table:table-row>
        <table:table-row table:style-name="ro3">
          <table:table-cell table:formula="of:=CONCATENATE(;&quot;  &quot;;[$item.$A106];&quot;, &quot;;[$item.$B106];&quot;, &quot;;[$item.$C106];&quot;, &quot;;[$item.$D106];&quot;, &quot;;[$item.$E106];&quot;, &quot;;[$item.$F106];&quot;, &quot;;[$item.$G106];&quot; =&gt; &quot;;[$item.$A106];&quot; // &quot;;[$item.$H106])" office:value-type="string" office:string-value="  staf01, null, null, null, 4, null, null =&gt; staf01 // Quarter Staff" calcext:value-type="string">
            <text:p><text:s text:c="2"/>staf01, null, null, null, 4, null, null =&gt; staf01 // Quarter Staff</text:p>
          </table:table-cell>
        </table:table-row>
        <table:table-row table:style-name="ro3">
          <table:table-cell table:formula="of:=CONCATENATE(;&quot;  &quot;;[$item.$A107];&quot;, &quot;;[$item.$B107];&quot;, &quot;;[$item.$C107];&quot;, &quot;;[$item.$D107];&quot;, &quot;;[$item.$E107];&quot;, &quot;;[$item.$F107];&quot;, &quot;;[$item.$G107];&quot; =&gt; &quot;;[$item.$A107];&quot; // &quot;;[$item.$H107])" office:value-type="string" office:string-value="  stafbes, null, null, null, null, 2, null =&gt; stafbes // Staff of Besieging" calcext:value-type="string">
            <text:p><text:s text:c="2"/>stafbes, null, null, null, null, 2, null =&gt; stafbes // Staff of Besieging</text:p>
          </table:table-cell>
        </table:table-row>
        <table:table-row table:style-name="ro3">
          <table:table-cell table:formula="of:=CONCATENATE(;&quot;  &quot;;[$item.$A108];&quot;, &quot;;[$item.$B108];&quot;, &quot;;[$item.$C108];&quot;, &quot;;[$item.$D108];&quot;, &quot;;[$item.$E108];&quot;, &quot;;[$item.$F108];&quot;, &quot;;[$item.$G108];&quot; =&gt; &quot;;[$item.$A108];&quot; // &quot;;[$item.$H108])" office:value-type="string" office:string-value="  staffbes, null, null, null, null, 2, null =&gt; staffbes // Staff of Besieging" calcext:value-type="string">
            <text:p><text:s text:c="2"/>staffbes, null, null, null, null, 2, null =&gt; staffbes // Staff of Besieging</text:p>
          </table:table-cell>
        </table:table-row>
        <table:table-row table:style-name="ro3">
          <table:table-cell table:formula="of:=CONCATENATE(;&quot;  &quot;;[$item.$A109];&quot;, &quot;;[$item.$B109];&quot;, &quot;;[$item.$C109];&quot;, &quot;;[$item.$D109];&quot;, &quot;;[$item.$E109];&quot;, &quot;;[$item.$F109];&quot;, &quot;;[$item.$G109];&quot; =&gt; &quot;;[$item.$A109];&quot; // &quot;;[$item.$H109])" office:value-type="string" office:string-value="  stafhmg, null, 1, null, null, 3, null =&gt; stafhmg // Staff of the Hanged Men's Glee" calcext:value-type="string">
            <text:p><text:s text:c="2"/>stafhmg, null, 1, null, null, 3, null =&gt; stafhmg // Staff of the Hanged Men's Glee</text:p>
          </table:table-cell>
        </table:table-row>
        <table:table-row table:style-name="ro3">
          <table:table-cell table:formula="of:=CONCATENATE(;&quot;  &quot;;[$item.$A110];&quot;, &quot;;[$item.$B110];&quot;, &quot;;[$item.$C110];&quot;, &quot;;[$item.$D110];&quot;, &quot;;[$item.$E110];&quot;, &quot;;[$item.$F110];&quot;, &quot;;[$item.$G110];&quot; =&gt; &quot;;[$item.$A110];&quot; // &quot;;[$item.$H110])" office:value-type="string" office:string-value="  storm, null, 2, null, null, 4, null =&gt; storm // Storm Bow" calcext:value-type="string">
            <text:p><text:s text:c="2"/>storm, null, 2, null, null, 4, null =&gt; storm // Storm Bow</text:p>
          </table:table-cell>
        </table:table-row>
        <table:table-row table:style-name="ro3">
          <table:table-cell table:formula="of:=CONCATENATE(;&quot;  &quot;;[$item.$A111];&quot;, &quot;;[$item.$B111];&quot;, &quot;;[$item.$C111];&quot;, &quot;;[$item.$D111];&quot;, &quot;;[$item.$E111];&quot;, &quot;;[$item.$F111];&quot;, &quot;;[$item.$G111];&quot; =&gt; &quot;;[$item.$A111];&quot; // &quot;;[$item.$H111])" office:value-type="string" office:string-value="  svian, null, null, null, null, 0, null =&gt; svian // Svian's Club" calcext:value-type="string">
            <text:p><text:s text:c="2"/>svian, null, null, null, null, 0, null =&gt; svian // Svian's Club</text:p>
          </table:table-cell>
        </table:table-row>
        <table:table-row table:style-name="ro3">
          <table:table-cell table:formula="of:=CONCATENATE(;&quot;  &quot;;[$item.$A112];&quot;, &quot;;[$item.$B112];&quot;, &quot;;[$item.$C112];&quot;, &quot;;[$item.$D112];&quot;, &quot;;[$item.$E112];&quot;, &quot;;[$item.$F112];&quot;, &quot;;[$item.$G112];&quot; =&gt; &quot;;[$item.$A112];&quot; // &quot;;[$item.$H112])" office:value-type="string" office:string-value="  sw2h06, null, 2, null, null, null, null =&gt; sw2h06 // Spider’s Bane" calcext:value-type="string">
            <text:p><text:s text:c="2"/>sw2h06, null, 2, null, null, null, null =&gt; sw2h06 // Spider’s Bane</text:p>
          </table:table-cell>
        </table:table-row>
        <table:table-row table:style-name="ro3">
          <table:table-cell table:formula="of:=CONCATENATE(;&quot;  &quot;;[$item.$A113];&quot;, &quot;;[$item.$B113];&quot;, &quot;;[$item.$C113];&quot;, &quot;;[$item.$D113];&quot;, &quot;;[$item.$E113];&quot;, &quot;;[$item.$F113];&quot;, &quot;;[$item.$G113];&quot; =&gt; &quot;;[$item.$A113];&quot; // &quot;;[$item.$H113])" office:value-type="string" office:string-value="  symhelm, null, null, null, 1, null, null =&gt; symhelm // Holy Symbol" calcext:value-type="string">
            <text:p><text:s text:c="2"/>symhelm, null, null, null, 1, null, null =&gt; symhelm // Holy Symbol</text:p>
          </table:table-cell>
        </table:table-row>
        <table:table-row table:style-name="ro3">
          <table:table-cell table:formula="of:=CONCATENATE(;&quot;  &quot;;[$item.$A114];&quot;, &quot;;[$item.$B114];&quot;, &quot;;[$item.$C114];&quot;, &quot;;[$item.$D114];&quot;, &quot;;[$item.$E114];&quot;, &quot;;[$item.$F114];&quot;, &quot;;[$item.$G114];&quot; =&gt; &quot;;[$item.$A114];&quot; // &quot;;[$item.$H114])" office:value-type="string" office:string-value="  tale1, null, null, null, 0, null, null =&gt; tale1 // The Tale of Sir Geddian" calcext:value-type="string">
            <text:p><text:s text:c="2"/>tale1, null, null, null, 0, null, null =&gt; tale1 // The Tale of Sir Geddian</text:p>
          </table:table-cell>
        </table:table-row>
        <table:table-row table:style-name="ro3">
          <table:table-cell table:formula="of:=CONCATENATE(;&quot;  &quot;;[$item.$A115];&quot;, &quot;;[$item.$B115];&quot;, &quot;;[$item.$C115];&quot;, &quot;;[$item.$D115];&quot;, &quot;;[$item.$E115];&quot;, &quot;;[$item.$F115];&quot;, &quot;;[$item.$G115];&quot; =&gt; &quot;;[$item.$A115];&quot; // &quot;;[$item.$H115])" office:value-type="string" office:string-value="  tale2, null, null, null, 0, null, null =&gt; tale2 // The Tale of Sir Giles" calcext:value-type="string">
            <text:p><text:s text:c="2"/>tale2, null, null, null, 0, null, null =&gt; tale2 // The Tale of Sir Giles</text:p>
          </table:table-cell>
        </table:table-row>
        <table:table-row table:style-name="ro3">
          <table:table-cell table:formula="of:=CONCATENATE(;&quot;  &quot;;[$item.$A116];&quot;, &quot;;[$item.$B116];&quot;, &quot;;[$item.$C116];&quot;, &quot;;[$item.$D116];&quot;, &quot;;[$item.$E116];&quot;, &quot;;[$item.$F116];&quot;, &quot;;[$item.$G116];&quot; =&gt; &quot;;[$item.$A116];&quot; // &quot;;[$item.$H116])" office:value-type="string" office:string-value="  tale3, null, null, null, 0, null, null =&gt; tale3 // The Tale of Sir Erris" calcext:value-type="string">
            <text:p><text:s text:c="2"/>tale3, null, null, null, 0, null, null =&gt; tale3 // The Tale of Sir Erris</text:p>
          </table:table-cell>
        </table:table-row>
        <table:table-row table:style-name="ro3">
          <table:table-cell table:formula="of:=CONCATENATE(;&quot;  &quot;;[$item.$A117];&quot;, &quot;;[$item.$B117];&quot;, &quot;;[$item.$C117];&quot;, &quot;;[$item.$D117];&quot;, &quot;;[$item.$E117];&quot;, &quot;;[$item.$F117];&quot;, &quot;;[$item.$G117];&quot; =&gt; &quot;;[$item.$A117];&quot; // &quot;;[$item.$H117])" office:value-type="string" office:string-value="  tale4, null, null, null, 0, null, null =&gt; tale4 // The Tale of Sir Zierkki" calcext:value-type="string">
            <text:p><text:s text:c="2"/>tale4, null, null, null, 0, null, null =&gt; tale4 // The Tale of Sir Zierkki</text:p>
          </table:table-cell>
        </table:table-row>
        <table:table-row table:style-name="ro3">
          <table:table-cell table:formula="of:=CONCATENATE(;&quot;  &quot;;[$item.$A118];&quot;, &quot;;[$item.$B118];&quot;, &quot;;[$item.$C118];&quot;, &quot;;[$item.$D118];&quot;, &quot;;[$item.$E118];&quot;, &quot;;[$item.$F118];&quot;, &quot;;[$item.$G118];&quot; =&gt; &quot;;[$item.$A118];&quot; // &quot;;[$item.$H118])" office:value-type="string" office:string-value="  tiernon, null, null, null, null, null, null =&gt; tiernon // Tiernon's Hearthstone" calcext:value-type="string">
            <text:p><text:s text:c="2"/>tiernon, null, null, null, null, null, null =&gt; tiernon // Tiernon's Hearthstone</text:p>
          </table:table-cell>
        </table:table-row>
        <table:table-row table:style-name="ro3">
          <table:table-cell table:formula="of:=CONCATENATE(;&quot;  &quot;;[$item.$A119];&quot;, &quot;;[$item.$B119];&quot;, &quot;;[$item.$C119];&quot;, &quot;;[$item.$D119];&quot;, &quot;;[$item.$E119];&quot;, &quot;;[$item.$F119];&quot;, &quot;;[$item.$G119];&quot; =&gt; &quot;;[$item.$A119];&quot; // &quot;;[$item.$H119])" office:value-type="string" office:string-value="  tjourn, null, null, null, 1, null, null =&gt; tjourn // Terikan's Journal" calcext:value-type="string">
            <text:p><text:s text:c="2"/>tjourn, null, null, null, 1, null, null =&gt; tjourn // Terikan's Journal</text:p>
          </table:table-cell>
        </table:table-row>
        <table:table-row table:style-name="ro3">
          <table:table-cell table:formula="of:=CONCATENATE(;&quot;  &quot;;[$item.$A120];&quot;, &quot;;[$item.$B120];&quot;, &quot;;[$item.$C120];&quot;, &quot;;[$item.$D120];&quot;, &quot;;[$item.$E120];&quot;, &quot;;[$item.$F120];&quot;, &quot;;[$item.$G120];&quot; =&gt; &quot;;[$item.$A120];&quot; // &quot;;[$item.$H120])" office:value-type="string" office:string-value="  tkey, null, null, null, 1, null, null =&gt; tkey // Terikan's Key" calcext:value-type="string">
            <text:p><text:s text:c="2"/>tkey, null, null, null, 1, null, null =&gt; tkey // Terikan's Key</text:p>
          </table:table-cell>
        </table:table-row>
        <table:table-row table:style-name="ro3">
          <table:table-cell table:formula="of:=CONCATENATE(;&quot;  &quot;;[$item.$A121];&quot;, &quot;;[$item.$B121];&quot;, &quot;;[$item.$C121];&quot;, &quot;;[$item.$D121];&quot;, &quot;;[$item.$E121];&quot;, &quot;;[$item.$F121];&quot;, &quot;;[$item.$G121];&quot; =&gt; &quot;;[$item.$A121];&quot; // &quot;;[$item.$H121])" office:value-type="string" office:string-value="  tomb, null, null, null, null, 4, null =&gt; tomb // Tombsweeper" calcext:value-type="string">
            <text:p><text:s text:c="2"/>tomb, null, null, null, null, 4, null =&gt; tomb // Tombsweeper</text:p>
          </table:table-cell>
        </table:table-row>
        <table:table-row table:style-name="ro3">
          <table:table-cell table:formula="of:=CONCATENATE(;&quot;  &quot;;[$item.$A122];&quot;, &quot;;[$item.$B122];&quot;, &quot;;[$item.$C122];&quot;, &quot;;[$item.$D122];&quot;, &quot;;[$item.$E122];&quot;, &quot;;[$item.$F122];&quot;, &quot;;[$item.$G122];&quot; =&gt; &quot;;[$item.$A122];&quot; // &quot;;[$item.$H122])" office:value-type="string" office:string-value="  torn, null, null, null, 1, null, null =&gt; torn // Scroll" calcext:value-type="string">
            <text:p><text:s text:c="2"/>torn, null, null, null, 1, null, null =&gt; torn // Scroll</text:p>
          </table:table-cell>
        </table:table-row>
        <table:table-row table:style-name="ro3">
          <table:table-cell table:formula="of:=CONCATENATE(;&quot;  &quot;;[$item.$A123];&quot;, &quot;;[$item.$B123];&quot;, &quot;;[$item.$C123];&quot;, &quot;;[$item.$D123];&quot;, &quot;;[$item.$E123];&quot;, &quot;;[$item.$F123];&quot;, &quot;;[$item.$G123];&quot; =&gt; &quot;;[$item.$A123];&quot; // &quot;;[$item.$H123])" office:value-type="string" office:string-value="  u1ham3a, null, 2, null, null, 2, null =&gt; u1ham3a // Corrosive Hammer" calcext:value-type="string">
            <text:p><text:s text:c="2"/>u1ham3a, null, 2, null, null, 2, null =&gt; u1ham3a // Corrosive Hammer</text:p>
          </table:table-cell>
        </table:table-row>
        <table:table-row table:style-name="ro3">
          <table:table-cell table:formula="of:=CONCATENATE(;&quot;  &quot;;[$item.$A124];&quot;, &quot;;[$item.$B124];&quot;, &quot;;[$item.$C124];&quot;, &quot;;[$item.$D124];&quot;, &quot;;[$item.$E124];&quot;, &quot;;[$item.$F124];&quot;, &quot;;[$item.$G124];&quot; =&gt; &quot;;[$item.$A124];&quot; // &quot;;[$item.$H124])" office:value-type="string" office:string-value="  u1ham3b, null, null, null, null, 2, null =&gt; u1ham3b // War Hammer of Sparks +2" calcext:value-type="string">
            <text:p><text:s text:c="2"/>u1ham3b, null, null, null, null, 2, null =&gt; u1ham3b // War Hammer of Sparks +2</text:p>
          </table:table-cell>
        </table:table-row>
        <table:table-row table:style-name="ro3">
          <table:table-cell table:formula="of:=CONCATENATE(;&quot;  &quot;;[$item.$A125];&quot;, &quot;;[$item.$B125];&quot;, &quot;;[$item.$C125];&quot;, &quot;;[$item.$D125];&quot;, &quot;;[$item.$E125];&quot;, &quot;;[$item.$F125];&quot;, &quot;;[$item.$G125];&quot; =&gt; &quot;;[$item.$A125];&quot; // &quot;;[$item.$H125])" office:value-type="string" office:string-value="  u1ham4a, null, null, null, null, 1, null =&gt; u1ham4a // War Hammer +3: Life Giver" calcext:value-type="string">
            <text:p><text:s text:c="2"/>u1ham4a, null, null, null, null, 1, null =&gt; u1ham4a // War Hammer +3: Life Giver</text:p>
          </table:table-cell>
        </table:table-row>
        <table:table-row table:style-name="ro3">
          <table:table-cell table:formula="of:=CONCATENATE(;&quot;  &quot;;[$item.$A126];&quot;, &quot;;[$item.$B126];&quot;, &quot;;[$item.$C126];&quot;, &quot;;[$item.$D126];&quot;, &quot;;[$item.$E126];&quot;, &quot;;[$item.$F126];&quot;, &quot;;[$item.$G126];&quot; =&gt; &quot;;[$item.$A126];&quot; // &quot;;[$item.$H126])" office:value-type="string" office:string-value="  u1ham4b, null, null, null, null, 1, null =&gt; u1ham4b // Sanctified War Hammer +3" calcext:value-type="string">
            <text:p><text:s text:c="2"/>u1ham4b, null, null, null, null, 1, null =&gt; u1ham4b // Sanctified War Hammer +3</text:p>
          </table:table-cell>
        </table:table-row>
        <table:table-row table:style-name="ro3">
          <table:table-cell table:formula="of:=CONCATENATE(;&quot;  &quot;;[$item.$A127];&quot;, &quot;;[$item.$B127];&quot;, &quot;;[$item.$C127];&quot;, &quot;;[$item.$D127];&quot;, &quot;;[$item.$E127];&quot;, &quot;;[$item.$F127];&quot;, &quot;;[$item.$G127];&quot; =&gt; &quot;;[$item.$A127];&quot; // &quot;;[$item.$H127])" office:value-type="string" office:string-value="  u1ham5a, null, null, null, null, 1, null =&gt; u1ham5a // War Hammer of Phasing +3" calcext:value-type="string">
            <text:p><text:s text:c="2"/>u1ham5a, null, null, null, null, 1, null =&gt; u1ham5a // War Hammer of Phasing +3</text:p>
          </table:table-cell>
        </table:table-row>
        <table:table-row table:style-name="ro3">
          <table:table-cell table:formula="of:=CONCATENATE(;&quot;  &quot;;[$item.$A128];&quot;, &quot;;[$item.$B128];&quot;, &quot;;[$item.$C128];&quot;, &quot;;[$item.$D128];&quot;, &quot;;[$item.$E128];&quot;, &quot;;[$item.$F128];&quot;, &quot;;[$item.$G128];&quot; =&gt; &quot;;[$item.$A128];&quot; // &quot;;[$item.$H128])" office:value-type="string" office:string-value="  u1ham5b, null, null, null, null, 0, null =&gt; u1ham5b // War Hammer +4: Defender" calcext:value-type="string">
            <text:p><text:s text:c="2"/>u1ham5b, null, null, null, null, 0, null =&gt; u1ham5b // War Hammer +4: Defender</text:p>
          </table:table-cell>
        </table:table-row>
        <table:table-row table:style-name="ro3">
          <table:table-cell table:formula="of:=CONCATENATE(;&quot;  &quot;;[$item.$A129];&quot;, &quot;;[$item.$B129];&quot;, &quot;;[$item.$C129];&quot;, &quot;;[$item.$D129];&quot;, &quot;;[$item.$E129];&quot;, &quot;;[$item.$F129];&quot;, &quot;;[$item.$G129];&quot; =&gt; &quot;;[$item.$A129];&quot; // &quot;;[$item.$H129])" office:value-type="string" office:string-value="  u1hax2a, null, null, null, null, 5, null =&gt; u1hax2a // Charged Battle Axe +2" calcext:value-type="string">
            <text:p><text:s text:c="2"/>u1hax2a, null, null, null, null, 5, null =&gt; u1hax2a // Charged Battle Axe +2</text:p>
          </table:table-cell>
        </table:table-row>
        <table:table-row table:style-name="ro3">
          <table:table-cell table:formula="of:=CONCATENATE(;&quot;  &quot;;[$item.$A130];&quot;, &quot;;[$item.$B130];&quot;, &quot;;[$item.$C130];&quot;, &quot;;[$item.$D130];&quot;, &quot;;[$item.$E130];&quot;, &quot;;[$item.$F130];&quot;, &quot;;[$item.$G130];&quot; =&gt; &quot;;[$item.$A130];&quot; // &quot;;[$item.$H130])" office:value-type="string" office:string-value="  u1hax3a, null, null, null, null, 5, null =&gt; u1hax3a // Poisonous Battle Axe +2" calcext:value-type="string">
            <text:p><text:s text:c="2"/>u1hax3a, null, null, null, null, 5, null =&gt; u1hax3a // Poisonous Battle Axe +2</text:p>
          </table:table-cell>
        </table:table-row>
        <table:table-row table:style-name="ro3">
          <table:table-cell table:formula="of:=CONCATENATE(;&quot;  &quot;;[$item.$A131];&quot;, &quot;;[$item.$B131];&quot;, &quot;;[$item.$C131];&quot;, &quot;;[$item.$D131];&quot;, &quot;;[$item.$E131];&quot;, &quot;;[$item.$F131];&quot;, &quot;;[$item.$G131];&quot; =&gt; &quot;;[$item.$A131];&quot; // &quot;;[$item.$H131])" office:value-type="string" office:string-value="  u1hax3b, null, null, null, null, 5, null =&gt; u1hax3b // Battle Axe +2: Defender" calcext:value-type="string">
            <text:p><text:s text:c="2"/>u1hax3b, null, null, null, null, 5, null =&gt; u1hax3b // Battle Axe +2: Defender</text:p>
          </table:table-cell>
        </table:table-row>
        <table:table-row table:style-name="ro3">
          <table:table-cell table:formula="of:=CONCATENATE(;&quot;  &quot;;[$item.$A132];&quot;, &quot;;[$item.$B132];&quot;, &quot;;[$item.$C132];&quot;, &quot;;[$item.$D132];&quot;, &quot;;[$item.$E132];&quot;, &quot;;[$item.$F132];&quot;, &quot;;[$item.$G132];&quot; =&gt; &quot;;[$item.$A132];&quot; // &quot;;[$item.$H132])" office:value-type="string" office:string-value="  u1hax4a, null, null, null, null, 4, null =&gt; u1hax4a // Battle Axe +3: Fatigue" calcext:value-type="string">
            <text:p><text:s text:c="2"/>u1hax4a, null, null, null, null, 4, null =&gt; u1hax4a // Battle Axe +3: Fatigue</text:p>
          </table:table-cell>
        </table:table-row>
        <table:table-row table:style-name="ro3">
          <table:table-cell table:formula="of:=CONCATENATE(;&quot;  &quot;;[$item.$A133];&quot;, &quot;;[$item.$B133];&quot;, &quot;;[$item.$C133];&quot;, &quot;;[$item.$D133];&quot;, &quot;;[$item.$E133];&quot;, &quot;;[$item.$F133];&quot;, &quot;;[$item.$G133];&quot; =&gt; &quot;;[$item.$A133];&quot; // &quot;;[$item.$H133])" office:value-type="string" office:string-value="  u1hax4b, null, null, null, null, 3, null =&gt; u1hax4b // Benorg's Truth" calcext:value-type="string">
            <text:p><text:s text:c="2"/>u1hax4b, null, null, null, null, 3, null =&gt; u1hax4b // Benorg's Truth</text:p>
          </table:table-cell>
        </table:table-row>
        <table:table-row table:style-name="ro3">
          <table:table-cell table:formula="of:=CONCATENATE(;&quot;  &quot;;[$item.$A134];&quot;, &quot;;[$item.$B134];&quot;, &quot;;[$item.$C134];&quot;, &quot;;[$item.$D134];&quot;, &quot;;[$item.$E134];&quot;, &quot;;[$item.$F134];&quot;, &quot;;[$item.$G134];&quot; =&gt; &quot;;[$item.$A134];&quot; // &quot;;[$item.$H134])" office:value-type="string" office:string-value="  u2ham3a, null, null, null, null, 2, null =&gt; u2ham3a // Sanctified War Hammer +2" calcext:value-type="string">
            <text:p><text:s text:c="2"/>u2ham3a, null, null, null, null, 2, null =&gt; u2ham3a // Sanctified War Hammer +2</text:p>
          </table:table-cell>
        </table:table-row>
        <table:table-row table:style-name="ro3">
          <table:table-cell table:formula="of:=CONCATENATE(;&quot;  &quot;;[$item.$A135];&quot;, &quot;;[$item.$B135];&quot;, &quot;;[$item.$C135];&quot;, &quot;;[$item.$D135];&quot;, &quot;;[$item.$E135];&quot;, &quot;;[$item.$F135];&quot;, &quot;;[$item.$G135];&quot; =&gt; &quot;;[$item.$A135];&quot; // &quot;;[$item.$H135])" office:value-type="string" office:string-value="  u2ham4a, null, null, null, null, 0, null =&gt; u2ham4a // Star Forged War Hammer +4" calcext:value-type="string">
            <text:p><text:s text:c="2"/>u2ham4a, null, null, null, null, 0, null =&gt; u2ham4a // Star Forged War Hammer +4</text:p>
          </table:table-cell>
        </table:table-row>
        <table:table-row table:style-name="ro3">
          <table:table-cell table:formula="of:=CONCATENATE(;&quot;  &quot;;[$item.$A136];&quot;, &quot;;[$item.$B136];&quot;, &quot;;[$item.$C136];&quot;, &quot;;[$item.$D136];&quot;, &quot;;[$item.$E136];&quot;, &quot;;[$item.$F136];&quot;, &quot;;[$item.$G136];&quot; =&gt; &quot;;[$item.$A136];&quot; // &quot;;[$item.$H136])" office:value-type="string" office:string-value="  u2ham4b, null, null, null, null, 2, null =&gt; u2ham4b // War Hammer of Phasing +2" calcext:value-type="string">
            <text:p><text:s text:c="2"/>u2ham4b, null, null, null, null, 2, null =&gt; u2ham4b // War Hammer of Phasing +2</text:p>
          </table:table-cell>
        </table:table-row>
        <table:table-row table:style-name="ro3">
          <table:table-cell table:formula="of:=CONCATENATE(;&quot;  &quot;;[$item.$A137];&quot;, &quot;;[$item.$B137];&quot;, &quot;;[$item.$C137];&quot;, &quot;;[$item.$D137];&quot;, &quot;;[$item.$E137];&quot;, &quot;;[$item.$F137];&quot;, &quot;;[$item.$G137];&quot; =&gt; &quot;;[$item.$A137];&quot; // &quot;;[$item.$H137])" office:value-type="string" office:string-value="  u2ham5a, null, null, null, null, 1, null =&gt; u2ham5a // Demon's Breath" calcext:value-type="string">
            <text:p><text:s text:c="2"/>u2ham5a, null, null, null, null, 1, null =&gt; u2ham5a // Demon's Breath</text:p>
          </table:table-cell>
        </table:table-row>
        <table:table-row table:style-name="ro3">
          <table:table-cell table:formula="of:=CONCATENATE(;&quot;  &quot;;[$item.$A138];&quot;, &quot;;[$item.$B138];&quot;, &quot;;[$item.$C138];&quot;, &quot;;[$item.$D138];&quot;, &quot;;[$item.$E138];&quot;, &quot;;[$item.$F138];&quot;, &quot;;[$item.$G138];&quot; =&gt; &quot;;[$item.$A138];&quot; // &quot;;[$item.$H138])" office:value-type="string" office:string-value="  u2hax2a, null, null, null, null, 8, null =&gt; u2hax2a // Two Handed Fire Axe +1" calcext:value-type="string">
            <text:p><text:s text:c="2"/>u2hax2a, null, null, null, null, 8, null =&gt; u2hax2a // Two Handed Fire Axe +1</text:p>
          </table:table-cell>
        </table:table-row>
        <table:table-row table:style-name="ro3">
          <table:table-cell table:formula="of:=CONCATENATE(;&quot;  &quot;;[$item.$A139];&quot;, &quot;;[$item.$B139];&quot;, &quot;;[$item.$C139];&quot;, &quot;;[$item.$D139];&quot;, &quot;;[$item.$E139];&quot;, &quot;;[$item.$F139];&quot;, &quot;;[$item.$G139];&quot; =&gt; &quot;;[$item.$A139];&quot; // &quot;;[$item.$H139])" office:value-type="string" office:string-value="  u2hax3a, null, null, null, null, 7, null =&gt; u2hax3a // Infected Two Handed Axe +2" calcext:value-type="string">
            <text:p><text:s text:c="2"/>u2hax3a, null, null, null, null, 7, null =&gt; u2hax3a // Infected Two Handed Axe +2</text:p>
          </table:table-cell>
        </table:table-row>
        <table:table-row table:style-name="ro3">
          <table:table-cell table:formula="of:=CONCATENATE(;&quot;  &quot;;[$item.$A140];&quot;, &quot;;[$item.$B140];&quot;, &quot;;[$item.$C140];&quot;, &quot;;[$item.$D140];&quot;, &quot;;[$item.$E140];&quot;, &quot;;[$item.$F140];&quot;, &quot;;[$item.$G140];&quot; =&gt; &quot;;[$item.$A140];&quot; // &quot;;[$item.$H140])" office:value-type="string" office:string-value="  u2hax3b, null, null, null, null, 7, null =&gt; u2hax3b // Two Handed Axe +2: Life Giver" calcext:value-type="string">
            <text:p><text:s text:c="2"/>u2hax3b, null, null, null, null, 7, null =&gt; u2hax3b // Two Handed Axe +2: Life Giver</text:p>
          </table:table-cell>
        </table:table-row>
        <table:table-row table:style-name="ro3">
          <table:table-cell table:formula="of:=CONCATENATE(;&quot;  &quot;;[$item.$A141];&quot;, &quot;;[$item.$B141];&quot;, &quot;;[$item.$C141];&quot;, &quot;;[$item.$D141];&quot;, &quot;;[$item.$E141];&quot;, &quot;;[$item.$F141];&quot;, &quot;;[$item.$G141];&quot; =&gt; &quot;;[$item.$A141];&quot; // &quot;;[$item.$H141])" office:value-type="string" office:string-value="  u2hax4a, null, null, null, null, 7, null =&gt; u2hax4a // 2H Axe of Greater Phasing +2" calcext:value-type="string">
            <text:p><text:s text:c="2"/>u2hax4a, null, null, null, null, 7, null =&gt; u2hax4a // 2H Axe of Greater Phasing +2</text:p>
          </table:table-cell>
        </table:table-row>
        <table:table-row table:style-name="ro3">
          <table:table-cell table:formula="of:=CONCATENATE(;&quot;  &quot;;[$item.$A142];&quot;, &quot;;[$item.$B142];&quot;, &quot;;[$item.$C142];&quot;, &quot;;[$item.$D142];&quot;, &quot;;[$item.$E142];&quot;, &quot;;[$item.$F142];&quot;, &quot;;[$item.$G142];&quot; =&gt; &quot;;[$item.$A142];&quot; // &quot;;[$item.$H142])" office:value-type="string" office:string-value="  u2hax4b, null, null, null, null, 6, null =&gt; u2hax4b // Two Handed Axe of Resistance +3" calcext:value-type="string">
            <text:p><text:s text:c="2"/>u2hax4b, null, null, null, null, 6, null =&gt; u2hax4b // Two Handed Axe of Resistance +3</text:p>
          </table:table-cell>
        </table:table-row>
        <table:table-row table:style-name="ro3">
          <table:table-cell table:formula="of:=CONCATENATE(;&quot;  &quot;;[$item.$A143];&quot;, &quot;;[$item.$B143];&quot;, &quot;;[$item.$C143];&quot;, &quot;;[$item.$D143];&quot;, &quot;;[$item.$E143];&quot;, &quot;;[$item.$F143];&quot;, &quot;;[$item.$G143];&quot; =&gt; &quot;;[$item.$A143];&quot; // &quot;;[$item.$H143])" office:value-type="string" office:string-value="  u2hax5a, null, null, null, null, 5, null =&gt; u2hax5a // Foe's Fate" calcext:value-type="string">
            <text:p><text:s text:c="2"/>u2hax5a, null, null, null, null, 5, null =&gt; u2hax5a // Foe's Fate</text:p>
          </table:table-cell>
        </table:table-row>
        <table:table-row table:style-name="ro3">
          <table:table-cell table:formula="of:=CONCATENATE(;&quot;  &quot;;[$item.$A144];&quot;, &quot;;[$item.$B144];&quot;, &quot;;[$item.$C144];&quot;, &quot;;[$item.$D144];&quot;, &quot;;[$item.$E144];&quot;, &quot;;[$item.$F144];&quot;, &quot;;[$item.$G144];&quot; =&gt; &quot;;[$item.$A144];&quot; // &quot;;[$item.$H144])" office:value-type="string" office:string-value="  ubswd2a, null, null, null, null, 7, null =&gt; ubswd2a // Phasing Bastard Sword +1" calcext:value-type="string">
            <text:p><text:s text:c="2"/>ubswd2a, null, null, null, null, 7, null =&gt; ubswd2a // Phasing Bastard Sword +1</text:p>
          </table:table-cell>
        </table:table-row>
        <table:table-row table:style-name="ro3">
          <table:table-cell table:formula="of:=CONCATENATE(;&quot;  &quot;;[$item.$A145];&quot;, &quot;;[$item.$B145];&quot;, &quot;;[$item.$C145];&quot;, &quot;;[$item.$D145];&quot;, &quot;;[$item.$E145];&quot;, &quot;;[$item.$F145];&quot;, &quot;;[$item.$G145];&quot; =&gt; &quot;;[$item.$A145];&quot; // &quot;;[$item.$H145])" office:value-type="string" office:string-value="  ubswd2b, null, null, null, null, 7, null =&gt; ubswd2b // Flaming Bastard Sword +1" calcext:value-type="string">
            <text:p><text:s text:c="2"/>ubswd2b, null, null, null, null, 7, null =&gt; ubswd2b // Flaming Bastard Sword +1</text:p>
          </table:table-cell>
        </table:table-row>
        <table:table-row table:style-name="ro3">
          <table:table-cell table:formula="of:=CONCATENATE(;&quot;  &quot;;[$item.$A146];&quot;, &quot;;[$item.$B146];&quot;, &quot;;[$item.$C146];&quot;, &quot;;[$item.$D146];&quot;, &quot;;[$item.$E146];&quot;, &quot;;[$item.$F146];&quot;, &quot;;[$item.$G146];&quot; =&gt; &quot;;[$item.$A146];&quot; // &quot;;[$item.$H146])" office:value-type="string" office:string-value="  ubswd3a, null, null, null, null, 6, null =&gt; ubswd3a // Bastard Sword +2: Life Giver" calcext:value-type="string">
            <text:p><text:s text:c="2"/>ubswd3a, null, null, null, null, 6, null =&gt; ubswd3a // Bastard Sword +2: Life Giver</text:p>
          </table:table-cell>
        </table:table-row>
        <table:table-row table:style-name="ro3">
          <table:table-cell table:formula="of:=CONCATENATE(;&quot;  &quot;;[$item.$A147];&quot;, &quot;;[$item.$B147];&quot;, &quot;;[$item.$C147];&quot;, &quot;;[$item.$D147];&quot;, &quot;;[$item.$E147];&quot;, &quot;;[$item.$F147];&quot;, &quot;;[$item.$G147];&quot; =&gt; &quot;;[$item.$A147];&quot; // &quot;;[$item.$H147])" office:value-type="string" office:string-value="  ubswd3b, null, null, null, null, 7, null =&gt; ubswd3b // Bastard Sword of Action +1" calcext:value-type="string">
            <text:p><text:s text:c="2"/>ubswd3b, null, null, null, null, 7, null =&gt; ubswd3b // Bastard Sword of Action +1</text:p>
          </table:table-cell>
        </table:table-row>
        <table:table-row table:style-name="ro3">
          <table:table-cell table:formula="of:=CONCATENATE(;&quot;  &quot;;[$item.$A148];&quot;, &quot;;[$item.$B148];&quot;, &quot;;[$item.$C148];&quot;, &quot;;[$item.$D148];&quot;, &quot;;[$item.$E148];&quot;, &quot;;[$item.$F148];&quot;, &quot;;[$item.$G148];&quot; =&gt; &quot;;[$item.$A148];&quot; // &quot;;[$item.$H148])" office:value-type="string" office:string-value="  ubswd4a, null, null, null, null, 5, null =&gt; ubswd4a // Bastard Sword +3: Defender" calcext:value-type="string">
            <text:p><text:s text:c="2"/>ubswd4a, null, null, null, null, 5, null =&gt; ubswd4a // Bastard Sword +3: Defender</text:p>
          </table:table-cell>
        </table:table-row>
        <table:table-row table:style-name="ro3">
          <table:table-cell table:formula="of:=CONCATENATE(;&quot;  &quot;;[$item.$A149];&quot;, &quot;;[$item.$B149];&quot;, &quot;;[$item.$C149];&quot;, &quot;;[$item.$D149];&quot;, &quot;;[$item.$E149];&quot;, &quot;;[$item.$F149];&quot;, &quot;;[$item.$G149];&quot; =&gt; &quot;;[$item.$A149];&quot; // &quot;;[$item.$H149])" office:value-type="string" office:string-value="  ubswd4b, null, null, null, null, 5, null =&gt; ubswd4b // Bastard Sword of Greater Phasing" calcext:value-type="string">
            <text:p><text:s text:c="2"/>ubswd4b, null, null, null, null, 5, null =&gt; ubswd4b // Bastard Sword of Greater Phasing</text:p>
          </table:table-cell>
        </table:table-row>
        <table:table-row table:style-name="ro3">
          <table:table-cell table:formula="of:=CONCATENATE(;&quot;  &quot;;[$item.$A150];&quot;, &quot;;[$item.$B150];&quot;, &quot;;[$item.$C150];&quot;, &quot;;[$item.$D150];&quot;, &quot;;[$item.$E150];&quot;, &quot;;[$item.$F150];&quot;, &quot;;[$item.$G150];&quot; =&gt; &quot;;[$item.$A150];&quot; // &quot;;[$item.$H150])" office:value-type="string" office:string-value="  ubswd4c, null, null, null, null, 6, null =&gt; ubswd4c // Bastard Sword +2: Conflagration" calcext:value-type="string">
            <text:p><text:s text:c="2"/>ubswd4c, null, null, null, null, 6, null =&gt; ubswd4c // Bastard Sword +2: Conflagration</text:p>
          </table:table-cell>
        </table:table-row>
        <table:table-row table:style-name="ro3">
          <table:table-cell table:formula="of:=CONCATENATE(;&quot;  &quot;;[$item.$A151];&quot;, &quot;;[$item.$B151];&quot;, &quot;;[$item.$C151];&quot;, &quot;;[$item.$D151];&quot;, &quot;;[$item.$E151];&quot;, &quot;;[$item.$F151];&quot;, &quot;;[$item.$G151];&quot; =&gt; &quot;;[$item.$A151];&quot; // &quot;;[$item.$H151])" office:value-type="string" office:string-value="  ubswd5a, null, null, null, null, 4, null =&gt; ubswd5a // Cancerous Bastard Sword +4" calcext:value-type="string">
            <text:p><text:s text:c="2"/>ubswd5a, null, null, null, null, 4, null =&gt; ubswd5a // Cancerous Bastard Sword +4</text:p>
          </table:table-cell>
        </table:table-row>
        <table:table-row table:style-name="ro3">
          <table:table-cell table:formula="of:=CONCATENATE(;&quot;  &quot;;[$item.$A152];&quot;, &quot;;[$item.$B152];&quot;, &quot;;[$item.$C152];&quot;, &quot;;[$item.$D152];&quot;, &quot;;[$item.$E152];&quot;, &quot;;[$item.$F152];&quot;, &quot;;[$item.$G152];&quot; =&gt; &quot;;[$item.$A152];&quot; // &quot;;[$item.$H152])" office:value-type="string" office:string-value="  ubswd5b, null, null, null, null, 5, null =&gt; ubswd5b // Bastard Sword +3: Incinerator" calcext:value-type="string">
            <text:p><text:s text:c="2"/>ubswd5b, null, null, null, null, 5, null =&gt; ubswd5b // Bastard Sword +3: Incinerator</text:p>
          </table:table-cell>
        </table:table-row>
        <table:table-row table:style-name="ro3">
          <table:table-cell table:formula="of:=CONCATENATE(;&quot;  &quot;;[$item.$A153];&quot;, &quot;;[$item.$B153];&quot;, &quot;;[$item.$C153];&quot;, &quot;;[$item.$D153];&quot;, &quot;;[$item.$E153];&quot;, &quot;;[$item.$F153];&quot;, &quot;;[$item.$G153];&quot; =&gt; &quot;;[$item.$A153];&quot; // &quot;;[$item.$H153])" office:value-type="string" office:string-value="  udagg1a, null, 2, null, null, 0, null =&gt; udagg1a // Fire Dagger" calcext:value-type="string">
            <text:p><text:s text:c="2"/>udagg1a, null, 2, null, null, 0, null =&gt; udagg1a // Fire Dagger</text:p>
          </table:table-cell>
        </table:table-row>
        <table:table-row table:style-name="ro3">
          <table:table-cell table:formula="of:=CONCATENATE(;&quot;  &quot;;[$item.$A154];&quot;, &quot;;[$item.$B154];&quot;, &quot;;[$item.$C154];&quot;, &quot;;[$item.$D154];&quot;, &quot;;[$item.$E154];&quot;, &quot;;[$item.$F154];&quot;, &quot;;[$item.$G154];&quot; =&gt; &quot;;[$item.$A154];&quot; // &quot;;[$item.$H154])" office:value-type="string" office:string-value="  udagg2a, null, null, null, null, 1, null =&gt; udagg2a // Static Dagger +1" calcext:value-type="string">
            <text:p><text:s text:c="2"/>udagg2a, null, null, null, null, 1, null =&gt; udagg2a // Static Dagger +1</text:p>
          </table:table-cell>
        </table:table-row>
        <table:table-row table:style-name="ro3">
          <table:table-cell table:formula="of:=CONCATENATE(;&quot;  &quot;;[$item.$A155];&quot;, &quot;;[$item.$B155];&quot;, &quot;;[$item.$C155];&quot;, &quot;;[$item.$D155];&quot;, &quot;;[$item.$E155];&quot;, &quot;;[$item.$F155];&quot;, &quot;;[$item.$G155];&quot; =&gt; &quot;;[$item.$A155];&quot; // &quot;;[$item.$H155])" office:value-type="string" office:string-value="  udagg2b, null, null, null, null, 1, null =&gt; udagg2b // Mage Dagger +1" calcext:value-type="string">
            <text:p><text:s text:c="2"/>udagg2b, null, null, null, null, 1, null =&gt; udagg2b // Mage Dagger +1</text:p>
          </table:table-cell>
        </table:table-row>
        <table:table-row table:style-name="ro3">
          <table:table-cell table:formula="of:=CONCATENATE(;&quot;  &quot;;[$item.$A156];&quot;, &quot;;[$item.$B156];&quot;, &quot;;[$item.$C156];&quot;, &quot;;[$item.$D156];&quot;, &quot;;[$item.$E156];&quot;, &quot;;[$item.$F156];&quot;, &quot;;[$item.$G156];&quot; =&gt; &quot;;[$item.$A156];&quot; // &quot;;[$item.$H156])" office:value-type="string" office:string-value="  udagg3a, null, null, null, null, 0, null =&gt; udagg3a // Fire Dagger +2" calcext:value-type="string">
            <text:p><text:s text:c="2"/>udagg3a, null, null, null, null, 0, null =&gt; udagg3a // Fire Dagger +2</text:p>
          </table:table-cell>
        </table:table-row>
        <table:table-row table:style-name="ro3">
          <table:table-cell table:formula="of:=CONCATENATE(;&quot;  &quot;;[$item.$A157];&quot;, &quot;;[$item.$B157];&quot;, &quot;;[$item.$C157];&quot;, &quot;;[$item.$D157];&quot;, &quot;;[$item.$E157];&quot;, &quot;;[$item.$F157];&quot;, &quot;;[$item.$G157];&quot; =&gt; &quot;;[$item.$A157];&quot; // &quot;;[$item.$H157])" office:value-type="string" office:string-value="  udagg3b, null, null, null, null, 0, null =&gt; udagg3b // Mage Dagger +2" calcext:value-type="string">
            <text:p><text:s text:c="2"/>udagg3b, null, null, null, null, 0, null =&gt; udagg3b // Mage Dagger +2</text:p>
          </table:table-cell>
        </table:table-row>
        <table:table-row table:style-name="ro3">
          <table:table-cell table:formula="of:=CONCATENATE(;&quot;  &quot;;[$item.$A158];&quot;, &quot;;[$item.$B158];&quot;, &quot;;[$item.$C158];&quot;, &quot;;[$item.$D158];&quot;, &quot;;[$item.$E158];&quot;, &quot;;[$item.$F158];&quot;, &quot;;[$item.$G158];&quot; =&gt; &quot;;[$item.$A158];&quot; // &quot;;[$item.$H158])" office:value-type="string" office:string-value="  udagg3c, null, null, null, null, 0, null =&gt; udagg3c // Life Dagger +2" calcext:value-type="string">
            <text:p><text:s text:c="2"/>udagg3c, null, null, null, null, 0, null =&gt; udagg3c // Life Dagger +2</text:p>
          </table:table-cell>
        </table:table-row>
        <table:table-row table:style-name="ro3">
          <table:table-cell table:formula="of:=CONCATENATE(;&quot;  &quot;;[$item.$A159];&quot;, &quot;;[$item.$B159];&quot;, &quot;;[$item.$C159];&quot;, &quot;;[$item.$D159];&quot;, &quot;;[$item.$E159];&quot;, &quot;;[$item.$F159];&quot;, &quot;;[$item.$G159];&quot; =&gt; &quot;;[$item.$A159];&quot; // &quot;;[$item.$H159])" office:value-type="string" office:string-value="  udagg4a, null, null, null, null, 0, null =&gt; udagg4a // Chaos Dagger +3" calcext:value-type="string">
            <text:p><text:s text:c="2"/>udagg4a, null, null, null, null, 0, null =&gt; udagg4a // Chaos Dagger +3</text:p>
          </table:table-cell>
        </table:table-row>
        <table:table-row table:style-name="ro3">
          <table:table-cell table:formula="of:=CONCATENATE(;&quot;  &quot;;[$item.$A160];&quot;, &quot;;[$item.$B160];&quot;, &quot;;[$item.$C160];&quot;, &quot;;[$item.$D160];&quot;, &quot;;[$item.$E160];&quot;, &quot;;[$item.$F160];&quot;, &quot;;[$item.$G160];&quot; =&gt; &quot;;[$item.$A160];&quot; // &quot;;[$item.$H160])" office:value-type="string" office:string-value="  udagg4b, null, null, null, null, 0, null =&gt; udagg4b // Mage Dagger +3" calcext:value-type="string">
            <text:p><text:s text:c="2"/>udagg4b, null, null, null, null, 0, null =&gt; udagg4b // Mage Dagger +3</text:p>
          </table:table-cell>
        </table:table-row>
        <table:table-row table:style-name="ro3">
          <table:table-cell table:formula="of:=CONCATENATE(;&quot;  &quot;;[$item.$A161];&quot;, &quot;;[$item.$B161];&quot;, &quot;;[$item.$C161];&quot;, &quot;;[$item.$D161];&quot;, &quot;;[$item.$E161];&quot;, &quot;;[$item.$F161];&quot;, &quot;;[$item.$G161];&quot; =&gt; &quot;;[$item.$A161];&quot; // &quot;;[$item.$H161])" office:value-type="string" office:string-value="  udagg5a, null, null, null, null, 0, null =&gt; udagg5a // Mage Dagger +4" calcext:value-type="string">
            <text:p><text:s text:c="2"/>udagg5a, null, null, null, null, 0, null =&gt; udagg5a // Mage Dagger +4</text:p>
          </table:table-cell>
        </table:table-row>
        <table:table-row table:style-name="ro3">
          <table:table-cell table:formula="of:=CONCATENATE(;&quot;  &quot;;[$item.$A162];&quot;, &quot;;[$item.$B162];&quot;, &quot;;[$item.$C162];&quot;, &quot;;[$item.$D162];&quot;, &quot;;[$item.$E162];&quot;, &quot;;[$item.$F162];&quot;, &quot;;[$item.$G162];&quot; =&gt; &quot;;[$item.$A162];&quot; // &quot;;[$item.$H162])" office:value-type="string" office:string-value="  udart3a, null, null, null, null, 0, null =&gt; udart3a // Fire Darts +2" calcext:value-type="string">
            <text:p><text:s text:c="2"/>udart3a, null, null, null, null, 0, null =&gt; udart3a // Fire Darts +2</text:p>
          </table:table-cell>
        </table:table-row>
        <table:table-row table:style-name="ro3">
          <table:table-cell table:formula="of:=CONCATENATE(;&quot;  &quot;;[$item.$A163];&quot;, &quot;;[$item.$B163];&quot;, &quot;;[$item.$C163];&quot;, &quot;;[$item.$D163];&quot;, &quot;;[$item.$E163];&quot;, &quot;;[$item.$F163];&quot;, &quot;;[$item.$G163];&quot; =&gt; &quot;;[$item.$A163];&quot; // &quot;;[$item.$H163])" office:value-type="string" office:string-value="  udart3b, null, null, null, null, 0, null =&gt; udart3b // Blinding Darts +2" calcext:value-type="string">
            <text:p><text:s text:c="2"/>udart3b, null, null, null, null, 0, null =&gt; udart3b // Blinding Darts +2</text:p>
          </table:table-cell>
        </table:table-row>
        <table:table-row table:style-name="ro3">
          <table:table-cell table:formula="of:=CONCATENATE(;&quot;  &quot;;[$item.$A164];&quot;, &quot;;[$item.$B164];&quot;, &quot;;[$item.$C164];&quot;, &quot;;[$item.$D164];&quot;, &quot;;[$item.$E164];&quot;, &quot;;[$item.$F164];&quot;, &quot;;[$item.$G164];&quot; =&gt; &quot;;[$item.$A164];&quot; // &quot;;[$item.$H164])" office:value-type="string" office:string-value="  udart4a, null, null, null, null, 0, null =&gt; udart4a // Static Darts +3" calcext:value-type="string">
            <text:p><text:s text:c="2"/>udart4a, null, null, null, null, 0, null =&gt; udart4a // Static Darts +3</text:p>
          </table:table-cell>
        </table:table-row>
        <table:table-row table:style-name="ro3">
          <table:table-cell table:formula="of:=CONCATENATE(;&quot;  &quot;;[$item.$A165];&quot;, &quot;;[$item.$B165];&quot;, &quot;;[$item.$C165];&quot;, &quot;;[$item.$D165];&quot;, &quot;;[$item.$E165];&quot;, &quot;;[$item.$F165];&quot;, &quot;;[$item.$G165];&quot; =&gt; &quot;;[$item.$A165];&quot; // &quot;;[$item.$H165])" office:value-type="string" office:string-value="  udart5a, null, null, null, null, 0, null =&gt; udart5a // Inferno Darts +4" calcext:value-type="string">
            <text:p><text:s text:c="2"/>udart5a, null, null, null, null, 0, null =&gt; udart5a // Inferno Darts +4</text:p>
          </table:table-cell>
        </table:table-row>
        <table:table-row table:style-name="ro3">
          <table:table-cell table:formula="of:=CONCATENATE(;&quot;  &quot;;[$item.$A166];&quot;, &quot;;[$item.$B166];&quot;, &quot;;[$item.$C166];&quot;, &quot;;[$item.$D166];&quot;, &quot;;[$item.$E166];&quot;, &quot;;[$item.$F166];&quot;, &quot;;[$item.$G166];&quot; =&gt; &quot;;[$item.$A166];&quot; // &quot;;[$item.$H166])" office:value-type="string" office:string-value="  uflal2a, null, null, null, null, 6, null =&gt; uflal2a // Crooked Flail" calcext:value-type="string">
            <text:p><text:s text:c="2"/>uflal2a, null, null, null, null, 6, null =&gt; uflal2a // Crooked Flail</text:p>
          </table:table-cell>
        </table:table-row>
        <table:table-row table:style-name="ro3">
          <table:table-cell table:formula="of:=CONCATENATE(;&quot;  &quot;;[$item.$A167];&quot;, &quot;;[$item.$B167];&quot;, &quot;;[$item.$C167];&quot;, &quot;;[$item.$D167];&quot;, &quot;;[$item.$E167];&quot;, &quot;;[$item.$F167];&quot;, &quot;;[$item.$G167];&quot; =&gt; &quot;;[$item.$A167];&quot; // &quot;;[$item.$H167])" office:value-type="string" office:string-value="  uflal2b, null, null, null, null, 5, null =&gt; uflal2b // Hammer Flail +2" calcext:value-type="string">
            <text:p><text:s text:c="2"/>uflal2b, null, null, null, null, 5, null =&gt; uflal2b // Hammer Flail +2</text:p>
          </table:table-cell>
        </table:table-row>
        <table:table-row table:style-name="ro3">
          <table:table-cell table:formula="of:=CONCATENATE(;&quot;  &quot;;[$item.$A168];&quot;, &quot;;[$item.$B168];&quot;, &quot;;[$item.$C168];&quot;, &quot;;[$item.$D168];&quot;, &quot;;[$item.$E168];&quot;, &quot;;[$item.$F168];&quot;, &quot;;[$item.$G168];&quot; =&gt; &quot;;[$item.$A168];&quot; // &quot;;[$item.$H168])" office:value-type="string" office:string-value="  uflal3a, null, null, null, null, 5, null =&gt; uflal3a // Fast Flail +2" calcext:value-type="string">
            <text:p><text:s text:c="2"/>uflal3a, null, null, null, null, 5, null =&gt; uflal3a // Fast Flail +2</text:p>
          </table:table-cell>
        </table:table-row>
        <table:table-row table:style-name="ro3">
          <table:table-cell table:formula="of:=CONCATENATE(;&quot;  &quot;;[$item.$A169];&quot;, &quot;;[$item.$B169];&quot;, &quot;;[$item.$C169];&quot;, &quot;;[$item.$D169];&quot;, &quot;;[$item.$E169];&quot;, &quot;;[$item.$F169];&quot;, &quot;;[$item.$G169];&quot; =&gt; &quot;;[$item.$A169];&quot; // &quot;;[$item.$H169])" office:value-type="string" office:string-value="  uflal4a, null, null, null, null, 4, null =&gt; uflal4a // Fire Flail +3" calcext:value-type="string">
            <text:p><text:s text:c="2"/>uflal4a, null, null, null, null, 4, null =&gt; uflal4a // Fire Flail +3</text:p>
          </table:table-cell>
        </table:table-row>
        <table:table-row table:style-name="ro3">
          <table:table-cell table:formula="of:=CONCATENATE(;&quot;  &quot;;[$item.$A170];&quot;, &quot;;[$item.$B170];&quot;, &quot;;[$item.$C170];&quot;, &quot;;[$item.$D170];&quot;, &quot;;[$item.$E170];&quot;, &quot;;[$item.$F170];&quot;, &quot;;[$item.$G170];&quot; =&gt; &quot;;[$item.$A170];&quot; // &quot;;[$item.$H170])" office:value-type="string" office:string-value="  uflal5a, null, null, null, null, 3, null =&gt; uflal5a // Shocking Flail +4" calcext:value-type="string">
            <text:p><text:s text:c="2"/>uflal5a, null, null, null, null, 3, null =&gt; uflal5a // Shocking Flail +4</text:p>
          </table:table-cell>
        </table:table-row>
        <table:table-row table:style-name="ro3">
          <table:table-cell table:formula="of:=CONCATENATE(;&quot;  &quot;;[$item.$A171];&quot;, &quot;;[$item.$B171];&quot;, &quot;;[$item.$C171];&quot;, &quot;;[$item.$D171];&quot;, &quot;;[$item.$E171];&quot;, &quot;;[$item.$F171];&quot;, &quot;;[$item.$G171];&quot; =&gt; &quot;;[$item.$A171];&quot; // &quot;;[$item.$H171])" office:value-type="string" office:string-value="  uhalb2b, null, null, null, null, 9, null =&gt; uhalb2b // Finest Halberd" calcext:value-type="string">
            <text:p><text:s text:c="2"/>uhalb2b, null, null, null, null, 9, null =&gt; uhalb2b // Finest Halberd</text:p>
          </table:table-cell>
        </table:table-row>
        <table:table-row table:style-name="ro3">
          <table:table-cell table:formula="of:=CONCATENATE(;&quot;  &quot;;[$item.$A172];&quot;, &quot;;[$item.$B172];&quot;, &quot;;[$item.$C172];&quot;, &quot;;[$item.$D172];&quot;, &quot;;[$item.$E172];&quot;, &quot;;[$item.$F172];&quot;, &quot;;[$item.$G172];&quot; =&gt; &quot;;[$item.$A172];&quot; // &quot;;[$item.$H172])" office:value-type="string" office:string-value="  uhalb2c, null, null, null, null, 9, null =&gt; uhalb2c // Giant Halberd" calcext:value-type="string">
            <text:p><text:s text:c="2"/>uhalb2c, null, null, null, null, 9, null =&gt; uhalb2c // Giant Halberd</text:p>
          </table:table-cell>
        </table:table-row>
        <table:table-row table:style-name="ro3">
          <table:table-cell table:formula="of:=CONCATENATE(;&quot;  &quot;;[$item.$A173];&quot;, &quot;;[$item.$B173];&quot;, &quot;;[$item.$C173];&quot;, &quot;;[$item.$D173];&quot;, &quot;;[$item.$E173];&quot;, &quot;;[$item.$F173];&quot;, &quot;;[$item.$G173];&quot; =&gt; &quot;;[$item.$A173];&quot; // &quot;;[$item.$H173])" office:value-type="string" office:string-value="  uhalb3b, null, null, null, null, 7, null =&gt; uhalb3b // Darig's Rest" calcext:value-type="string">
            <text:p><text:s text:c="2"/>uhalb3b, null, null, null, null, 7, null =&gt; uhalb3b // Darig's Rest</text:p>
          </table:table-cell>
        </table:table-row>
        <table:table-row table:style-name="ro3">
          <table:table-cell table:formula="of:=CONCATENATE(;&quot;  &quot;;[$item.$A174];&quot;, &quot;;[$item.$B174];&quot;, &quot;;[$item.$C174];&quot;, &quot;;[$item.$D174];&quot;, &quot;;[$item.$E174];&quot;, &quot;;[$item.$F174];&quot;, &quot;;[$item.$G174];&quot; =&gt; &quot;;[$item.$A174];&quot; // &quot;;[$item.$H174])" office:value-type="string" office:string-value="  uhalb3c, null, null, null, null, 7, null =&gt; uhalb3c // Life Halberd +2" calcext:value-type="string">
            <text:p><text:s text:c="2"/>uhalb3c, null, null, null, null, 7, null =&gt; uhalb3c // Life Halberd +2</text:p>
          </table:table-cell>
        </table:table-row>
        <table:table-row table:style-name="ro3">
          <table:table-cell table:formula="of:=CONCATENATE(;&quot;  &quot;;[$item.$A175];&quot;, &quot;;[$item.$B175];&quot;, &quot;;[$item.$C175];&quot;, &quot;;[$item.$D175];&quot;, &quot;;[$item.$E175];&quot;, &quot;;[$item.$F175];&quot;, &quot;;[$item.$G175];&quot; =&gt; &quot;;[$item.$A175];&quot; // &quot;;[$item.$H175])" office:value-type="string" office:string-value="  uhalb4a, null, null, null, null, 6, null =&gt; uhalb4a // Doom Halberd +3" calcext:value-type="string">
            <text:p><text:s text:c="2"/>uhalb4a, null, null, null, null, 6, null =&gt; uhalb4a // Doom Halberd +3</text:p>
          </table:table-cell>
        </table:table-row>
        <table:table-row table:style-name="ro3">
          <table:table-cell table:formula="of:=CONCATENATE(;&quot;  &quot;;[$item.$A176];&quot;, &quot;;[$item.$B176];&quot;, &quot;;[$item.$C176];&quot;, &quot;;[$item.$D176];&quot;, &quot;;[$item.$E176];&quot;, &quot;;[$item.$F176];&quot;, &quot;;[$item.$G176];&quot; =&gt; &quot;;[$item.$A176];&quot; // &quot;;[$item.$H176])" office:value-type="string" office:string-value="  uhalb4b, null, null, null, null, 6, null =&gt; uhalb4b // Star Forged Halberd +3" calcext:value-type="string">
            <text:p><text:s text:c="2"/>uhalb4b, null, null, null, null, 6, null =&gt; uhalb4b // Star Forged Halberd +3</text:p>
          </table:table-cell>
        </table:table-row>
        <table:table-row table:style-name="ro3">
          <table:table-cell table:formula="of:=CONCATENATE(;&quot;  &quot;;[$item.$A177];&quot;, &quot;;[$item.$B177];&quot;, &quot;;[$item.$C177];&quot;, &quot;;[$item.$D177];&quot;, &quot;;[$item.$E177];&quot;, &quot;;[$item.$F177];&quot;, &quot;;[$item.$G177];&quot; =&gt; &quot;;[$item.$A177];&quot; // &quot;;[$item.$H177])" office:value-type="string" office:string-value="  uhalb5a, null, null, null, null, 5, null =&gt; uhalb5a // Great Halberd +4" calcext:value-type="string">
            <text:p><text:s text:c="2"/>uhalb5a, null, null, null, null, 5, null =&gt; uhalb5a // Great Halberd +4</text:p>
          </table:table-cell>
        </table:table-row>
        <table:table-row table:style-name="ro3">
          <table:table-cell table:formula="of:=CONCATENATE(;&quot;  &quot;;[$item.$A178];&quot;, &quot;;[$item.$B178];&quot;, &quot;;[$item.$C178];&quot;, &quot;;[$item.$D178];&quot;, &quot;;[$item.$E178];&quot;, &quot;;[$item.$F178];&quot;, &quot;;[$item.$G178];&quot; =&gt; &quot;;[$item.$A178];&quot; // &quot;;[$item.$H178])" office:value-type="string" office:string-value="  uhxbw3a, null, 2, null, null, 8, null =&gt; uhxbw3a // Heavy Crossbow of Defense" calcext:value-type="string">
            <text:p><text:s text:c="2"/>uhxbw3a, null, 2, null, null, 8, null =&gt; uhxbw3a // Heavy Crossbow of Defense</text:p>
          </table:table-cell>
        </table:table-row>
        <table:table-row table:style-name="ro3">
          <table:table-cell table:formula="of:=CONCATENATE(;&quot;  &quot;;[$item.$A179];&quot;, &quot;;[$item.$B179];&quot;, &quot;;[$item.$C179];&quot;, &quot;;[$item.$D179];&quot;, &quot;;[$item.$E179];&quot;, &quot;;[$item.$F179];&quot;, &quot;;[$item.$G179];&quot; =&gt; &quot;;[$item.$A179];&quot; // &quot;;[$item.$H179])" office:value-type="string" office:string-value="  uhxbw3b, null, 2, null, null, 8, null =&gt; uhxbw3b // Heavy Crossbow of Speed" calcext:value-type="string">
            <text:p><text:s text:c="2"/>uhxbw3b, null, 2, null, null, 8, null =&gt; uhxbw3b // Heavy Crossbow of Speed</text:p>
          </table:table-cell>
        </table:table-row>
        <table:table-row table:style-name="ro3">
          <table:table-cell table:formula="of:=CONCATENATE(;&quot;  &quot;;[$item.$A180];&quot;, &quot;;[$item.$B180];&quot;, &quot;;[$item.$C180];&quot;, &quot;;[$item.$D180];&quot;, &quot;;[$item.$E180];&quot;, &quot;;[$item.$F180];&quot;, &quot;;[$item.$G180];&quot; =&gt; &quot;;[$item.$A180];&quot; // &quot;;[$item.$H180])" office:value-type="string" office:string-value="  uhxbw4a, null, 5, null, null, 5, null =&gt; uhxbw4a // Reinforced Heavy Crossbow" calcext:value-type="string">
            <text:p><text:s text:c="2"/>uhxbw4a, null, 5, null, null, 5, null =&gt; uhxbw4a // Reinforced Heavy Crossbow</text:p>
          </table:table-cell>
        </table:table-row>
        <table:table-row table:style-name="ro3">
          <table:table-cell table:formula="of:=CONCATENATE(;&quot;  &quot;;[$item.$A181];&quot;, &quot;;[$item.$B181];&quot;, &quot;;[$item.$C181];&quot;, &quot;;[$item.$D181];&quot;, &quot;;[$item.$E181];&quot;, &quot;;[$item.$F181];&quot;, &quot;;[$item.$G181];&quot; =&gt; &quot;;[$item.$A181];&quot; // &quot;;[$item.$H181])" office:value-type="string" office:string-value="  uhxbw5a, null, 3, null, null, 7, null =&gt; uhxbw5a // Repeating Heavy Crossbow" calcext:value-type="string">
            <text:p><text:s text:c="2"/>uhxbw5a, null, 3, null, null, 7, null =&gt; uhxbw5a // Repeating Heavy Crossbow</text:p>
          </table:table-cell>
        </table:table-row>
        <table:table-row table:style-name="ro3">
          <table:table-cell table:formula="of:=CONCATENATE(;&quot;  &quot;;[$item.$A182];&quot;, &quot;;[$item.$B182];&quot;, &quot;;[$item.$C182];&quot;, &quot;;[$item.$D182];&quot;, &quot;;[$item.$E182];&quot;, &quot;;[$item.$F182];&quot;, &quot;;[$item.$G182];&quot; =&gt; &quot;;[$item.$A182];&quot; // &quot;;[$item.$H182])" office:value-type="string" office:string-value="  ulbow2a, null, 1, null, null, null, null =&gt; ulbow2a // Long Bow +1 Protector" calcext:value-type="string">
            <text:p><text:s text:c="2"/>ulbow2a, null, 1, null, null, null, null =&gt; ulbow2a // Long Bow +1 Protector</text:p>
          </table:table-cell>
        </table:table-row>
        <table:table-row table:style-name="ro3">
          <table:table-cell table:formula="of:=CONCATENATE(;&quot;  &quot;;[$item.$A183];&quot;, &quot;;[$item.$B183];&quot;, &quot;;[$item.$C183];&quot;, &quot;;[$item.$D183];&quot;, &quot;;[$item.$E183];&quot;, &quot;;[$item.$F183];&quot;, &quot;;[$item.$G183];&quot; =&gt; &quot;;[$item.$A183];&quot; // &quot;;[$item.$H183])" office:value-type="string" office:string-value="  ulbow2b, null, 2, null, null, 5, null =&gt; ulbow2b // Long Bow +2 Defender" calcext:value-type="string">
            <text:p><text:s text:c="2"/>ulbow2b, null, 2, null, null, 5, null =&gt; ulbow2b // Long Bow +2 Defender</text:p>
          </table:table-cell>
        </table:table-row>
        <table:table-row table:style-name="ro3">
          <table:table-cell table:formula="of:=CONCATENATE(;&quot;  &quot;;[$item.$A184];&quot;, &quot;;[$item.$B184];&quot;, &quot;;[$item.$C184];&quot;, &quot;;[$item.$D184];&quot;, &quot;;[$item.$E184];&quot;, &quot;;[$item.$F184];&quot;, &quot;;[$item.$G184];&quot; =&gt; &quot;;[$item.$A184];&quot; // &quot;;[$item.$H184])" office:value-type="string" office:string-value="  ulbow3a, null, 2, null, null, 5, null =&gt; ulbow3a // Long Bow +2 Protector" calcext:value-type="string">
            <text:p><text:s text:c="2"/>ulbow3a, null, 2, null, null, 5, null =&gt; ulbow3a // Long Bow +2 Protector</text:p>
          </table:table-cell>
        </table:table-row>
        <table:table-row table:style-name="ro3">
          <table:table-cell table:formula="of:=CONCATENATE(;&quot;  &quot;;[$item.$A185];&quot;, &quot;;[$item.$B185];&quot;, &quot;;[$item.$C185];&quot;, &quot;;[$item.$D185];&quot;, &quot;;[$item.$E185];&quot;, &quot;;[$item.$F185];&quot;, &quot;;[$item.$G185];&quot; =&gt; &quot;;[$item.$A185];&quot; // &quot;;[$item.$H185])" office:value-type="string" office:string-value="  ulbow3c, null, 2, null, null, 5, null =&gt; ulbow3c // Long Bow of Action +2" calcext:value-type="string">
            <text:p><text:s text:c="2"/>ulbow3c, null, 2, null, null, 5, null =&gt; ulbow3c // Long Bow of Action +2</text:p>
          </table:table-cell>
        </table:table-row>
        <table:table-row table:style-name="ro3">
          <table:table-cell table:formula="of:=CONCATENATE(;&quot;  &quot;;[$item.$A186];&quot;, &quot;;[$item.$B186];&quot;, &quot;;[$item.$C186];&quot;, &quot;;[$item.$D186];&quot;, &quot;;[$item.$E186];&quot;, &quot;;[$item.$F186];&quot;, &quot;;[$item.$G186];&quot; =&gt; &quot;;[$item.$A186];&quot; // &quot;;[$item.$H186])" office:value-type="string" office:string-value="  ulbow4a, null, 3, null, null, 4, null =&gt; ulbow4a // Long Bow +3 Repeater" calcext:value-type="string">
            <text:p><text:s text:c="2"/>ulbow4a, null, 3, null, null, 4, null =&gt; ulbow4a // Long Bow +3 Repeater</text:p>
          </table:table-cell>
        </table:table-row>
        <table:table-row table:style-name="ro3">
          <table:table-cell table:formula="of:=CONCATENATE(;&quot;  &quot;;[$item.$A187];&quot;, &quot;;[$item.$B187];&quot;, &quot;;[$item.$C187];&quot;, &quot;;[$item.$D187];&quot;, &quot;;[$item.$E187];&quot;, &quot;;[$item.$F187];&quot;, &quot;;[$item.$G187];&quot; =&gt; &quot;;[$item.$A187];&quot; // &quot;;[$item.$H187])" office:value-type="string" office:string-value="  ulbow4b, null, 3, null, null, 4, null =&gt; ulbow4b // Long Bow +3 Defender" calcext:value-type="string">
            <text:p><text:s text:c="2"/>ulbow4b, null, 3, null, null, 4, null =&gt; ulbow4b // Long Bow +3 Defender</text:p>
          </table:table-cell>
        </table:table-row>
        <table:table-row table:style-name="ro3">
          <table:table-cell table:formula="of:=CONCATENATE(;&quot;  &quot;;[$item.$A188];&quot;, &quot;;[$item.$B188];&quot;, &quot;;[$item.$C188];&quot;, &quot;;[$item.$D188];&quot;, &quot;;[$item.$E188];&quot;, &quot;;[$item.$F188];&quot;, &quot;;[$item.$G188];&quot; =&gt; &quot;;[$item.$A188];&quot; // &quot;;[$item.$H188])" office:value-type="string" office:string-value="  ulbow5a, null, 4, null, null, 3, null =&gt; ulbow5a // Long Bow +4 Hammer" calcext:value-type="string">
            <text:p><text:s text:c="2"/>ulbow5a, null, 4, null, null, 3, null =&gt; ulbow5a // Long Bow +4 Hammer</text:p>
          </table:table-cell>
        </table:table-row>
        <table:table-row table:style-name="ro3">
          <table:table-cell table:formula="of:=CONCATENATE(;&quot;  &quot;;[$item.$A189];&quot;, &quot;;[$item.$B189];&quot;, &quot;;[$item.$C189];&quot;, &quot;;[$item.$D189];&quot;, &quot;;[$item.$E189];&quot;, &quot;;[$item.$F189];&quot;, &quot;;[$item.$G189];&quot; =&gt; &quot;;[$item.$A189];&quot; // &quot;;[$item.$H189])" office:value-type="string" office:string-value="  ulswd3a, null, null, null, null, 3, null =&gt; ulswd3a // Flaming Long Sword +2" calcext:value-type="string">
            <text:p><text:s text:c="2"/>ulswd3a, null, null, null, null, 3, null =&gt; ulswd3a // Flaming Long Sword +2</text:p>
          </table:table-cell>
        </table:table-row>
        <table:table-row table:style-name="ro3">
          <table:table-cell table:formula="of:=CONCATENATE(;&quot;  &quot;;[$item.$A190];&quot;, &quot;;[$item.$B190];&quot;, &quot;;[$item.$C190];&quot;, &quot;;[$item.$D190];&quot;, &quot;;[$item.$E190];&quot;, &quot;;[$item.$F190];&quot;, &quot;;[$item.$G190];&quot; =&gt; &quot;;[$item.$A190];&quot; // &quot;;[$item.$H190])" office:value-type="string" office:string-value="  ulswd3b, null, null, null, null, 3, null =&gt; ulswd3b // Long Sword of Confusion +2" calcext:value-type="string">
            <text:p><text:s text:c="2"/>ulswd3b, null, null, null, null, 3, null =&gt; ulswd3b // Long Sword of Confusion +2</text:p>
          </table:table-cell>
        </table:table-row>
        <table:table-row table:style-name="ro3">
          <table:table-cell table:formula="of:=CONCATENATE(;&quot;  &quot;;[$item.$A191];&quot;, &quot;;[$item.$B191];&quot;, &quot;;[$item.$C191];&quot;, &quot;;[$item.$D191];&quot;, &quot;;[$item.$E191];&quot;, &quot;;[$item.$F191];&quot;, &quot;;[$item.$G191];&quot; =&gt; &quot;;[$item.$A191];&quot; // &quot;;[$item.$H191])" office:value-type="string" office:string-value="  ulswd3c, null, null, null, null, 3, null =&gt; ulswd3c // Life's Gift" calcext:value-type="string">
            <text:p><text:s text:c="2"/>ulswd3c, null, null, null, null, 3, null =&gt; ulswd3c // Life's Gift</text:p>
          </table:table-cell>
        </table:table-row>
        <table:table-row table:style-name="ro3">
          <table:table-cell table:formula="of:=CONCATENATE(;&quot;  &quot;;[$item.$A192];&quot;, &quot;;[$item.$B192];&quot;, &quot;;[$item.$C192];&quot;, &quot;;[$item.$D192];&quot;, &quot;;[$item.$E192];&quot;, &quot;;[$item.$F192];&quot;, &quot;;[$item.$G192];&quot; =&gt; &quot;;[$item.$A192];&quot; // &quot;;[$item.$H192])" office:value-type="string" office:string-value="  ulswd3d, null, null, null, null, 3, null =&gt; ulswd3d // Long Sword of Action +2" calcext:value-type="string">
            <text:p><text:s text:c="2"/>ulswd3d, null, null, null, null, 3, null =&gt; ulswd3d // Long Sword of Action +2</text:p>
          </table:table-cell>
        </table:table-row>
        <table:table-row table:style-name="ro3">
          <table:table-cell table:formula="of:=CONCATENATE(;&quot;  &quot;;[$item.$A193];&quot;, &quot;;[$item.$B193];&quot;, &quot;;[$item.$C193];&quot;, &quot;;[$item.$D193];&quot;, &quot;;[$item.$E193];&quot;, &quot;;[$item.$F193];&quot;, &quot;;[$item.$G193];&quot; =&gt; &quot;;[$item.$A193];&quot; // &quot;;[$item.$H193])" office:value-type="string" office:string-value="  ulswd4a, null, null, null, null, 2, null =&gt; ulswd4a // Hold Fast" calcext:value-type="string">
            <text:p><text:s text:c="2"/>ulswd4a, null, null, null, null, 2, null =&gt; ulswd4a // Hold Fast</text:p>
          </table:table-cell>
        </table:table-row>
        <table:table-row table:style-name="ro3">
          <table:table-cell table:formula="of:=CONCATENATE(;&quot;  &quot;;[$item.$A194];&quot;, &quot;;[$item.$B194];&quot;, &quot;;[$item.$C194];&quot;, &quot;;[$item.$D194];&quot;, &quot;;[$item.$E194];&quot;, &quot;;[$item.$F194];&quot;, &quot;;[$item.$G194];&quot; =&gt; &quot;;[$item.$A194];&quot; // &quot;;[$item.$H194])" office:value-type="string" office:string-value="  ulswd4b, null, null, null, null, 2, null =&gt; ulswd4b // Long Sword +3: Enforcer" calcext:value-type="string">
            <text:p><text:s text:c="2"/>ulswd4b, null, null, null, null, 2, null =&gt; ulswd4b // Long Sword +3: Enforcer</text:p>
          </table:table-cell>
        </table:table-row>
        <table:table-row table:style-name="ro3">
          <table:table-cell table:formula="of:=CONCATENATE(;&quot;  &quot;;[$item.$A195];&quot;, &quot;;[$item.$B195];&quot;, &quot;;[$item.$C195];&quot;, &quot;;[$item.$D195];&quot;, &quot;;[$item.$E195];&quot;, &quot;;[$item.$F195];&quot;, &quot;;[$item.$G195];&quot; =&gt; &quot;;[$item.$A195];&quot; // &quot;;[$item.$H195])" office:value-type="string" office:string-value="  ulswd5a, null, null, null, null, 1, null =&gt; ulswd5a // Long Sword of Action +4" calcext:value-type="string">
            <text:p><text:s text:c="2"/>ulswd5a, null, null, null, null, 1, null =&gt; ulswd5a // Long Sword of Action +4</text:p>
          </table:table-cell>
        </table:table-row>
        <table:table-row table:style-name="ro3">
          <table:table-cell table:formula="of:=CONCATENATE(;&quot;  &quot;;[$item.$A196];&quot;, &quot;;[$item.$B196];&quot;, &quot;;[$item.$C196];&quot;, &quot;;[$item.$D196];&quot;, &quot;;[$item.$E196];&quot;, &quot;;[$item.$F196];&quot;, &quot;;[$item.$G196];&quot; =&gt; &quot;;[$item.$A196];&quot; // &quot;;[$item.$H196])" office:value-type="string" office:string-value="  ulswd5b, null, null, null, null, 2, null =&gt; ulswd5b // Bhaal's Fire" calcext:value-type="string">
            <text:p><text:s text:c="2"/>ulswd5b, null, null, null, null, 2, null =&gt; ulswd5b // Bhaal's Fire</text:p>
          </table:table-cell>
        </table:table-row>
        <table:table-row table:style-name="ro3">
          <table:table-cell table:formula="of:=CONCATENATE(;&quot;  &quot;;[$item.$A197];&quot;, &quot;;[$item.$B197];&quot;, &quot;;[$item.$C197];&quot;, &quot;;[$item.$D197];&quot;, &quot;;[$item.$E197];&quot;, &quot;;[$item.$F197];&quot;, &quot;;[$item.$G197];&quot; =&gt; &quot;;[$item.$A197];&quot; // &quot;;[$item.$H197])" office:value-type="string" office:string-value="  ulxbw3a, null, 2, null, null, 3, null =&gt; ulxbw3a // Light Crossbow of Defense" calcext:value-type="string">
            <text:p><text:s text:c="2"/>ulxbw3a, null, 2, null, null, 3, null =&gt; ulxbw3a // Light Crossbow of Defense</text:p>
          </table:table-cell>
        </table:table-row>
        <table:table-row table:style-name="ro3">
          <table:table-cell table:formula="of:=CONCATENATE(;&quot;  &quot;;[$item.$A198];&quot;, &quot;;[$item.$B198];&quot;, &quot;;[$item.$C198];&quot;, &quot;;[$item.$D198];&quot;, &quot;;[$item.$E198];&quot;, &quot;;[$item.$F198];&quot;, &quot;;[$item.$G198];&quot; =&gt; &quot;;[$item.$A198];&quot; // &quot;;[$item.$H198])" office:value-type="string" office:string-value="  ulxbw3b, null, 2, null, null, 3, null =&gt; ulxbw3b // Light Crossbow of Speed" calcext:value-type="string">
            <text:p><text:s text:c="2"/>ulxbw3b, null, 2, null, null, 3, null =&gt; ulxbw3b // Light Crossbow of Speed</text:p>
          </table:table-cell>
        </table:table-row>
        <table:table-row table:style-name="ro3">
          <table:table-cell table:formula="of:=CONCATENATE(;&quot;  &quot;;[$item.$A199];&quot;, &quot;;[$item.$B199];&quot;, &quot;;[$item.$C199];&quot;, &quot;;[$item.$D199];&quot;, &quot;;[$item.$E199];&quot;, &quot;;[$item.$F199];&quot;, &quot;;[$item.$G199];&quot; =&gt; &quot;;[$item.$A199];&quot; // &quot;;[$item.$H199])" office:value-type="string" office:string-value="  ulxbw5a, null, 3, null, null, 2, null =&gt; ulxbw5a // Repeating Light Crossbow" calcext:value-type="string">
            <text:p><text:s text:c="2"/>ulxbw5a, null, 3, null, null, 2, null =&gt; ulxbw5a // Repeating Light Crossbow</text:p>
          </table:table-cell>
        </table:table-row>
        <table:table-row table:style-name="ro3">
          <table:table-cell table:formula="of:=CONCATENATE(;&quot;  &quot;;[$item.$A200];&quot;, &quot;;[$item.$B200];&quot;, &quot;;[$item.$C200];&quot;, &quot;;[$item.$D200];&quot;, &quot;;[$item.$E200];&quot;, &quot;;[$item.$F200];&quot;, &quot;;[$item.$G200];&quot; =&gt; &quot;;[$item.$A200];&quot; // &quot;;[$item.$H200])" office:value-type="string" office:string-value="  umstr3a, null, null, null, null, 5, null =&gt; umstr3a // Morning Star +2: Hammer" calcext:value-type="string">
            <text:p><text:s text:c="2"/>umstr3a, null, null, null, null, 5, null =&gt; umstr3a // Morning Star +2: Hammer</text:p>
          </table:table-cell>
        </table:table-row>
        <table:table-row table:style-name="ro3">
          <table:table-cell table:formula="of:=CONCATENATE(;&quot;  &quot;;[$item.$A201];&quot;, &quot;;[$item.$B201];&quot;, &quot;;[$item.$C201];&quot;, &quot;;[$item.$D201];&quot;, &quot;;[$item.$E201];&quot;, &quot;;[$item.$F201];&quot;, &quot;;[$item.$G201];&quot; =&gt; &quot;;[$item.$A201];&quot; // &quot;;[$item.$H201])" office:value-type="string" office:string-value="  umstr3b, null, null, null, null, 4, null =&gt; umstr3b // Sanctified Morning Star +3" calcext:value-type="string">
            <text:p><text:s text:c="2"/>umstr3b, null, null, null, null, 4, null =&gt; umstr3b // Sanctified Morning Star +3</text:p>
          </table:table-cell>
        </table:table-row>
        <table:table-row table:style-name="ro3">
          <table:table-cell table:formula="of:=CONCATENATE(;&quot;  &quot;;[$item.$A202];&quot;, &quot;;[$item.$B202];&quot;, &quot;;[$item.$C202];&quot;, &quot;;[$item.$D202];&quot;, &quot;;[$item.$E202];&quot;, &quot;;[$item.$F202];&quot;, &quot;;[$item.$G202];&quot; =&gt; &quot;;[$item.$A202];&quot; // &quot;;[$item.$H202])" office:value-type="string" office:string-value="  umstr3c, null, null, null, null, 5, null =&gt; umstr3c // Morning Star of Lesser Phasing" calcext:value-type="string">
            <text:p><text:s text:c="2"/>umstr3c, null, null, null, null, 5, null =&gt; umstr3c // Morning Star of Lesser Phasing</text:p>
          </table:table-cell>
        </table:table-row>
        <table:table-row table:style-name="ro3">
          <table:table-cell table:formula="of:=CONCATENATE(;&quot;  &quot;;[$item.$A203];&quot;, &quot;;[$item.$B203];&quot;, &quot;;[$item.$C203];&quot;, &quot;;[$item.$D203];&quot;, &quot;;[$item.$E203];&quot;, &quot;;[$item.$F203];&quot;, &quot;;[$item.$G203];&quot; =&gt; &quot;;[$item.$A203];&quot; // &quot;;[$item.$H203])" office:value-type="string" office:string-value="  umstr4a, null, null, null, null, 4, null =&gt; umstr4a // Morning Star of the Gods" calcext:value-type="string">
            <text:p><text:s text:c="2"/>umstr4a, null, null, null, null, 4, null =&gt; umstr4a // Morning Star of the Gods</text:p>
          </table:table-cell>
        </table:table-row>
        <table:table-row table:style-name="ro3">
          <table:table-cell table:formula="of:=CONCATENATE(;&quot;  &quot;;[$item.$A204];&quot;, &quot;;[$item.$B204];&quot;, &quot;;[$item.$C204];&quot;, &quot;;[$item.$D204];&quot;, &quot;;[$item.$E204];&quot;, &quot;;[$item.$F204];&quot;, &quot;;[$item.$G204];&quot; =&gt; &quot;;[$item.$A204];&quot; // &quot;;[$item.$H204])" office:value-type="string" office:string-value="  umstr4b, null, null, null, null, 4, null =&gt; umstr4b // Static Star +3" calcext:value-type="string">
            <text:p><text:s text:c="2"/>umstr4b, null, null, null, null, 4, null =&gt; umstr4b // Static Star +3</text:p>
          </table:table-cell>
        </table:table-row>
        <table:table-row table:style-name="ro3">
          <table:table-cell table:formula="of:=CONCATENATE(;&quot;  &quot;;[$item.$A205];&quot;, &quot;;[$item.$B205];&quot;, &quot;;[$item.$C205];&quot;, &quot;;[$item.$D205];&quot;, &quot;;[$item.$E205];&quot;, &quot;;[$item.$F205];&quot;, &quot;;[$item.$G205];&quot; =&gt; &quot;;[$item.$A205];&quot; // &quot;;[$item.$H205])" office:value-type="string" office:string-value="  umstr5a, null, null, null, null, 3, null =&gt; umstr5a // Morning Star of Action +4" calcext:value-type="string">
            <text:p><text:s text:c="2"/>umstr5a, null, null, null, null, 3, null =&gt; umstr5a // Morning Star of Action +4</text:p>
          </table:table-cell>
        </table:table-row>
        <table:table-row table:style-name="ro3">
          <table:table-cell table:formula="of:=CONCATENATE(;&quot;  &quot;;[$item.$A206];&quot;, &quot;;[$item.$B206];&quot;, &quot;;[$item.$C206];&quot;, &quot;;[$item.$D206];&quot;, &quot;;[$item.$E206];&quot;, &quot;;[$item.$F206];&quot;, &quot;;[$item.$G206];&quot; =&gt; &quot;;[$item.$A206];&quot; // &quot;;[$item.$H206])" office:value-type="string" office:string-value="  umstr5b, null, null, null, null, 3, null =&gt; umstr5b // Morning Star +4: Defender" calcext:value-type="string">
            <text:p><text:s text:c="2"/>umstr5b, null, null, null, null, 3, null =&gt; umstr5b // Morning Star +4: Defender</text:p>
          </table:table-cell>
        </table:table-row>
        <table:table-row table:style-name="ro3">
          <table:table-cell table:formula="of:=CONCATENATE(;&quot;  &quot;;[$item.$A207];&quot;, &quot;;[$item.$B207];&quot;, &quot;;[$item.$C207];&quot;, &quot;;[$item.$D207];&quot;, &quot;;[$item.$E207];&quot;, &quot;;[$item.$F207];&quot;, &quot;;[$item.$G207];&quot; =&gt; &quot;;[$item.$A207];&quot; // &quot;;[$item.$H207])" office:value-type="string" office:string-value="  usswd3a, null, null, null, null, 1, null =&gt; usswd3a // Sloth" calcext:value-type="string">
            <text:p><text:s text:c="2"/>usswd3a, null, null, null, null, 1, null =&gt; usswd3a // Sloth</text:p>
          </table:table-cell>
        </table:table-row>
        <table:table-row table:style-name="ro3">
          <table:table-cell table:formula="of:=CONCATENATE(;&quot;  &quot;;[$item.$A208];&quot;, &quot;;[$item.$B208];&quot;, &quot;;[$item.$C208];&quot;, &quot;;[$item.$D208];&quot;, &quot;;[$item.$E208];&quot;, &quot;;[$item.$F208];&quot;, &quot;;[$item.$G208];&quot; =&gt; &quot;;[$item.$A208];&quot; // &quot;;[$item.$H208])" office:value-type="string" office:string-value="  usswd3b, null, null, null, null, 1, null =&gt; usswd3b // Some God's Lesser Promise" calcext:value-type="string">
            <text:p><text:s text:c="2"/>usswd3b, null, null, null, null, 1, null =&gt; usswd3b // Some God's Lesser Promise</text:p>
          </table:table-cell>
        </table:table-row>
        <table:table-row table:style-name="ro3">
          <table:table-cell table:formula="of:=CONCATENATE(;&quot;  &quot;;[$item.$A209];&quot;, &quot;;[$item.$B209];&quot;, &quot;;[$item.$C209];&quot;, &quot;;[$item.$D209];&quot;, &quot;;[$item.$E209];&quot;, &quot;;[$item.$F209];&quot;, &quot;;[$item.$G209];&quot; =&gt; &quot;;[$item.$A209];&quot; // &quot;;[$item.$H209])" office:value-type="string" office:string-value="  usswd3c, null, null, null, null, 1, null =&gt; usswd3c // Short Sword of Action +2" calcext:value-type="string">
            <text:p><text:s text:c="2"/>usswd3c, null, null, null, null, 1, null =&gt; usswd3c // Short Sword of Action +2</text:p>
          </table:table-cell>
        </table:table-row>
        <table:table-row table:style-name="ro3">
          <table:table-cell table:formula="of:=CONCATENATE(;&quot;  &quot;;[$item.$A210];&quot;, &quot;;[$item.$B210];&quot;, &quot;;[$item.$C210];&quot;, &quot;;[$item.$D210];&quot;, &quot;;[$item.$E210];&quot;, &quot;;[$item.$F210];&quot;, &quot;;[$item.$G210];&quot; =&gt; &quot;;[$item.$A210];&quot; // &quot;;[$item.$H210])" office:value-type="string" office:string-value="  usswd4a, null, null, null, null, 0, null =&gt; usswd4a // Short Sword of Shadows +3" calcext:value-type="string">
            <text:p><text:s text:c="2"/>usswd4a, null, null, null, null, 0, null =&gt; usswd4a // Short Sword of Shadows +3</text:p>
          </table:table-cell>
        </table:table-row>
        <table:table-row table:style-name="ro3">
          <table:table-cell table:formula="of:=CONCATENATE(;&quot;  &quot;;[$item.$A211];&quot;, &quot;;[$item.$B211];&quot;, &quot;;[$item.$C211];&quot;, &quot;;[$item.$D211];&quot;, &quot;;[$item.$E211];&quot;, &quot;;[$item.$F211];&quot;, &quot;;[$item.$G211];&quot; =&gt; &quot;;[$item.$A211];&quot; // &quot;;[$item.$H211])" office:value-type="string" office:string-value="  usswd4b, null, null, null, null, 0, null =&gt; usswd4b // Static Short Sword +3" calcext:value-type="string">
            <text:p><text:s text:c="2"/>usswd4b, null, null, null, null, 0, null =&gt; usswd4b // Static Short Sword +3</text:p>
          </table:table-cell>
        </table:table-row>
        <table:table-row table:style-name="ro3">
          <table:table-cell table:formula="of:=CONCATENATE(;&quot;  &quot;;[$item.$A212];&quot;, &quot;;[$item.$B212];&quot;, &quot;;[$item.$C212];&quot;, &quot;;[$item.$D212];&quot;, &quot;;[$item.$E212];&quot;, &quot;;[$item.$F212];&quot;, &quot;;[$item.$G212];&quot; =&gt; &quot;;[$item.$A212];&quot; // &quot;;[$item.$H212])" office:value-type="string" office:string-value="  usswd5a, null, null, null, null, 0, null =&gt; usswd5a // Short Sword of Health +4" calcext:value-type="string">
            <text:p><text:s text:c="2"/>usswd5a, null, null, null, null, 0, null =&gt; usswd5a // Short Sword of Health +4</text:p>
          </table:table-cell>
        </table:table-row>
        <table:table-row table:style-name="ro3">
          <table:table-cell table:formula="of:=CONCATENATE(;&quot;  &quot;;[$item.$A213];&quot;, &quot;;[$item.$B213];&quot;, &quot;;[$item.$C213];&quot;, &quot;;[$item.$D213];&quot;, &quot;;[$item.$E213];&quot;, &quot;;[$item.$F213];&quot;, &quot;;[$item.$G213];&quot; =&gt; &quot;;[$item.$A213];&quot; // &quot;;[$item.$H213])" office:value-type="string" office:string-value="  usswd5b, null, null, null, null, 0, null =&gt; usswd5b // Short Sword +4: Hammer" calcext:value-type="string">
            <text:p><text:s text:c="2"/>usswd5b, null, null, null, null, 0, null =&gt; usswd5b // Short Sword +4: Hammer</text:p>
          </table:table-cell>
        </table:table-row>
        <table:table-row table:style-name="ro3">
          <table:table-cell table:formula="of:=CONCATENATE(;&quot;  &quot;;[$item.$A214];&quot;, &quot;;[$item.$B214];&quot;, &quot;;[$item.$C214];&quot;, &quot;;[$item.$D214];&quot;, &quot;;[$item.$E214];&quot;, &quot;;[$item.$F214];&quot;, &quot;;[$item.$G214];&quot; =&gt; &quot;;[$item.$A214];&quot; // &quot;;[$item.$H214])" office:value-type="string" office:string-value="  utswd1a, null, null, null, null, 10, null =&gt; utswd1a // Flawless Two Handed Sword" calcext:value-type="string">
            <text:p><text:s text:c="2"/>utswd1a, null, null, null, null, 10, null =&gt; utswd1a // Flawless Two Handed Sword</text:p>
          </table:table-cell>
        </table:table-row>
        <table:table-row table:style-name="ro3">
          <table:table-cell table:formula="of:=CONCATENATE(;&quot;  &quot;;[$item.$A215];&quot;, &quot;;[$item.$B215];&quot;, &quot;;[$item.$C215];&quot;, &quot;;[$item.$D215];&quot;, &quot;;[$item.$E215];&quot;, &quot;;[$item.$F215];&quot;, &quot;;[$item.$G215];&quot; =&gt; &quot;;[$item.$A215];&quot; // &quot;;[$item.$H215])" office:value-type="string" office:string-value="  utswd2a, null, null, null, null, 10, null =&gt; utswd2a // Giant Two Handed Sword" calcext:value-type="string">
            <text:p><text:s text:c="2"/>utswd2a, null, null, null, null, 10, null =&gt; utswd2a // Giant Two Handed Sword</text:p>
          </table:table-cell>
        </table:table-row>
        <table:table-row table:style-name="ro3">
          <table:table-cell table:formula="of:=CONCATENATE(;&quot;  &quot;;[$item.$A216];&quot;, &quot;;[$item.$B216];&quot;, &quot;;[$item.$C216];&quot;, &quot;;[$item.$D216];&quot;, &quot;;[$item.$E216];&quot;, &quot;;[$item.$F216];&quot;, &quot;;[$item.$G216];&quot; =&gt; &quot;;[$item.$A216];&quot; // &quot;;[$item.$H216])" office:value-type="string" office:string-value="  utswd3a, null, null, null, null, 8, null =&gt; utswd3a // Two Handed Sword +2: Hammering" calcext:value-type="string">
            <text:p><text:s text:c="2"/>utswd3a, null, null, null, null, 8, null =&gt; utswd3a // Two Handed Sword +2: Hammering</text:p>
          </table:table-cell>
        </table:table-row>
        <table:table-row table:style-name="ro3">
          <table:table-cell table:formula="of:=CONCATENATE(;&quot;  &quot;;[$item.$A217];&quot;, &quot;;[$item.$B217];&quot;, &quot;;[$item.$C217];&quot;, &quot;;[$item.$D217];&quot;, &quot;;[$item.$E217];&quot;, &quot;;[$item.$F217];&quot;, &quot;;[$item.$G217];&quot; =&gt; &quot;;[$item.$A217];&quot; // &quot;;[$item.$H217])" office:value-type="string" office:string-value="  utswd3b, null, null, null, null, 8, null =&gt; utswd3b // Two Handed Sword +2: Defender" calcext:value-type="string">
            <text:p><text:s text:c="2"/>utswd3b, null, null, null, null, 8, null =&gt; utswd3b // Two Handed Sword +2: Defender</text:p>
          </table:table-cell>
        </table:table-row>
        <table:table-row table:style-name="ro3">
          <table:table-cell table:formula="of:=CONCATENATE(;&quot;  &quot;;[$item.$A218];&quot;, &quot;;[$item.$B218];&quot;, &quot;;[$item.$C218];&quot;, &quot;;[$item.$D218];&quot;, &quot;;[$item.$E218];&quot;, &quot;;[$item.$F218];&quot;, &quot;;[$item.$G218];&quot; =&gt; &quot;;[$item.$A218];&quot; // &quot;;[$item.$H218])" office:value-type="string" office:string-value="  utswd4a, null, null, null, null, 6, null =&gt; utswd4a // Two Handed Sword +4: Backbiter" calcext:value-type="string">
            <text:p><text:s text:c="2"/>utswd4a, null, null, null, null, 6, null =&gt; utswd4a // Two Handed Sword +4: Backbiter</text:p>
          </table:table-cell>
        </table:table-row>
        <table:table-row table:style-name="ro3">
          <table:table-cell table:formula="of:=CONCATENATE(;&quot;  &quot;;[$item.$A219];&quot;, &quot;;[$item.$B219];&quot;, &quot;;[$item.$C219];&quot;, &quot;;[$item.$D219];&quot;, &quot;;[$item.$E219];&quot;, &quot;;[$item.$F219];&quot;, &quot;;[$item.$G219];&quot; =&gt; &quot;;[$item.$A219];&quot; // &quot;;[$item.$H219])" office:value-type="string" office:string-value="  utswd4b, null, null, null, null, 7, null =&gt; utswd4b // Two Handed Sword +3: Bane" calcext:value-type="string">
            <text:p><text:s text:c="2"/>utswd4b, null, null, null, null, 7, null =&gt; utswd4b // Two Handed Sword +3: Bane</text:p>
          </table:table-cell>
        </table:table-row>
        <table:table-row table:style-name="ro3">
          <table:table-cell table:formula="of:=CONCATENATE(;&quot;  &quot;;[$item.$A220];&quot;, &quot;;[$item.$B220];&quot;, &quot;;[$item.$C220];&quot;, &quot;;[$item.$D220];&quot;, &quot;;[$item.$E220];&quot;, &quot;;[$item.$F220];&quot;, &quot;;[$item.$G220];&quot; =&gt; &quot;;[$item.$A220];&quot; // &quot;;[$item.$H220])" office:value-type="string" office:string-value="  utswd5a, null, null, null, null, 6, null =&gt; utswd5a // Static Two Handed Sword +4" calcext:value-type="string">
            <text:p><text:s text:c="2"/>utswd5a, null, null, null, null, 6, null =&gt; utswd5a // Static Two Handed Sword +4</text:p>
          </table:table-cell>
        </table:table-row>
        <table:table-row table:style-name="ro3">
          <table:table-cell table:formula="of:=CONCATENATE(;&quot;  &quot;;[$item.$A221];&quot;, &quot;;[$item.$B221];&quot;, &quot;;[$item.$C221];&quot;, &quot;;[$item.$D221];&quot;, &quot;;[$item.$E221];&quot;, &quot;;[$item.$F221];&quot;, &quot;;[$item.$G221];&quot; =&gt; &quot;;[$item.$A221];&quot; // &quot;;[$item.$H221])" office:value-type="string" office:string-value="  utswd5b, null, null, null, null, 6, null =&gt; utswd5b // Two Handed Sword +4: Life Giver" calcext:value-type="string">
            <text:p><text:s text:c="2"/>utswd5b, null, null, null, null, 6, null =&gt; utswd5b // Two Handed Sword +4: Life Giver</text:p>
          </table:table-cell>
        </table:table-row>
        <table:table-row table:style-name="ro3">
          <table:table-cell table:formula="of:=CONCATENATE(;&quot;  &quot;;[$item.$A222];&quot;, &quot;;[$item.$B222];&quot;, &quot;;[$item.$C222];&quot;, &quot;;[$item.$D222];&quot;, &quot;;[$item.$E222];&quot;, &quot;;[$item.$F222];&quot;, &quot;;[$item.$G222];&quot; =&gt; &quot;;[$item.$A222];&quot; // &quot;;[$item.$H222])" office:value-type="string" office:string-value="  valiant, null, null, null, null, 3, null =&gt; valiant // Valiant" calcext:value-type="string">
            <text:p><text:s text:c="2"/>valiant, null, null, null, null, 3, null =&gt; valiant // Valiant</text:p>
          </table:table-cell>
        </table:table-row>
        <table:table-row table:style-name="ro3">
          <table:table-cell table:formula="of:=CONCATENATE(;&quot;  &quot;;[$item.$A223];&quot;, &quot;;[$item.$B223];&quot;, &quot;;[$item.$C223];&quot;, &quot;;[$item.$D223];&quot;, &quot;;[$item.$E223];&quot;, &quot;;[$item.$F223];&quot;, &quot;;[$item.$G223];&quot; =&gt; &quot;;[$item.$A223];&quot; // &quot;;[$item.$H223])" office:value-type="string" office:string-value="  wcwight, 1, 1, null, null, null, null =&gt; wcwight // cold wight weapon" calcext:value-type="string">
            <text:p><text:s text:c="2"/>wcwight, 1, 1, null, null, null, null =&gt; wcwight // cold wight weapon</text:p>
          </table:table-cell>
        </table:table-row>
        <table:table-row table:style-name="ro3">
          <table:table-cell table:formula="of:=CONCATENATE(;&quot;  &quot;;[$item.$A224];&quot;, &quot;;[$item.$B224];&quot;, &quot;;[$item.$C224];&quot;, &quot;;[$item.$D224];&quot;, &quot;;[$item.$E224];&quot;, &quot;;[$item.$F224];&quot;, &quot;;[$item.$G224];&quot; =&gt; &quot;;[$item.$A224];&quot; // &quot;;[$item.$H224])" office:value-type="string" office:string-value="  wepgian, 1, 3, null, null, null, null =&gt; wepgian // &lt;invalid strref -1&gt;" calcext:value-type="string">
            <text:p><text:s text:c="2"/>wepgian, 1, 3, null, null, null, null =&gt; wepgian // &lt;invalid strref -1&gt;</text:p>
          </table:table-cell>
        </table:table-row>
        <table:table-row table:style-name="ro3">
          <table:table-cell table:formula="of:=CONCATENATE(;&quot;  &quot;;[$item.$A225];&quot;, &quot;;[$item.$B225];&quot;, &quot;;[$item.$C225];&quot;, &quot;;[$item.$D225];&quot;, &quot;;[$item.$E225];&quot;, &quot;;[$item.$F225];&quot;, &quot;;[$item.$G225];&quot; =&gt; &quot;;[$item.$A225];&quot; // &quot;;[$item.$H225])" office:value-type="string" office:string-value="  wepwyv, 1, 2, null, null, null, null =&gt; wepwyv // ghoul hand" calcext:value-type="string">
            <text:p><text:s text:c="2"/>wepwyv, 1, 2, null, null, null, null =&gt; wepwyv // ghoul hand</text:p>
          </table:table-cell>
        </table:table-row>
        <table:table-row table:style-name="ro3">
          <table:table-cell table:formula="of:=CONCATENATE(;&quot;  &quot;;[$item.$A226];&quot;, &quot;;[$item.$B226];&quot;, &quot;;[$item.$C226];&quot;, &quot;;[$item.$D226];&quot;, &quot;;[$item.$E226];&quot;, &quot;;[$item.$F226];&quot;, &quot;;[$item.$G226];&quot; =&gt; &quot;;[$item.$A226];&quot; // &quot;;[$item.$H226])" office:value-type="string" office:string-value="  withery, null, null, null, null, 0, null =&gt; withery // Ol' Withery" calcext:value-type="string">
            <text:p><text:s text:c="2"/>withery, null, null, null, null, 0, null =&gt; withery // Ol' Withery</text:p>
          </table:table-cell>
        </table:table-row>
        <table:table-row table:style-name="ro3">
          <table:table-cell table:formula="of:=CONCATENATE(;&quot;  &quot;;[$item.$A227];&quot;, &quot;;[$item.$B227];&quot;, &quot;;[$item.$C227];&quot;, &quot;;[$item.$D227];&quot;, &quot;;[$item.$E227];&quot;, &quot;;[$item.$F227];&quot;, &quot;;[$item.$G227];&quot; =&gt; &quot;;[$item.$A227];&quot; // &quot;;[$item.$H227])" office:value-type="string" office:string-value="  wolfwi1, 1, 1, null, null, null, null =&gt; wolfwi1 // &lt;invalid strref -1&gt;" calcext:value-type="string">
            <text:p><text:s text:c="2"/>wolfwi1, 1, 1, null, null, null, null =&gt; wolfwi1 // &lt;invalid strref -1&gt;</text:p>
          </table:table-cell>
        </table:table-row>
        <table:table-row table:style-name="ro3">
          <table:table-cell table:formula="of:=CONCATENATE(;&quot;  &quot;;[$item.$A228];&quot;, &quot;;[$item.$B228];&quot;, &quot;;[$item.$C228];&quot;, &quot;;[$item.$D228];&quot;, &quot;;[$item.$E228];&quot;, &quot;;[$item.$F228];&quot;, &quot;;[$item.$G228];&quot; =&gt; &quot;;[$item.$A228];&quot; // &quot;;[$item.$H228])" office:value-type="string" office:string-value="  wolfwi2, 1, 1, null, null, null, null =&gt; wolfwi2 // &lt;invalid strref -1&gt;" calcext:value-type="string">
            <text:p><text:s text:c="2"/>wolfwi2, 1, 1, null, null, null, null =&gt; wolfwi2 // &lt;invalid strref -1&gt;</text:p>
          </table:table-cell>
        </table:table-row>
        <table:table-row table:style-name="ro3">
          <table:table-cell table:formula="of:=CONCATENATE(;&quot;  &quot;;[$item.$A229];&quot;, &quot;;[$item.$B229];&quot;, &quot;;[$item.$C229];&quot;, &quot;;[$item.$D229];&quot;, &quot;;[$item.$E229];&quot;, &quot;;[$item.$F229];&quot;, &quot;;[$item.$G229];&quot; =&gt; &quot;;[$item.$A229];&quot; // &quot;;[$item.$H229])" office:value-type="string" office:string-value="  wylfins, null, null, null, 0, null, null =&gt; wylfins // Wylfdene's Tribal Insignia" calcext:value-type="string">
            <text:p><text:s text:c="2"/>wylfins, null, null, null, 0, null, null =&gt; wylfins // Wylfdene's Tribal Insignia</text:p>
          </table:table-cell>
        </table:table-row>
        <table:table-row table:style-name="ro3">
          <table:table-cell table:formula="of:=CONCATENATE(;&quot;  &quot;;[$item.$A230];&quot;, &quot;;[$item.$B230];&quot;, &quot;;[$item.$C230];&quot;, &quot;;[$item.$D230];&quot;, &quot;;[$item.$E230];&quot;, &quot;;[$item.$F230];&quot;, &quot;;[$item.$G230];&quot; =&gt; &quot;;[$item.$A230];&quot; // &quot;;[$item.$H230])" office:value-type="string" office:string-value="  xbow02, null, 1, null, null, null, null =&gt; xbow02 // Heavy Crossbow +1" calcext:value-type="string">
            <text:p><text:s text:c="2"/>xbow02, null, 1, null, null, null, null =&gt; xbow02 // Heavy Crossbow +1</text:p>
          </table:table-cell>
        </table:table-row>
        <table:table-row table:style-name="ro3">
          <table:table-cell table:formula="of:=CONCATENATE(;&quot;  &quot;;[$item.$A231];&quot;, &quot;;[$item.$B231];&quot;, &quot;;[$item.$C231];&quot;, &quot;;[$item.$D231];&quot;, &quot;;[$item.$E231];&quot;, &quot;;[$item.$F231];&quot;, &quot;;[$item.$G231];&quot; =&gt; &quot;;[$item.$A231];&quot; // &quot;;[$item.$H231])" office:value-type="string" office:string-value="  xbow03, null, 5, null, null, 5, null =&gt; xbow03 // Heavy Crossbow of Accuracy" calcext:value-type="string">
            <text:p><text:s text:c="2"/>xbow03, null, 5, null, null, 5, null =&gt; xbow03 // Heavy Crossbow of Accuracy</text:p>
          </table:table-cell>
        </table:table-row>
        <table:table-row table:style-name="ro3">
          <table:table-cell table:formula="of:=CONCATENATE(;&quot;  &quot;;[$item.$A232];&quot;, &quot;;[$item.$B232];&quot;, &quot;;[$item.$C232];&quot;, &quot;;[$item.$D232];&quot;, &quot;;[$item.$E232];&quot;, &quot;;[$item.$F232];&quot;, &quot;;[$item.$G232];&quot; =&gt; &quot;;[$item.$A232];&quot; // &quot;;[$item.$H232])" office:value-type="string" office:string-value="  xbow05, null, 1, null, null, null, null =&gt; xbow05 // Light Crossbow +1" calcext:value-type="string">
            <text:p><text:s text:c="2"/>xbow05, null, 1, null, null, null, null =&gt; xbow05 // Light Crossbow +1</text:p>
          </table:table-cell>
        </table:table-row>
        <table:table-row table:style-name="ro3">
          <table:table-cell table:formula="of:=CONCATENATE(;&quot;  &quot;;[$item.$A233];&quot;, &quot;;[$item.$B233];&quot;, &quot;;[$item.$C233];&quot;, &quot;;[$item.$D233];&quot;, &quot;;[$item.$E233];&quot;, &quot;;[$item.$F233];&quot;, &quot;;[$item.$G233];&quot; =&gt; &quot;;[$item.$A233];&quot; // &quot;;[$item.$H233])" office:value-type="string" office:string-value="  xbow06, null, 1, null, null, 4, null =&gt; xbow06 // Light Crossbow of Speed" calcext:value-type="string">
            <text:p><text:s text:c="2"/>xbow06, null, 1, null, null, 4, null =&gt; xbow06 // Light Crossbow of Speed</text:p>
          </table:table-cell>
        </table:table-row>
        <table:table-row table:style-name="ro3">
          <table:table-cell table:formula="of:=CONCATENATE(;&quot;  &quot;;[$item.$A234];&quot;, &quot;;[$item.$B234];&quot;, &quot;;[$item.$C234];&quot;, &quot;;[$item.$D234];&quot;, &quot;;[$item.$E234];&quot;, &quot;;[$item.$F234];&quot;, &quot;;[$item.$G234];&quot; =&gt; &quot;;[$item.$A234];&quot; // &quot;;[$item.$H234])" office:value-type="string" office:string-value="  xstafhmg, null, 1, null, null, null, null =&gt; xstafhmg // Staff of the Hanged Men's Glee" calcext:value-type="string">
            <text:p><text:s text:c="2"/>xstafhmg, null, 1, null, null, null, null =&gt; xstafhmg // Staff of the Hanged Men's Glee</text:p>
          </table:table-cell>
        </table:table-row>
        <table:table-row table:style-name="ro3">
          <table:table-cell table:formula="of:=CONCATENATE(;&quot;  &quot;;[$item.$A235];&quot;, &quot;;[$item.$B235];&quot;, &quot;;[$item.$C235];&quot;, &quot;;[$item.$D235];&quot;, &quot;;[$item.$E235];&quot;, &quot;;[$item.$F235];&quot;, &quot;;[$item.$G235];&quot; =&gt; &quot;;[$item.$A235];&quot; // &quot;;[$item.$H235])" office:value-type="string" office:string-value="  young, null, null, null, null, 2, null =&gt; young // Young Rage" calcext:value-type="string">
            <text:p><text:s text:c="2"/>young, null, null, null, null, 2, null =&gt; young // Young Rage</text:p>
          </table:table-cell>
        </table:table-row>
        <table:table-row table:style-name="ro3">
          <table:table-cell table:formula="of:=CONCATENATE(;&quot;  &quot;;[$item.$A236];&quot;, &quot;;[$item.$B236];&quot;, &quot;;[$item.$C236];&quot;, &quot;;[$item.$D236];&quot;, &quot;;[$item.$E236];&quot;, &quot;;[$item.$F236];&quot;, &quot;;[$item.$G236];&quot; =&gt; &quot;;[$item.$A236];&quot; // &quot;;[$item.$H236])" office:value-type="string" office:string-value="  zz05we, null, 2, null, null, 5, null =&gt; zz05we // The Mace of Weal and Woe" calcext:value-type="string">
            <text:p><text:s text:c="2"/>zz05we, null, 2, null, null, 5, null =&gt; zz05we // The Mace of Weal and Woe</text:p>
          </table:table-cell>
        </table:table-row>
        <table:table-row table:style-name="ro3">
          <table:table-cell table:formula="of:=CONCATENATE(;&quot;  &quot;;[$item.$A237];&quot;, &quot;;[$item.$B237];&quot;, &quot;;[$item.$C237];&quot;, &quot;;[$item.$D237];&quot;, &quot;;[$item.$E237];&quot;, &quot;;[$item.$F237];&quot;, &quot;;[$item.$G237];&quot; =&gt; &quot;;[$item.$A237];&quot; // &quot;;[$item.$H237])" office:value-type="string" office:string-value="  zz14in, null, null, null, null, 0, null =&gt; zz14in // Inconsequence" calcext:value-type="string">
            <text:p><text:s text:c="2"/>zz14in, null, null, null, null, 0, null =&gt; zz14in // Inconsequence</text:p>
          </table:table-cell>
        </table:table-row>
        <table:table-row table:style-name="ro3">
          <table:table-cell table:formula="of:=CONCATENATE(;&quot;  &quot;;[$item.$A238];&quot;, &quot;;[$item.$B238];&quot;, &quot;;[$item.$C238];&quot;, &quot;;[$item.$D238];&quot;, &quot;;[$item.$E238];&quot;, &quot;;[$item.$F238];&quot;, &quot;;[$item.$G238];&quot; =&gt; &quot;;[$item.$A238];&quot; // &quot;;[$item.$H238])" office:value-type="string" office:string-value="  zz36dgd, null, null, null, null, 0, null =&gt; zz36dgd // Dead God's Dreaming" calcext:value-type="string">
            <text:p><text:s text:c="2"/>zz36dgd, null, null, null, null, 0, null =&gt; zz36dgd // Dead God's Dreaming</text:p>
          </table:table-cell>
        </table:table-row>
        <table:table-row table:style-name="ro3">
          <table:table-cell table:formula="of:=CONCATENATE(;&quot;  &quot;;[$item.$A239];&quot;, &quot;;[$item.$B239];&quot;, &quot;;[$item.$C239];&quot;, &quot;;[$item.$D239];&quot;, &quot;;[$item.$E239];&quot;, &quot;;[$item.$F239];&quot;, &quot;;[$item.$G239];&quot; =&gt; &quot;;[$item.$A239];&quot; // &quot;;[$item.$H239])" office:value-type="string" office:string-value="  zz44in, null, null, null, null, 0, null =&gt; zz44in // Inconsequence" calcext:value-type="string">
            <text:p><text:s text:c="2"/>zz44in, null, null, null, null, 0, null =&gt; zz44in // Inconsequence</text:p>
          </table:table-cell>
        </table:table-row>
        <table:table-row table:style-name="ro3">
          <table:table-cell table:formula="of:=CONCATENATE(;&quot;  &quot;;[$item.$A240];&quot;, &quot;;[$item.$B240];&quot;, &quot;;[$item.$C240];&quot;, &quot;;[$item.$D240];&quot;, &quot;;[$item.$E240];&quot;, &quot;;[$item.$F240];&quot;, &quot;;[$item.$G240];&quot; =&gt; &quot;;[$item.$A240];&quot; // &quot;;[$item.$H240])" office:value-type="string" office:string-value="  zz57pj, null, 6, null, null, 0, null =&gt; zz57pj // Pale Justice" calcext:value-type="string">
            <text:p><text:s text:c="2"/>zz57pj, null, 6, null, null, 0, null =&gt; zz57pj // Pale Justice</text:p>
          </table:table-cell>
        </table:table-row>
        <table:table-row table:style-name="ro3">
          <table:table-cell table:formula="of:=CONCATENATE(;&quot;  &quot;;[$item.$A241];&quot;, &quot;;[$item.$B241];&quot;, &quot;;[$item.$C241];&quot;, &quot;;[$item.$D241];&quot;, &quot;;[$item.$E241];&quot;, &quot;;[$item.$F241];&quot;, &quot;;[$item.$G241];&quot; =&gt; &quot;;[$item.$A241];&quot; // &quot;;[$item.$H241])" office:value-type="string" office:string-value="  zza7ch, null, 4, null, null, 0, null =&gt; zza7ch // Conlan's Hammer" calcext:value-type="string">
            <text:p><text:s text:c="2"/>zza7ch, null, 4, null, null, 0, null =&gt; zza7ch // Conlan's Hammer</text:p>
          </table:table-cell>
        </table:table-row>
        <table:table-row table:style-name="ro3">
          <table:table-cell table:formula="of:=CONCATENATE(;&quot;  &quot;;[$item.$A242];&quot;, &quot;;[$item.$B242];&quot;, &quot;;[$item.$C242];&quot;, &quot;;[$item.$D242];&quot;, &quot;;[$item.$E242];&quot;, &quot;;[$item.$F242];&quot;, &quot;;[$item.$G242];&quot; =&gt; &quot;;[$item.$A242];&quot; // &quot;;[$item.$H242])" office:value-type="string" office:string-value="  zzc8hb, null, null, null, null, 1, null =&gt; zzc8hb // Hell's Bane" calcext:value-type="string">
            <text:p><text:s text:c="2"/>zzc8hb, null, null, null, null, 1, null =&gt; zzc8hb // Hell's Bane</text:p>
          </table:table-cell>
        </table:table-row>
        <table:table-row table:style-name="ro3">
          <table:table-cell table:formula="of:=CONCATENATE(;&quot;  &quot;;[$item.$A243];&quot;, &quot;;[$item.$B243];&quot;, &quot;;[$item.$C243];&quot;, &quot;;[$item.$D243];&quot;, &quot;;[$item.$E243];&quot;, &quot;;[$item.$F243];&quot;, &quot;;[$item.$G243];&quot; =&gt; &quot;;[$item.$A243];&quot; // &quot;;[$item.$H243])" office:value-type="string" office:string-value="  zzd5woh, null, null, null, null, 0, null =&gt; zzd5woh // Wind of Heaven" calcext:value-type="string">
            <text:p><text:s text:c="2"/>zzd5woh, null, null, null, null, 0, null =&gt; zzd5woh // Wind of Heaven</text:p>
          </table:table-cell>
        </table:table-row>
        <table:table-row table:style-name="ro3">
          <table:table-cell table:formula="of:=CONCATENATE(;&quot;  &quot;;[$item.$A244];&quot;, &quot;;[$item.$B244];&quot;, &quot;;[$item.$C244];&quot;, &quot;;[$item.$D244];&quot;, &quot;;[$item.$E244];&quot;, &quot;;[$item.$F244];&quot;, &quot;;[$item.$G244];&quot; =&gt; &quot;;[$item.$A244];&quot; // &quot;;[$item.$H244])" office:value-type="string" office:string-value="  zze6pe, null, null, null, null, 0, null =&gt; zze6pe // Pig's Eye" calcext:value-type="string">
            <text:p><text:s text:c="2"/>zze6pe, null, null, null, null, 0, null =&gt; zze6pe // Pig's Eye</text:p>
          </table:table-cell>
        </table:table-row>
        <table:table-row table:style-name="ro3">
          <table:table-cell table:formula="of:=CONCATENATE(;&quot;  &quot;;[$item.$A245];&quot;, &quot;;[$item.$B245];&quot;, &quot;;[$item.$C245];&quot;, &quot;;[$item.$D245];&quot;, &quot;;[$item.$E245];&quot;, &quot;;[$item.$F245];&quot;, &quot;;[$item.$G245];&quot; =&gt; &quot;;[$item.$A245];&quot; // &quot;;[$item.$H245])" office:value-type="string" office:string-value="  zzf6al, null, 5, null, null, 0, null =&gt; zzf6al // Alamion" calcext:value-type="string">
            <text:p><text:s text:c="2"/>zzf6al, null, 5, null, null, 0, null =&gt; zzf6al // Alamion</text:p>
          </table:table-cell>
        </table:table-row>
        <table:table-row table:style-name="ro3">
          <table:table-cell table:formula="of:=CONCATENATE(;&quot;  &quot;;[$item.$A246];&quot;, &quot;;[$item.$B246];&quot;, &quot;;[$item.$C246];&quot;, &quot;;[$item.$D246];&quot;, &quot;;[$item.$E246];&quot;, &quot;;[$item.$F246];&quot;, &quot;;[$item.$G246];&quot; =&gt; &quot;;[$item.$A246];&quot; // &quot;;[$item.$H246])" office:value-type="string" office:string-value="  zzg7ts, null, null, null, null, 4, null =&gt; zzg7ts // Trollslayer" calcext:value-type="string">
            <text:p><text:s text:c="2"/>zzg7ts, null, null, null, null, 4, null =&gt; zzg7ts // Trollslayer</text:p>
          </table:table-cell>
        </table:table-row>
        <table:table-row table:style-name="ro3">
          <table:table-cell table:formula="of:=CONCATENATE(;&quot;  &quot;;[$item.$A247];&quot;, &quot;;[$item.$B247];&quot;, &quot;;[$item.$C247];&quot;, &quot;;[$item.$D247];&quot;, &quot;;[$item.$E247];&quot;, &quot;;[$item.$F247];&quot;, &quot;;[$item.$G247];&quot; =&gt; &quot;;[$item.$A247];&quot; // &quot;;[$item.$H247])" office:value-type="string" office:string-value="  zzh8gk, null, 5, null, null, 1, null =&gt; zzh8gk // Giant Killer" calcext:value-type="string">
            <text:p><text:s text:c="2"/>zzh8gk, null, 5, null, null, 1, null =&gt; zzh8gk // Giant Killer</text:p>
          </table:table-cell>
        </table:table-row>
        <table:table-row table:style-name="ro3">
          <table:table-cell table:formula="of:=CONCATENATE(;&quot;  &quot;;[$item.$A248];&quot;, &quot;;[$item.$B248];&quot;, &quot;;[$item.$C248];&quot;, &quot;;[$item.$D248];&quot;, &quot;;[$item.$E248];&quot;, &quot;;[$item.$F248];&quot;, &quot;;[$item.$G248];&quot; =&gt; &quot;;[$item.$A248];&quot; // &quot;;[$item.$H248])" office:value-type="string" office:string-value="  zzj6sp, null, 3, null, null, 4, null =&gt; zzj6sp // Selune's Promise" calcext:value-type="string">
            <text:p><text:s text:c="2"/>zzj6sp, null, 3, null, null, 4, null =&gt; zzj6sp // Selune's Promise</text:p>
          </table:table-cell>
        </table:table-row>
        <table:table-row table:style-name="ro3">
          <table:table-cell table:formula="of:=CONCATENATE(;&quot;  &quot;;[$item.$A249];&quot;, &quot;;[$item.$B249];&quot;, &quot;;[$item.$C249];&quot;, &quot;;[$item.$D249];&quot;, &quot;;[$item.$E249];&quot;, &quot;;[$item.$F249];&quot;, &quot;;[$item.$G249];&quot; =&gt; &quot;;[$item.$A249];&quot; // &quot;;[$item.$H249])" office:value-type="string" office:string-value="  zzm5mh, null, 4, null, null, 3, null =&gt; zzm5mh // Misery's Herald" calcext:value-type="string">
            <text:p><text:s text:c="2"/>zzm5mh, null, 4, null, null, 3, null =&gt; zzm5mh // Misery's Herald</text:p>
          </table:table-cell>
        </table:table-row>
        <table:table-row table:style-name="ro3">
          <table:table-cell table:formula="of:=CONCATENATE(;&quot;  &quot;;[$item.$A250];&quot;, &quot;;[$item.$B250];&quot;, &quot;;[$item.$C250];&quot;, &quot;;[$item.$D250];&quot;, &quot;;[$item.$E250];&quot;, &quot;;[$item.$F250];&quot;, &quot;;[$item.$G250];&quot; =&gt; &quot;;[$item.$A250];&quot; // &quot;;[$item.$H250])" office:value-type="string" office:string-value="  zzn6gc, null, 4, null, null, 3, null =&gt; zzn6gc // Guktok's Chopper" calcext:value-type="string">
            <text:p><text:s text:c="2"/>zzn6gc, null, 4, null, null, 3, null =&gt; zzn6gc // Guktok's Chopper</text:p>
          </table:table-cell>
        </table:table-row>
        <table:table-row table:style-name="ro3">
          <table:table-cell table:formula="of:=CONCATENATE(;&quot;  &quot;;[$item.$A251];&quot;, &quot;;[$item.$B251];&quot;, &quot;;[$item.$C251];&quot;, &quot;;[$item.$D251];&quot;, &quot;;[$item.$E251];&quot;, &quot;;[$item.$F251];&quot;, &quot;;[$item.$G251];&quot; =&gt; &quot;;[$item.$A251];&quot; // &quot;;[$item.$H251])" office:value-type="string" office:string-value="  zzs6sc, null, 4, null, null, 0, null =&gt; zzs6sc // Evil Spider Crusher of Doom" calcext:value-type="string">
            <text:p><text:s text:c="2"/>zzs6sc, null, 4, null, null, 0, null =&gt; zzs6sc // Evil Spider Crusher of Doom</text:p>
          </table:table-cell>
        </table:table-row>
        <table:table-row table:style-name="ro3">
          <table:table-cell table:formula="of:=CONCATENATE(;&quot;  &quot;;[$item.$A252];&quot;, &quot;;[$item.$B252];&quot;, &quot;;[$item.$C252];&quot;, &quot;;[$item.$D252];&quot;, &quot;;[$item.$E252];&quot;, &quot;;[$item.$F252];&quot;, &quot;;[$item.$G252];&quot; =&gt; &quot;;[$item.$A252];&quot; // &quot;;[$item.$H252])" office:value-type="string" office:string-value="  zzu6cs, null, 5, null, null, 2, null =&gt; zzu6cs // Axe of Caged Souls" calcext:value-type="string">
            <text:p><text:s text:c="2"/>zzu6cs, null, 5, null, null, 2, null =&gt; zzu6cs // Axe of Caged Souls</text:p>
          </table:table-cell>
        </table:table-row>
        <table:table-row table:style-name="ro3">
          <table:table-cell table:formula="of:=CONCATENATE(;&quot;  &quot;;[$item.$A253];&quot;, &quot;;[$item.$B253];&quot;, &quot;;[$item.$C253];&quot;, &quot;;[$item.$D253];&quot;, &quot;;[$item.$E253];&quot;, &quot;;[$item.$F253];&quot;, &quot;;[$item.$G253];&quot; =&gt; &quot;;[$item.$A253];&quot; // &quot;;[$item.$H253])" office:value-type="string" office:string-value="  zzz6bc, null, 3, null, null, 7, null =&gt; zzz6bc // Bonecleaver" calcext:value-type="string">
            <text:p><text:s text:c="2"/>zzz6bc, null, 3, null, null, 7, null =&gt; zzz6bc // Bonecleaver</text:p>
          </table:table-cell>
        </table:table-row>
        <table:table-row table:style-name="ro3" table:number-rows-repeated="346">
          <table:table-cell/>
        </table:table-row>
        <table:table-row table:style-name="ro3">
          <table:table-cell table:style-name="ce48"/>
        </table:table-row>
      </table:table>
      <table:table table:name="spell" table:style-name="ta1">
        <table:table-column table:style-name="co17" table:default-cell-style-name="ce50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5"/>
        <table:table-column table:style-name="co22" table:default-cell-style-name="ce55"/>
        <table:table-column table:style-name="co5" table:number-columns-repeated="1018" table:default-cell-style-name="ce55"/>
        <table:table-row table:style-name="ro2">
          <table:table-cell table:style-name="ce49" office:value-type="string" calcext:value-type="string">
            <text:p>file</text:p>
          </table:table-cell>
          <table:table-cell table:style-name="ce52" office:value-type="string" calcext:value-type="string">
            <text:p>animation</text:p>
          </table:table-cell>
          <table:table-cell table:style-name="ce52" office:value-type="string" calcext:value-type="string">
            <text:p>school</text:p>
          </table:table-cell>
          <table:table-cell table:style-name="ce52" office:value-type="string" calcext:value-type="string">
            <text:p>casting speed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notes</text:p>
          </table:table-cell>
          <table:table-cell table:style-name="ce54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&quot;  &quot;;[$spell.$A1];&quot;, &quot;;[$spell.$B1];&quot;, &quot;;[$spell.$C1];&quot;, &quot;;[$spell.$D1];&quot; =&gt; &quot;;[$spell.$A1];&quot; // &quot;;[$spell.$E1])" office:value-type="string" office:string-value="  file, animation, school, casting speed =&gt; file // name" calcext:value-type="string">
            <text:p><text:s text:c="2"/>file, animation, school, casting speed =&gt; file // name</text:p>
          </table:table-cell>
        </table:table-row>
        <table:table-row table:style-name="ro3">
          <table:table-cell table:formula="of:=CONCATENATE(&quot;  &quot;;[$spell.$A2];&quot;, &quot;;[$spell.$B2];&quot;, &quot;;[$spell.$C2];&quot;, &quot;;[$spell.$D2];&quot; =&gt; &quot;;[$spell.$A2];&quot; // &quot;;[$spell.$E2])" office:value-type="string" office:string-value="  spin103, null,  null, 9 =&gt; spin103 // Draw Upon Holy Might" calcext:value-type="string">
            <text:p><text:s text:c="2"/>spin103, null, <text:s/>null, 9 =&gt; spin103 // Draw Upon Holy Might</text:p>
          </table:table-cell>
        </table:table-row>
        <table:table-row table:style-name="ro3">
          <table:table-cell table:formula="of:=CONCATENATE(&quot;  &quot;;[$spell.$A3];&quot;, &quot;;[$spell.$B3];&quot;, &quot;;[$spell.$C3];&quot;, &quot;;[$spell.$D3];&quot; =&gt; &quot;;[$spell.$A3];&quot; // &quot;;[$spell.$E3])" office:value-type="string" office:string-value="  spin121, null, 9, null =&gt; spin121 // Protection From Evil" calcext:value-type="string">
            <text:p><text:s text:c="2"/>spin121, null, 9, null =&gt; spin121 // Protection From Evil</text:p>
          </table:table-cell>
        </table:table-row>
        <table:table-row table:style-name="ro3">
          <table:table-cell table:formula="of:=CONCATENATE(&quot;  &quot;;[$spell.$A4];&quot;, &quot;;[$spell.$B4];&quot;, &quot;;[$spell.$C4];&quot;, &quot;;[$spell.$D4];&quot; =&gt; &quot;;[$spell.$A4];&quot; // &quot;;[$spell.$E4])" office:value-type="string" office:string-value="  spin125, 12, null, null =&gt; spin125 // Cure Disease" calcext:value-type="string">
            <text:p><text:s text:c="2"/>spin125, 12, null, null =&gt; spin125 // Cure Disease</text:p>
          </table:table-cell>
        </table:table-row>
        <table:table-row table:style-name="ro3">
          <table:table-cell table:formula="of:=CONCATENATE(&quot;  &quot;;[$spell.$A5];&quot;, &quot;;[$spell.$B5];&quot;, &quot;;[$spell.$C5];&quot;, &quot;;[$spell.$D5];&quot; =&gt; &quot;;[$spell.$A5];&quot; // &quot;;[$spell.$E5])" office:value-type="string" office:string-value="  spin126, null, 4, null =&gt; spin126 // Eye of the Mind" calcext:value-type="string">
            <text:p><text:s text:c="2"/>spin126, null, 4, null =&gt; spin126 // Eye of the Mind</text:p>
          </table:table-cell>
        </table:table-row>
        <table:table-row table:style-name="ro3">
          <table:table-cell table:formula="of:=CONCATENATE(&quot;  &quot;;[$spell.$A6];&quot;, &quot;;[$spell.$B6];&quot;, &quot;;[$spell.$C6];&quot;, &quot;;[$spell.$D6];&quot; =&gt; &quot;;[$spell.$A6];&quot; // &quot;;[$spell.$E6])" office:value-type="string" office:string-value="  spin129, 9, 7, null =&gt; spin129 // Eye of Venom" calcext:value-type="string">
            <text:p><text:s text:c="2"/>spin129, 9, 7, null =&gt; spin129 // Eye of Venom</text:p>
          </table:table-cell>
        </table:table-row>
        <table:table-row table:style-name="ro3">
          <table:table-cell table:formula="of:=CONCATENATE(&quot;  &quot;;[$spell.$A7];&quot;, &quot;;[$spell.$B7];&quot;, &quot;;[$spell.$C7];&quot;, &quot;;[$spell.$D7];&quot; =&gt; &quot;;[$spell.$A7];&quot; // &quot;;[$spell.$E7])" office:value-type="string" office:string-value="  spin130, null, 8, null =&gt; spin130 // Eye of the Spirit" calcext:value-type="string">
            <text:p><text:s text:c="2"/>spin130, null, 8, null =&gt; spin130 // Eye of the Spirit</text:p>
          </table:table-cell>
        </table:table-row>
        <table:table-row table:style-name="ro3">
          <table:table-cell table:formula="of:=CONCATENATE(&quot;  &quot;;[$spell.$A8];&quot;, &quot;;[$spell.$B8];&quot;, &quot;;[$spell.$C8];&quot;, &quot;;[$spell.$D8];&quot; =&gt; &quot;;[$spell.$A8];&quot; // &quot;;[$spell.$E8])" office:value-type="string" office:string-value="  spin159, null, 9, null =&gt; spin159 // Wing Buffet" calcext:value-type="string">
            <text:p><text:s text:c="2"/>spin159, null, 9, null =&gt; spin159 // Wing Buffet</text:p>
          </table:table-cell>
        </table:table-row>
        <table:table-row table:style-name="ro3">
          <table:table-cell table:formula="of:=CONCATENATE(&quot;  &quot;;[$spell.$A9];&quot;, &quot;;[$spell.$B9];&quot;, &quot;;[$spell.$C9];&quot;, &quot;;[$spell.$D9];&quot; =&gt; &quot;;[$spell.$A9];&quot; // &quot;;[$spell.$E9])" office:value-type="string" office:string-value="  spitm06, null, null, 0 =&gt; spitm06 // Lance of Disruption via Kinetic Spear" calcext:value-type="string">
            <text:p><text:s text:c="2"/>spitm06, null, null, 0 =&gt; spitm06 // Lance of Disruption via Kinetic Spear</text:p>
          </table:table-cell>
        </table:table-row>
        <table:table-row table:style-name="ro3">
          <table:table-cell table:formula="of:=CONCATENATE(&quot;  &quot;;[$spell.$A10];&quot;, &quot;;[$spell.$B10];&quot;, &quot;;[$spell.$C10];&quot;, &quot;;[$spell.$D10];&quot; =&gt; &quot;;[$spell.$A10];&quot; // &quot;;[$spell.$E10])" office:value-type="string" office:string-value="  sppr101, null,  null, 9 =&gt; sppr101 // Bless" calcext:value-type="string">
            <text:p><text:s text:c="2"/>sppr101, null, <text:s/>null, 9 =&gt; sppr101 // Bless</text:p>
          </table:table-cell>
        </table:table-row>
        <table:table-row table:style-name="ro3">
          <table:table-cell table:formula="of:=CONCATENATE(&quot;  &quot;;[$spell.$A11];&quot;, &quot;;[$spell.$B11];&quot;, &quot;;[$spell.$C11];&quot;, &quot;;[$spell.$D11];&quot; =&gt; &quot;;[$spell.$A11];&quot; // &quot;;[$spell.$E11])" office:value-type="string" office:string-value="  sppr104, null,  null, 9 =&gt; sppr104 // Detect Evil" calcext:value-type="string">
            <text:p><text:s text:c="2"/>sppr104, null, <text:s/>null, 9 =&gt; sppr104 // Detect Evil</text:p>
          </table:table-cell>
        </table:table-row>
        <table:table-row table:style-name="ro3">
          <table:table-cell table:formula="of:=CONCATENATE(&quot;  &quot;;[$spell.$A12];&quot;, &quot;;[$spell.$B12];&quot;, &quot;;[$spell.$C12];&quot;, &quot;;[$spell.$D12];&quot; =&gt; &quot;;[$spell.$A12];&quot; // &quot;;[$spell.$E12])" office:value-type="string" office:string-value="  sppr111, null,  null, 9 =&gt; sppr111 // Curse" calcext:value-type="string">
            <text:p><text:s text:c="2"/>sppr111, null, <text:s/>null, 9 =&gt; sppr111 // Curse</text:p>
          </table:table-cell>
        </table:table-row>
        <table:table-row table:style-name="ro3">
          <table:table-cell table:formula="of:=CONCATENATE(&quot;  &quot;;[$spell.$A13];&quot;, &quot;;[$spell.$B13];&quot;, &quot;;[$spell.$C13];&quot;, &quot;;[$spell.$D13];&quot; =&gt; &quot;;[$spell.$A13];&quot; // &quot;;[$spell.$E13])" office:value-type="string" office:string-value="  sppr203, null,  null, 9 =&gt; sppr203 // Chant" calcext:value-type="string">
            <text:p><text:s text:c="2"/>sppr203, null, <text:s/>null, 9 =&gt; sppr203 // Chant</text:p>
          </table:table-cell>
        </table:table-row>
        <table:table-row table:style-name="ro3">
          <table:table-cell table:formula="of:=CONCATENATE(&quot;  &quot;;[$spell.$A14];&quot;, &quot;;[$spell.$B14];&quot;, &quot;;[$spell.$C14];&quot;, &quot;;[$spell.$D14];&quot; =&gt; &quot;;[$spell.$A14];&quot; // &quot;;[$spell.$E14])" office:value-type="string" office:string-value="  sppr207, null,  null, 9 =&gt; sppr207 // Good Berry" calcext:value-type="string">
            <text:p><text:s text:c="2"/>sppr207, null, <text:s/>null, 9 =&gt; sppr207 // Good Berry</text:p>
          </table:table-cell>
        </table:table-row>
        <table:table-row table:style-name="ro3">
          <table:table-cell table:formula="of:=CONCATENATE(&quot;  &quot;;[$spell.$A15];&quot;, &quot;;[$spell.$B15];&quot;, &quot;;[$spell.$C15];&quot;, &quot;;[$spell.$D15];&quot; =&gt; &quot;;[$spell.$A15];&quot; // &quot;;[$spell.$E15])" office:value-type="string" office:string-value="  sppr208, null, null, 3 =&gt; sppr208 // Hold Person" calcext:value-type="string">
            <text:p><text:s text:c="2"/>sppr208, null, null, 3 =&gt; sppr208 // Hold Person</text:p>
          </table:table-cell>
        </table:table-row>
        <table:table-row table:style-name="ro3">
          <table:table-cell table:formula="of:=CONCATENATE(&quot;  &quot;;[$spell.$A16];&quot;, &quot;;[$spell.$B16];&quot;, &quot;;[$spell.$C16];&quot;, &quot;;[$spell.$D16];&quot; =&gt; &quot;;[$spell.$A16];&quot; // &quot;;[$spell.$E16])" office:value-type="string" office:string-value="  sppr209, null,  null, 9 =&gt; sppr209 // Know Alignment" calcext:value-type="string">
            <text:p><text:s text:c="2"/>sppr209, null, <text:s/>null, 9 =&gt; sppr209 // Know Alignment</text:p>
          </table:table-cell>
        </table:table-row>
        <table:table-row table:style-name="ro3">
          <table:table-cell table:formula="of:=CONCATENATE(&quot;  &quot;;[$spell.$A17];&quot;, &quot;;[$spell.$B17];&quot;, &quot;;[$spell.$C17];&quot;, &quot;;[$spell.$D17];&quot; =&gt; &quot;;[$spell.$A17];&quot; // &quot;;[$spell.$E17])" office:value-type="string" office:string-value="  sppr215, null, null, 2 =&gt; sppr215 // Draw Upon Holy Might" calcext:value-type="string">
            <text:p><text:s text:c="2"/>sppr215, null, null, 2 =&gt; sppr215 // Draw Upon Holy Might</text:p>
          </table:table-cell>
        </table:table-row>
        <table:table-row table:style-name="ro3">
          <table:table-cell table:formula="of:=CONCATENATE(&quot;  &quot;;[$spell.$A18];&quot;, &quot;;[$spell.$B18];&quot;, &quot;;[$spell.$C18];&quot;, &quot;;[$spell.$D18];&quot; =&gt; &quot;;[$spell.$A18];&quot; // &quot;;[$spell.$E18])" office:value-type="string" office:string-value="  sppr301, null,  null, 9 =&gt; sppr301 // Animate Dead" calcext:value-type="string">
            <text:p><text:s text:c="2"/>sppr301, null, <text:s/>null, 9 =&gt; sppr301 // Animate Dead</text:p>
          </table:table-cell>
        </table:table-row>
        <table:table-row table:style-name="ro3">
          <table:table-cell table:formula="of:=CONCATENATE(&quot;  &quot;;[$spell.$A19];&quot;, &quot;;[$spell.$B19];&quot;, &quot;;[$spell.$C19];&quot;, &quot;;[$spell.$D19];&quot; =&gt; &quot;;[$spell.$A19];&quot; // &quot;;[$spell.$E19])" office:value-type="string" office:string-value="  sppr302, null,  null, 9 =&gt; sppr302 // Call Lightning" calcext:value-type="string">
            <text:p><text:s text:c="2"/>sppr302, null, <text:s/>null, 9 =&gt; sppr302 // Call Lightning</text:p>
          </table:table-cell>
        </table:table-row>
        <table:table-row table:style-name="ro3">
          <table:table-cell table:formula="of:=CONCATENATE(&quot;  &quot;;[$spell.$A20];&quot;, &quot;;[$spell.$B20];&quot;, &quot;;[$spell.$C20];&quot;, &quot;;[$spell.$D20];&quot; =&gt; &quot;;[$spell.$A20];&quot; // &quot;;[$spell.$E20])" office:value-type="string" office:string-value="  sppr304, null,  null, 9 =&gt; sppr304 // Glyph of Warding" calcext:value-type="string">
            <text:p><text:s text:c="2"/>sppr304, null, <text:s/>null, 9 =&gt; sppr304 // Glyph of Warding</text:p>
          </table:table-cell>
        </table:table-row>
        <table:table-row table:style-name="ro3">
          <table:table-cell table:formula="of:=CONCATENATE(&quot;  &quot;;[$spell.$A21];&quot;, &quot;;[$spell.$B21];&quot;, &quot;;[$spell.$C21];&quot;, &quot;;[$spell.$D21];&quot; =&gt; &quot;;[$spell.$A21];&quot; // &quot;;[$spell.$E21])" office:value-type="string" office:string-value="  sppr305, null, null, 5 =&gt; sppr305 // Hold Animal" calcext:value-type="string">
            <text:p><text:s text:c="2"/>sppr305, null, null, 5 =&gt; sppr305 // Hold Animal</text:p>
          </table:table-cell>
        </table:table-row>
        <table:table-row table:style-name="ro3">
          <table:table-cell table:formula="of:=CONCATENATE(&quot;  &quot;;[$spell.$A22];&quot;, &quot;;[$spell.$B22];&quot;, &quot;;[$spell.$C22];&quot;, &quot;;[$spell.$D22];&quot; =&gt; &quot;;[$spell.$A22];&quot; // &quot;;[$spell.$E22])" office:value-type="string" office:string-value="  sppr310, null, null, 5 =&gt; sppr310 // Miscast Magic" calcext:value-type="string">
            <text:p><text:s text:c="2"/>sppr310, null, null, 5 =&gt; sppr310 // Miscast Magic</text:p>
          </table:table-cell>
        </table:table-row>
        <table:table-row table:style-name="ro3">
          <table:table-cell table:formula="of:=CONCATENATE(&quot;  &quot;;[$spell.$A23];&quot;, &quot;;[$spell.$B23];&quot;, &quot;;[$spell.$C23];&quot;, &quot;;[$spell.$D23];&quot; =&gt; &quot;;[$spell.$A23];&quot; // &quot;;[$spell.$E23])" office:value-type="string" office:string-value="  sppr314, 12, 1, 9 =&gt; sppr314 // Cure Disease" calcext:value-type="string">
            <text:p><text:s text:c="2"/>sppr314, 12, 1, 9 =&gt; sppr314 // Cure Disease</text:p>
          </table:table-cell>
        </table:table-row>
        <table:table-row table:style-name="ro3">
          <table:table-cell table:formula="of:=CONCATENATE(&quot;  &quot;;[$spell.$A24];&quot;, &quot;;[$spell.$B24];&quot;, &quot;;[$spell.$C24];&quot;, &quot;;[$spell.$D24];&quot; =&gt; &quot;;[$spell.$A24];&quot; // &quot;;[$spell.$E24])" office:value-type="string" office:string-value="  sppr315, 12, 1, 9 =&gt; sppr315 // Cause Disease" calcext:value-type="string">
            <text:p><text:s text:c="2"/>sppr315, 12, 1, 9 =&gt; sppr315 // Cause Disease</text:p>
          </table:table-cell>
        </table:table-row>
        <table:table-row table:style-name="ro3">
          <table:table-cell table:formula="of:=CONCATENATE(&quot;  &quot;;[$spell.$A25];&quot;, &quot;;[$spell.$B25];&quot;, &quot;;[$spell.$C25];&quot;, &quot;;[$spell.$D25];&quot; =&gt; &quot;;[$spell.$A25];&quot; // &quot;;[$spell.$E25])" office:value-type="string" office:string-value="  sppr316, null,  null, 9 =&gt; sppr316 // Exaltation" calcext:value-type="string">
            <text:p><text:s text:c="2"/>sppr316, null, <text:s/>null, 9 =&gt; sppr316 // Exaltation</text:p>
          </table:table-cell>
        </table:table-row>
        <table:table-row table:style-name="ro3">
          <table:table-cell table:formula="of:=CONCATENATE(&quot;  &quot;;[$spell.$A26];&quot;, &quot;;[$spell.$B26];&quot;, &quot;;[$spell.$C26];&quot;, &quot;;[$spell.$D26];&quot; =&gt; &quot;;[$spell.$A26];&quot; // &quot;;[$spell.$E26])" office:value-type="string" office:string-value="  sppr412, null,  null, 9 =&gt; sppr412 // Static Charge" calcext:value-type="string">
            <text:p><text:s text:c="2"/>sppr412, null, <text:s/>null, 9 =&gt; sppr412 // Static Charge</text:p>
          </table:table-cell>
        </table:table-row>
        <table:table-row table:style-name="ro3">
          <table:table-cell table:formula="of:=CONCATENATE(&quot;  &quot;;[$spell.$A27];&quot;, &quot;;[$spell.$B27];&quot;, &quot;;[$spell.$C27];&quot;, &quot;;[$spell.$D27];&quot; =&gt; &quot;;[$spell.$A27];&quot; // &quot;;[$spell.$E27])" office:value-type="string" office:string-value="  sppr416, null, null, 5 =&gt; sppr416 // Cause Serious Wounds" calcext:value-type="string">
            <text:p><text:s text:c="2"/>sppr416, null, null, 5 =&gt; sppr416 // Cause Serious Wounds</text:p>
          </table:table-cell>
        </table:table-row>
        <table:table-row table:style-name="ro3">
          <table:table-cell table:formula="of:=CONCATENATE(&quot;  &quot;;[$spell.$A28];&quot;, &quot;;[$spell.$B28];&quot;, &quot;;[$spell.$C28];&quot;, &quot;;[$spell.$D28];&quot; =&gt; &quot;;[$spell.$A28];&quot; // &quot;;[$spell.$E28])" office:value-type="string" office:string-value="  sppr419, null,  null, 9 =&gt; sppr419 // Unfailing Endurance" calcext:value-type="string">
            <text:p><text:s text:c="2"/>sppr419, null, <text:s/>null, 9 =&gt; sppr419 // Unfailing Endurance</text:p>
          </table:table-cell>
        </table:table-row>
        <table:table-row table:style-name="ro3">
          <table:table-cell table:formula="of:=CONCATENATE(&quot;  &quot;;[$spell.$A29];&quot;, &quot;;[$spell.$B29];&quot;, &quot;;[$spell.$C29];&quot;, &quot;;[$spell.$D29];&quot; =&gt; &quot;;[$spell.$A29];&quot; // &quot;;[$spell.$E29])" office:value-type="string" office:string-value="  sppr421, null,  null, 9 =&gt; sppr421 // Smashing Wave" calcext:value-type="string">
            <text:p><text:s text:c="2"/>sppr421, null, <text:s/>null, 9 =&gt; sppr421 // Smashing Wave</text:p>
          </table:table-cell>
        </table:table-row>
        <table:table-row table:style-name="ro3">
          <table:table-cell table:formula="of:=CONCATENATE(&quot;  &quot;;[$spell.$A30];&quot;, &quot;;[$spell.$B30];&quot;, &quot;;[$spell.$C30];&quot;, &quot;;[$spell.$D30];&quot; =&gt; &quot;;[$spell.$A30];&quot; // &quot;;[$spell.$E30])" office:value-type="string" office:string-value="  sppr504, null,  null, 9 =&gt; sppr504 // Raise Dead" calcext:value-type="string">
            <text:p><text:s text:c="2"/>sppr504, null, <text:s/>null, 9 =&gt; sppr504 // Raise Dead</text:p>
          </table:table-cell>
        </table:table-row>
        <table:table-row table:style-name="ro3">
          <table:table-cell table:formula="of:=CONCATENATE(&quot;  &quot;;[$spell.$A31];&quot;, &quot;;[$spell.$B31];&quot;, &quot;;[$spell.$C31];&quot;, &quot;;[$spell.$D31];&quot; =&gt; &quot;;[$spell.$A31];&quot; // &quot;;[$spell.$E31])" office:value-type="string" office:string-value="  sppr510, 14, 2, 9 =&gt; sppr510 // Insect Plague" calcext:value-type="string">
            <text:p><text:s text:c="2"/>sppr510, 14, 2, 9 =&gt; sppr510 // Insect Plague</text:p>
          </table:table-cell>
        </table:table-row>
        <table:table-row table:style-name="ro3">
          <table:table-cell table:formula="of:=CONCATENATE(&quot;  &quot;;[$spell.$A32];&quot;, &quot;;[$spell.$B32];&quot;, &quot;;[$spell.$C32];&quot;, &quot;;[$spell.$D32];&quot; =&gt; &quot;;[$spell.$A32];&quot; // &quot;;[$spell.$E32])" office:value-type="string" office:string-value="  sppr511, 11, null, null =&gt; sppr511 // Righteous Wrath of the Faithful" calcext:value-type="string">
            <text:p><text:s text:c="2"/>sppr511, 11, null, null =&gt; sppr511 // Righteous Wrath of the Faithful</text:p>
          </table:table-cell>
        </table:table-row>
        <table:table-row table:style-name="ro3">
          <table:table-cell table:formula="of:=CONCATENATE(&quot;  &quot;;[$spell.$A33];&quot;, &quot;;[$spell.$B33];&quot;, &quot;;[$spell.$C33];&quot;, &quot;;[$spell.$D33];&quot; =&gt; &quot;;[$spell.$A33];&quot; // &quot;;[$spell.$E33])" office:value-type="string" office:string-value="  sppr515, null,  null, 9 =&gt; sppr515 // Slay Living" calcext:value-type="string">
            <text:p><text:s text:c="2"/>sppr515, null, <text:s/>null, 9 =&gt; sppr515 // Slay Living</text:p>
          </table:table-cell>
        </table:table-row>
        <table:table-row table:style-name="ro3">
          <table:table-cell table:formula="of:=CONCATENATE(&quot;  &quot;;[$spell.$A34];&quot;, &quot;;[$spell.$B34];&quot;, &quot;;[$spell.$C34];&quot;, &quot;;[$spell.$D34];&quot; =&gt; &quot;;[$spell.$A34];&quot; // &quot;;[$spell.$E34])" office:value-type="string" office:string-value="  sppr519, null,  null, 9 =&gt; sppr519 // Magic Resistance" calcext:value-type="string">
            <text:p><text:s text:c="2"/>sppr519, null, <text:s/>null, 9 =&gt; sppr519 // Magic Resistance</text:p>
          </table:table-cell>
        </table:table-row>
        <table:table-row table:style-name="ro3">
          <table:table-cell table:formula="of:=CONCATENATE(&quot;  &quot;;[$spell.$A35];&quot;, &quot;;[$spell.$B35];&quot;, &quot;;[$spell.$C35];&quot;, &quot;;[$spell.$D35];&quot; =&gt; &quot;;[$spell.$A35];&quot; // &quot;;[$spell.$E35])" office:value-type="string" office:string-value="  sppr605, null,  null, 9 =&gt; sppr605 // Conjure Fire Elemental" calcext:value-type="string">
            <text:p><text:s text:c="2"/>sppr605, null, <text:s/>null, 9 =&gt; sppr605 // Conjure Fire Elemental</text:p>
          </table:table-cell>
        </table:table-row>
        <table:table-row table:style-name="ro3">
          <table:table-cell table:formula="of:=CONCATENATE(&quot;  &quot;;[$spell.$A36];&quot;, &quot;;[$spell.$B36];&quot;, &quot;;[$spell.$C36];&quot;, &quot;;[$spell.$D36];&quot; =&gt; &quot;;[$spell.$A36];&quot; // &quot;;[$spell.$E36])" office:value-type="string" office:string-value="  sppr606, null,  null, 9 =&gt; sppr606 // Fire Seeds" calcext:value-type="string">
            <text:p><text:s text:c="2"/>sppr606, null, <text:s/>null, 9 =&gt; sppr606 // Fire Seeds</text:p>
          </table:table-cell>
        </table:table-row>
        <table:table-row table:style-name="ro3">
          <table:table-cell table:formula="of:=CONCATENATE(&quot;  &quot;;[$spell.$A37];&quot;, &quot;;[$spell.$B37];&quot;, &quot;;[$spell.$C37];&quot;, &quot;;[$spell.$D37];&quot; =&gt; &quot;;[$spell.$A37];&quot; // &quot;;[$spell.$E37])" office:value-type="string" office:string-value="  sppr607, null,  null, 9 =&gt; sppr607 // Heal" calcext:value-type="string">
            <text:p><text:s text:c="2"/>sppr607, null, <text:s/>null, 9 =&gt; sppr607 // Heal</text:p>
          </table:table-cell>
        </table:table-row>
        <table:table-row table:style-name="ro3">
          <table:table-cell table:formula="of:=CONCATENATE(&quot;  &quot;;[$spell.$A38];&quot;, &quot;;[$spell.$B38];&quot;, &quot;;[$spell.$C38];&quot;, &quot;;[$spell.$D38];&quot; =&gt; &quot;;[$spell.$A38];&quot; // &quot;;[$spell.$E38])" office:value-type="string" office:string-value="  sppr608, null, 6, null =&gt; sppr608 // Sol's Searing Orb" calcext:value-type="string">
            <text:p><text:s text:c="2"/>sppr608, null, 6, null =&gt; sppr608 // Sol's Searing Orb</text:p>
          </table:table-cell>
        </table:table-row>
        <table:table-row table:style-name="ro3">
          <table:table-cell table:formula="of:=CONCATENATE(&quot;  &quot;;[$spell.$A39];&quot;, &quot;;[$spell.$B39];&quot;, &quot;;[$spell.$C39];&quot;, &quot;;[$spell.$D39];&quot; =&gt; &quot;;[$spell.$A39];&quot; // &quot;;[$spell.$E39])" office:value-type="string" office:string-value="  sppr611, null,  null, 9 =&gt; sppr611 // Harm" calcext:value-type="string">
            <text:p><text:s text:c="2"/>sppr611, null, <text:s/>null, 9 =&gt; sppr611 // Harm</text:p>
          </table:table-cell>
        </table:table-row>
        <table:table-row table:style-name="ro3">
          <table:table-cell table:formula="of:=CONCATENATE(&quot;  &quot;;[$spell.$A40];&quot;, &quot;;[$spell.$B40];&quot;, &quot;;[$spell.$C40];&quot;, &quot;;[$spell.$D40];&quot; =&gt; &quot;;[$spell.$A40];&quot; // &quot;;[$spell.$E40])" office:value-type="string" office:string-value="  sppr702, null,  null, 9 =&gt; sppr702 // Conjure Earth Elemental" calcext:value-type="string">
            <text:p><text:s text:c="2"/>sppr702, null, <text:s/>null, 9 =&gt; sppr702 // Conjure Earth Elemental</text:p>
          </table:table-cell>
        </table:table-row>
        <table:table-row table:style-name="ro3">
          <table:table-cell table:formula="of:=CONCATENATE(&quot;  &quot;;[$spell.$A41];&quot;, &quot;;[$spell.$B41];&quot;, &quot;;[$spell.$C41];&quot;, &quot;;[$spell.$D41];&quot; =&gt; &quot;;[$spell.$A41];&quot; // &quot;;[$spell.$E41])" office:value-type="string" office:string-value="  sppr704, null,  null, 9 =&gt; sppr704 // Creeping Doom" calcext:value-type="string">
            <text:p><text:s text:c="2"/>sppr704, null, <text:s/>null, 9 =&gt; sppr704 // Creeping Doom</text:p>
          </table:table-cell>
        </table:table-row>
        <table:table-row table:style-name="ro3">
          <table:table-cell table:formula="of:=CONCATENATE(&quot;  &quot;;[$spell.$A42];&quot;, &quot;;[$spell.$B42];&quot;, &quot;;[$spell.$C42];&quot;, &quot;;[$spell.$D42];&quot; =&gt; &quot;;[$spell.$A42];&quot; // &quot;;[$spell.$E42])" office:value-type="string" office:string-value="  sppr705, null, 6, 9 =&gt; sppr705 // Fire Storm" calcext:value-type="string">
            <text:p><text:s text:c="2"/>sppr705, null, 6, 9 =&gt; sppr705 // Fire Storm</text:p>
          </table:table-cell>
        </table:table-row>
        <table:table-row table:style-name="ro3">
          <table:table-cell table:formula="of:=CONCATENATE(&quot;  &quot;;[$spell.$A43];&quot;, &quot;;[$spell.$B43];&quot;, &quot;;[$spell.$C43];&quot;, &quot;;[$spell.$D43];&quot; =&gt; &quot;;[$spell.$A43];&quot; // &quot;;[$spell.$E43])" office:value-type="string" office:string-value="  sppr709, null,  null, 9 =&gt; sppr709 // Confusion" calcext:value-type="string">
            <text:p><text:s text:c="2"/>sppr709, null, <text:s/>null, 9 =&gt; sppr709 // Confusion</text:p>
          </table:table-cell>
        </table:table-row>
        <table:table-row table:style-name="ro3">
          <table:table-cell table:formula="of:=CONCATENATE(&quot;  &quot;;[$spell.$A44];&quot;, &quot;;[$spell.$B44];&quot;, &quot;;[$spell.$C44];&quot;, &quot;;[$spell.$D44];&quot; =&gt; &quot;;[$spell.$A44];&quot; // &quot;;[$spell.$E44])" office:value-type="string" office:string-value="  sppr712, null,  null, 9 =&gt; sppr712 // Resurrection" calcext:value-type="string">
            <text:p><text:s text:c="2"/>sppr712, null, <text:s/>null, 9 =&gt; sppr712 // Resurrection</text:p>
          </table:table-cell>
        </table:table-row>
        <table:table-row table:style-name="ro3">
          <table:table-cell table:formula="of:=CONCATENATE(&quot;  &quot;;[$spell.$A45];&quot;, &quot;;[$spell.$B45];&quot;, &quot;;[$spell.$C45];&quot;, &quot;;[$spell.$D45];&quot; =&gt; &quot;;[$spell.$A45];&quot; // &quot;;[$spell.$E45])" office:value-type="string" office:string-value="  sppr716, null,  null, 9 =&gt; sppr716 // Impervious Sanctity of Mind" calcext:value-type="string">
            <text:p><text:s text:c="2"/>sppr716, null, <text:s/>null, 9 =&gt; sppr716 // Impervious Sanctity of Mind</text:p>
          </table:table-cell>
        </table:table-row>
        <table:table-row table:style-name="ro3">
          <table:table-cell table:formula="of:=CONCATENATE(&quot;  &quot;;[$spell.$A46];&quot;, &quot;;[$spell.$B46];&quot;, &quot;;[$spell.$C46];&quot;, &quot;;[$spell.$D46];&quot; =&gt; &quot;;[$spell.$A46];&quot; // &quot;;[$spell.$E46])" office:value-type="string" office:string-value="  sppr717, null,  null, 9 =&gt; sppr717 // Destruction" calcext:value-type="string">
            <text:p><text:s text:c="2"/>sppr717, null, <text:s/>null, 9 =&gt; sppr717 // Destruction</text:p>
          </table:table-cell>
        </table:table-row>
        <table:table-row table:style-name="ro3">
          <table:table-cell table:formula="of:=CONCATENATE(&quot;  &quot;;[$spell.$A47];&quot;, &quot;;[$spell.$B47];&quot;, &quot;;[$spell.$C47];&quot;, &quot;;[$spell.$D47];&quot; =&gt; &quot;;[$spell.$A47];&quot; // &quot;;[$spell.$E47])" office:value-type="string" office:string-value="  sppr718, null,  null, 9 =&gt; sppr718 // Greater Shield of Lathander" calcext:value-type="string">
            <text:p><text:s text:c="2"/>sppr718, null, <text:s/>null, 9 =&gt; sppr718 // Greater Shield of Lathander</text:p>
          </table:table-cell>
        </table:table-row>
        <table:table-row table:style-name="ro3">
          <table:table-cell table:formula="of:=CONCATENATE(&quot;  &quot;;[$spell.$A48];&quot;, &quot;;[$spell.$B48];&quot;, &quot;;[$spell.$C48];&quot;, &quot;;[$spell.$D48];&quot; =&gt; &quot;;[$spell.$A48];&quot; // &quot;;[$spell.$E48])" office:value-type="string" office:string-value="  sppr719, null,  null, 9 =&gt; sppr719 // Earthquake" calcext:value-type="string">
            <text:p><text:s text:c="2"/>sppr719, null, <text:s/>null, 9 =&gt; sppr719 // Earthquake</text:p>
          </table:table-cell>
        </table:table-row>
        <table:table-row table:style-name="ro3">
          <table:table-cell table:formula="of:=CONCATENATE(&quot;  &quot;;[$spell.$A49];&quot;, &quot;;[$spell.$B49];&quot;, &quot;;[$spell.$C49];&quot;, &quot;;[$spell.$D49];&quot; =&gt; &quot;;[$spell.$A49];&quot; // &quot;;[$spell.$E49])" office:value-type="string" office:string-value="  sppr720, null,  null, 9 =&gt; sppr720 // Mist of Eldath" calcext:value-type="string">
            <text:p><text:s text:c="2"/>sppr720, null, <text:s/>null, 9 =&gt; sppr720 // Mist of Eldath</text:p>
          </table:table-cell>
        </table:table-row>
        <table:table-row table:style-name="ro3">
          <table:table-cell table:formula="of:=CONCATENATE(&quot;  &quot;;[$spell.$A50];&quot;, &quot;;[$spell.$B50];&quot;, &quot;;[$spell.$C50];&quot;, &quot;;[$spell.$D50];&quot; =&gt; &quot;;[$spell.$A50];&quot; // &quot;;[$spell.$E50])" office:value-type="string" office:string-value="  sppr723, null,  null, 9 =&gt; sppr723 // Stalker" calcext:value-type="string">
            <text:p><text:s text:c="2"/>sppr723, null, <text:s/>null, 9 =&gt; sppr723 // Stalker</text:p>
          </table:table-cell>
        </table:table-row>
        <table:table-row table:style-name="ro3">
          <table:table-cell table:formula="of:=CONCATENATE(&quot;  &quot;;[$spell.$A51];&quot;, &quot;;[$spell.$B51];&quot;, &quot;;[$spell.$C51];&quot;, &quot;;[$spell.$D51];&quot; =&gt; &quot;;[$spell.$A51];&quot; // &quot;;[$spell.$E51])" office:value-type="string" office:string-value="  spwi102, null,  null, 9 =&gt; spwi102 // Armor" calcext:value-type="string">
            <text:p><text:s text:c="2"/>spwi102, null, <text:s/>null, 9 =&gt; spwi102 // Armor</text:p>
          </table:table-cell>
        </table:table-row>
        <table:table-row table:style-name="ro3">
          <table:table-cell table:formula="of:=CONCATENATE(&quot;  &quot;;[$spell.$A52];&quot;, &quot;;[$spell.$B52];&quot;, &quot;;[$spell.$C52];&quot;, &quot;;[$spell.$D52];&quot; =&gt; &quot;;[$spell.$A52];&quot; // &quot;;[$spell.$E52])" office:value-type="string" office:string-value="  spwi202, null,  null, 9 =&gt; spwi202 // Detect Evil" calcext:value-type="string">
            <text:p><text:s text:c="2"/>spwi202, null, <text:s/>null, 9 =&gt; spwi202 // Detect Evil</text:p>
          </table:table-cell>
        </table:table-row>
        <table:table-row table:style-name="ro3">
          <table:table-cell table:formula="of:=CONCATENATE(&quot;  &quot;;[$spell.$A53];&quot;, &quot;;[$spell.$B53];&quot;, &quot;;[$spell.$C53];&quot;, &quot;;[$spell.$D53];&quot; =&gt; &quot;;[$spell.$A53];&quot; // &quot;;[$spell.$E53])" office:value-type="string" office:string-value="  spwi208, null,  null, 9 =&gt; spwi208 // Know Alignment" calcext:value-type="string">
            <text:p><text:s text:c="2"/>spwi208, null, <text:s/>null, 9 =&gt; spwi208 // Know Alignment</text:p>
          </table:table-cell>
        </table:table-row>
        <table:table-row table:style-name="ro3">
          <table:table-cell table:formula="of:=CONCATENATE(&quot;  &quot;;[$spell.$A54];&quot;, &quot;;[$spell.$B54];&quot;, &quot;;[$spell.$C54];&quot;, &quot;;[$spell.$D54];&quot; =&gt; &quot;;[$spell.$A54];&quot; // &quot;;[$spell.$E54])" office:value-type="string" office:string-value="  spwi211, null, null, 2 =&gt; spwi211 // Melf's Acid Arrow" calcext:value-type="string">
            <text:p><text:s text:c="2"/>spwi211, null, null, 2 =&gt; spwi211 // Melf's Acid Arrow</text:p>
          </table:table-cell>
        </table:table-row>
        <table:table-row table:style-name="ro3">
          <table:table-cell table:formula="of:=CONCATENATE(&quot;  &quot;;[$spell.$A55];&quot;, &quot;;[$spell.$B55];&quot;, &quot;;[$spell.$C55];&quot;, &quot;;[$spell.$D55];&quot; =&gt; &quot;;[$spell.$A55];&quot; // &quot;;[$spell.$E55])" office:value-type="string" office:string-value="  spwi214, null,  null, 9 =&gt; spwi214 // Strength" calcext:value-type="string">
            <text:p><text:s text:c="2"/>spwi214, null, <text:s/>null, 9 =&gt; spwi214 // Strength</text:p>
          </table:table-cell>
        </table:table-row>
        <table:table-row table:style-name="ro3">
          <table:table-cell table:formula="of:=CONCATENATE(&quot;  &quot;;[$spell.$A56];&quot;, &quot;;[$spell.$B56];&quot;, &quot;;[$spell.$C56];&quot;, &quot;;[$spell.$D56];&quot; =&gt; &quot;;[$spell.$A56];&quot; // &quot;;[$spell.$E56])" office:value-type="string" office:string-value="  spwi217, null, null, 3 =&gt; spwi217 // Agannazar's Scorcher" calcext:value-type="string">
            <text:p><text:s text:c="2"/>spwi217, null, null, 3 =&gt; spwi217 // Agannazar's Scorcher</text:p>
          </table:table-cell>
        </table:table-row>
        <table:table-row table:style-name="ro3">
          <table:table-cell table:formula="of:=CONCATENATE(&quot;  &quot;;[$spell.$A57];&quot;, &quot;;[$spell.$B57];&quot;, &quot;;[$spell.$C57];&quot;, &quot;;[$spell.$D57];&quot; =&gt; &quot;;[$spell.$A57];&quot; // &quot;;[$spell.$E57])" office:value-type="string" office:string-value="  spwi302, null, null, 3 =&gt; spwi302 // Dispel Magic" calcext:value-type="string">
            <text:p><text:s text:c="2"/>spwi302, null, null, 3 =&gt; spwi302 // Dispel Magic</text:p>
          </table:table-cell>
        </table:table-row>
        <table:table-row table:style-name="ro3">
          <table:table-cell table:formula="of:=CONCATENATE(&quot;  &quot;;[$spell.$A58];&quot;, &quot;;[$spell.$B58];&quot;, &quot;;[$spell.$C58];&quot;, &quot;;[$spell.$D58];&quot; =&gt; &quot;;[$spell.$A58];&quot; // &quot;;[$spell.$E58])" office:value-type="string" office:string-value="  spwi413, null, null, 1 =&gt; spwi413 // Otiluke's Resilient Sphere" calcext:value-type="string">
            <text:p><text:s text:c="2"/>spwi413, null, null, 1 =&gt; spwi413 // Otiluke's Resilient Sphere</text:p>
          </table:table-cell>
        </table:table-row>
        <table:table-row table:style-name="ro3">
          <table:table-cell table:formula="of:=CONCATENATE(&quot;  &quot;;[$spell.$A59];&quot;, &quot;;[$spell.$B59];&quot;, &quot;;[$spell.$C59];&quot;, &quot;;[$spell.$D59];&quot; =&gt; &quot;;[$spell.$A59];&quot; // &quot;;[$spell.$E59])" office:value-type="string" office:string-value="  spwi501, null,  null, 9 =&gt; spwi501 // Animate Dead" calcext:value-type="string">
            <text:p><text:s text:c="2"/>spwi501, null, <text:s/>null, 9 =&gt; spwi501 // Animate Dead</text:p>
          </table:table-cell>
        </table:table-row>
        <table:table-row table:style-name="ro3">
          <table:table-cell table:formula="of:=CONCATENATE(&quot;  &quot;;[$spell.$A60];&quot;, &quot;;[$spell.$B60];&quot;, &quot;;[$spell.$C60];&quot;, &quot;;[$spell.$D60];&quot; =&gt; &quot;;[$spell.$A60];&quot; // &quot;;[$spell.$E60])" office:value-type="string" office:string-value="  spwi514, null,  null, 9 =&gt; spwi514 // Conjure Fire Elemental" calcext:value-type="string">
            <text:p><text:s text:c="2"/>spwi514, null, <text:s/>null, 9 =&gt; spwi514 // Conjure Fire Elemental</text:p>
          </table:table-cell>
        </table:table-row>
        <table:table-row table:style-name="ro3">
          <table:table-cell table:formula="of:=CONCATENATE(&quot;  &quot;;[$spell.$A61];&quot;, &quot;;[$spell.$B61];&quot;, &quot;;[$spell.$C61];&quot;, &quot;;[$spell.$D61];&quot; =&gt; &quot;;[$spell.$A61];&quot; // &quot;;[$spell.$E61])" office:value-type="string" office:string-value="  spwi515, null,  null, 9 =&gt; spwi515 // Conjure Earth Elemental" calcext:value-type="string">
            <text:p><text:s text:c="2"/>spwi515, null, <text:s/>null, 9 =&gt; spwi515 // Conjure Earth Elemental</text:p>
          </table:table-cell>
        </table:table-row>
        <table:table-row table:style-name="ro3">
          <table:table-cell table:formula="of:=CONCATENATE(&quot;  &quot;;[$spell.$A62];&quot;, &quot;;[$spell.$B62];&quot;, &quot;;[$spell.$C62];&quot;, &quot;;[$spell.$D62];&quot; =&gt; &quot;;[$spell.$A62];&quot; // &quot;;[$spell.$E62])" office:value-type="string" office:string-value="  spwi516, null,  null, 9 =&gt; spwi516 // Conjure Water Elemental" calcext:value-type="string">
            <text:p><text:s text:c="2"/>spwi516, null, <text:s/>null, 9 =&gt; spwi516 // Conjure Water Elemental</text:p>
          </table:table-cell>
        </table:table-row>
        <table:table-row table:style-name="ro3">
          <table:table-cell table:formula="of:=CONCATENATE(&quot;  &quot;;[$spell.$A63];&quot;, &quot;;[$spell.$B63];&quot;, &quot;;[$spell.$C63];&quot;, &quot;;[$spell.$D63];&quot; =&gt; &quot;;[$spell.$A63];&quot; // &quot;;[$spell.$E63])" office:value-type="string" office:string-value="  spwi517, null,  null, 9 =&gt; spwi517 // Contact Other Plane" calcext:value-type="string">
            <text:p><text:s text:c="2"/>spwi517, null, <text:s/>null, 9 =&gt; spwi517 // Contact Other Plane</text:p>
          </table:table-cell>
        </table:table-row>
        <table:table-row table:style-name="ro3">
          <table:table-cell table:formula="of:=CONCATENATE(&quot;  &quot;;[$spell.$A64];&quot;, &quot;;[$spell.$B64];&quot;, &quot;;[$spell.$C64];&quot;, &quot;;[$spell.$D64];&quot; =&gt; &quot;;[$spell.$A64];&quot; // &quot;;[$spell.$E64])" office:value-type="string" office:string-value="  spwi599, null,  null, 9 =&gt; spwi599 // Animate Dead" calcext:value-type="string">
            <text:p><text:s text:c="2"/>spwi599, null, <text:s/>null, 9 =&gt; spwi599 // Animate Dead</text:p>
          </table:table-cell>
        </table:table-row>
        <table:table-row table:style-name="ro3">
          <table:table-cell table:formula="of:=CONCATENATE(&quot;  &quot;;[$spell.$A65];&quot;, &quot;;[$spell.$B65];&quot;, &quot;;[$spell.$C65];&quot;, &quot;;[$spell.$D65];&quot; =&gt; &quot;;[$spell.$A65];&quot; // &quot;;[$spell.$E65])" office:value-type="string" office:string-value="  spwi605, null, null, 6 =&gt; spwi605 // Death Spell" calcext:value-type="string">
            <text:p><text:s text:c="2"/>spwi605, null, null, 6 =&gt; spwi605 // Death Spell</text:p>
          </table:table-cell>
        </table:table-row>
        <table:table-row table:style-name="ro3">
          <table:table-cell table:formula="of:=CONCATENATE(&quot;  &quot;;[$spell.$A66];&quot;, &quot;;[$spell.$B66];&quot;, &quot;;[$spell.$C66];&quot;, &quot;;[$spell.$D66];&quot; =&gt; &quot;;[$spell.$A66];&quot; // &quot;;[$spell.$E66])" office:value-type="string" office:string-value="  spwi606, null, null, 6 =&gt; spwi606 // Disintegrate" calcext:value-type="string">
            <text:p><text:s text:c="2"/>spwi606, null, null, 6 =&gt; spwi606 // Disintegrate</text:p>
          </table:table-cell>
        </table:table-row>
        <table:table-row table:style-name="ro3">
          <table:table-cell table:formula="of:=CONCATENATE(&quot;  &quot;;[$spell.$A67];&quot;, &quot;;[$spell.$B67];&quot;, &quot;;[$spell.$C67];&quot;, &quot;;[$spell.$D67];&quot; =&gt; &quot;;[$spell.$A67];&quot; // &quot;;[$spell.$E67])" office:value-type="string" office:string-value="  spwi608, null,  null, 9 =&gt; spwi608 // Globe of Invulnerability" calcext:value-type="string">
            <text:p><text:s text:c="2"/>spwi608, null, <text:s/>null, 9 =&gt; spwi608 // Globe of Invulnerability</text:p>
          </table:table-cell>
        </table:table-row>
        <table:table-row table:style-name="ro3">
          <table:table-cell table:formula="of:=CONCATENATE(&quot;  &quot;;[$spell.$A68];&quot;, &quot;;[$spell.$B68];&quot;, &quot;;[$spell.$C68];&quot;, &quot;;[$spell.$D68];&quot; =&gt; &quot;;[$spell.$A68];&quot; // &quot;;[$spell.$E68])" office:value-type="string" office:string-value="  spwi609, null,  null, 9 =&gt; spwi609 // Invisible Stalker" calcext:value-type="string">
            <text:p><text:s text:c="2"/>spwi609, null, <text:s/>null, 9 =&gt; spwi609 // Invisible Stalker</text:p>
          </table:table-cell>
        </table:table-row>
        <table:table-row table:style-name="ro3">
          <table:table-cell table:formula="of:=CONCATENATE(&quot;  &quot;;[$spell.$A69];&quot;, &quot;;[$spell.$B69];&quot;, &quot;;[$spell.$C69];&quot;, &quot;;[$spell.$D69];&quot; =&gt; &quot;;[$spell.$A69];&quot; // &quot;;[$spell.$E69])" office:value-type="string" office:string-value="  spwi617, null, 2, null =&gt; spwi617 // Power Word Silence" calcext:value-type="string">
            <text:p><text:s text:c="2"/>spwi617, null, 2, null =&gt; spwi617 // Power Word Silence</text:p>
          </table:table-cell>
        </table:table-row>
        <table:table-row table:style-name="ro3">
          <table:table-cell table:formula="of:=CONCATENATE(&quot;  &quot;;[$spell.$A70];&quot;, &quot;;[$spell.$B70];&quot;, &quot;;[$spell.$C70];&quot;, &quot;;[$spell.$D70];&quot; =&gt; &quot;;[$spell.$A70];&quot; // &quot;;[$spell.$E70])" office:value-type="string" office:string-value="  spwi704, null, 6, null =&gt; spwi704 // Mordenkainen's Sword" calcext:value-type="string">
            <text:p><text:s text:c="2"/>spwi704, null, 6, null =&gt; spwi704 // Mordenkainen's Sword</text:p>
          </table:table-cell>
        </table:table-row>
        <table:table-row table:style-name="ro3">
          <table:table-cell table:formula="of:=CONCATENATE(&quot;  &quot;;[$spell.$A71];&quot;, &quot;;[$spell.$B71];&quot;, &quot;;[$spell.$C71];&quot;, &quot;;[$spell.$D71];&quot; =&gt; &quot;;[$spell.$A71];&quot; // &quot;;[$spell.$E71])" office:value-type="string" office:string-value="  spwi804, null,  null, 9 =&gt; spwi804 // Mind Blank" calcext:value-type="string">
            <text:p><text:s text:c="2"/>spwi804, null, <text:s/>null, 9 =&gt; spwi804 // Mind Blank</text:p>
          </table:table-cell>
        </table:table-row>
        <table:table-row table:style-name="ro3" table:number-rows-repeated="528">
          <table:table-cell/>
        </table:table-row>
        <table:table-row table:style-name="ro3">
          <table:table-cell table:style-name="ce48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8:24:55.7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6T14:29:35.975000000</dc:date>
    <meta:editing-duration>P1DT16H26M54S</meta:editing-duration>
    <meta:editing-cycles>62</meta:editing-cycles>
    <meta:generator>LibreOffice/7.2.1.2$Windows_X86_64 LibreOffice_project/87b77fad49947c1441b67c559c339af8f3517e22</meta:generator>
    <meta:document-statistic meta:table-count="6" meta:cell-count="8899" meta:object-count="0"/>
  </office:meta>
</office:document-meta>
</file>